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4.828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3.32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7"/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PROB 1</text:p>
          </table:table-cell>
          <table:table-cell table:number-columns-repeated="17"/>
        </table:table-row>
        <table:table-row table:style-name="ro1">
          <table:table-cell table:number-columns-repeated="4"/>
          <table:table-cell>
            <draw:frame table:end-cell-address="Hoja1.J17" table:end-x="1.827cm" table:end-y="0.366cm" draw:z-index="0" draw:style-name="gr1" svg:width="13.376cm" svg:height="6.689cm" svg:x="2.21cm" svg:y="0.03cm">
              <draw:object draw:notify-on-update-of-ranges="Hoja1.A4:Hoja1.A10 Hoja1.B3:Hoja1.B3 Hoja1.B4:Hoja1.B10 Hoja1.C3:Hoja1.C3 Hoja1.C4:Hoja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string">
            <text:p>Any</text:p>
          </table:table-cell>
          <table:table-cell office:value-type="string">
            <text:p>nombre restaurants</text:p>
          </table:table-cell>
          <table:table-cell office:value-type="string">
            <text:p>nombre estimat</text:p>
          </table:table-cell>
          <table:table-cell table:number-columns-repeated="15"/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float" office:value="8">
            <text:p>8</text:p>
          </table:table-cell>
          <table:table-cell table:number-columns-repeated="15"/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float" office:value="16">
            <text:p>16</text:p>
          </table:table-cell>
          <table:table-cell table:number-columns-repeated="15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15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  <table:table-cell table:number-columns-repeated="15"/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float" office:value="280">
            <text:p>280</text:p>
          </table:table-cell>
          <table:table-cell table:number-columns-repeated="15"/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float" office:value="586">
            <text:p>586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1</text:p>
          </table:table-cell>
          <table:table-cell office:value-type="string">
            <text:p>nombre de restaurants de la franquicia</text:p>
          </table:table-cell>
          <table:table-cell table:number-columns-repeated="16"/>
        </table:table-row>
        <table:table-row table:style-name="ro1">
          <table:table-cell office:value-type="string">
            <text:p>Variable 2</text:p>
          </table:table-cell>
          <table:table-cell office:value-type="string">
            <text:p>nombre esperat de restaurants de la franquicia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>
            <text:p>PROB 2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5">
            <text:p>5</text:p>
          </table:table-cell>
          <table:table-cell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D26:.D41];[.E26:.E41])/[.E42]" office:value-type="float" office:value="13.1">
            <text:p>13,1</text:p>
          </table:table-cell>
          <table:table-cell/>
          <table:table-cell table:formula="of:=AVERAGE([.A24:.A42])" office:value-type="float" office:value="12.4736842105263">
            <text:p>12,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26]" office:value-type="float" office:value="1">
            <text:p>1</text:p>
          </table:table-cell>
          <table:table-cell table:formula="of:=[.E26]/[.$E$42]" office:value-type="float" office:value="0.05">
            <text:p>0,05</text:p>
          </table:table-cell>
          <table:table-cell table:formula="of:=[.F26]/[.$E$42]" office:value-type="float" office:value="0.05">
            <text:p>0,05</text:p>
          </table:table-cell>
          <table:table-cell table:number-columns-repeated="2"/>
          <table:table-cell office:value-type="string">
            <text:p>mediana</text:p>
          </table:table-cell>
          <table:table-cell office:value-type="float" office:value="12">
            <text:p>12</text:p>
          </table:table-cell>
          <table:table-cell/>
          <table:table-cell table:formula="of:=MEDIAN([.A24:.A4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7]+[.F26]" office:value-type="float" office:value="2">
            <text:p>2</text:p>
          </table:table-cell>
          <table:table-cell table:formula="of:=[.E27]/[.$E$42]" office:value-type="float" office:value="0.05">
            <text:p>0,05</text:p>
          </table:table-cell>
          <table:table-cell table:formula="of:=[.F27]/[.$E$42]" office:value-type="float" office:value="0.1">
            <text:p>0,1</text:p>
          </table:table-cell>
          <table:table-cell table:number-columns-repeated="2"/>
          <table:table-cell office:value-type="string">
            <text:p>moda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28]+[.F27]" office:value-type="float" office:value="3">
            <text:p>3</text:p>
          </table:table-cell>
          <table:table-cell table:formula="of:=[.E28]/[.$E$42]" office:value-type="float" office:value="0.05">
            <text:p>0,05</text:p>
          </table:table-cell>
          <table:table-cell table:formula="of:=[.F28]/[.$E$42]" office:value-type="float" office:value="0.15">
            <text:p>0,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E29]+[.F28]" office:value-type="float" office:value="6">
            <text:p>6</text:p>
          </table:table-cell>
          <table:table-cell table:formula="of:=[.E29]/[.$E$42]" office:value-type="float" office:value="0.15">
            <text:p>0,15</text:p>
          </table:table-cell>
          <table:table-cell table:formula="of:=[.F29]/[.$E$42]" office:value-type="float" office:value="0.3">
            <text:p>0,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0]+[.F29]" office:value-type="float" office:value="7">
            <text:p>7</text:p>
          </table:table-cell>
          <table:table-cell table:formula="of:=[.E30]/[.$E$42]" office:value-type="float" office:value="0.05">
            <text:p>0,05</text:p>
          </table:table-cell>
          <table:table-cell table:formula="of:=[.F30]/[.$E$42]" office:value-type="float" office:value="0.35">
            <text:p>0,3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E31]+[.F30]" office:value-type="float" office:value="8">
            <text:p>8</text:p>
          </table:table-cell>
          <table:table-cell table:formula="of:=[.E31]/[.$E$42]" office:value-type="float" office:value="0.05">
            <text:p>0,05</text:p>
          </table:table-cell>
          <table:table-cell table:formula="of:=[.F31]/[.$E$42]" office:value-type="float" office:value="0.4">
            <text:p>0,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E32]+[.F31]" office:value-type="float" office:value="10">
            <text:p>10</text:p>
          </table:table-cell>
          <table:table-cell table:formula="of:=[.E32]/[.$E$42]" office:value-type="float" office:value="0.1">
            <text:p>0,1</text:p>
          </table:table-cell>
          <table:table-cell table:formula="of:=[.F32]/[.$E$42]" office:value-type="float" office:value="0.5">
            <text:p>0,5</text:p>
          </table:table-cell>
          <table:table-cell office:value-type="string">
            <text:p>MEDIANA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E33]+[.F32]" office:value-type="float" office:value="11">
            <text:p>11</text:p>
          </table:table-cell>
          <table:table-cell table:formula="of:=[.E33]/[.$E$42]" office:value-type="float" office:value="0.05">
            <text:p>0,05</text:p>
          </table:table-cell>
          <table:table-cell table:formula="of:=[.F33]/[.$E$42]" office:value-type="float" office:value="0.55">
            <text:p>0,5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E34]+[.F33]" office:value-type="float" office:value="13">
            <text:p>13</text:p>
          </table:table-cell>
          <table:table-cell table:formula="of:=[.E34]/[.$E$42]" office:value-type="float" office:value="0.1">
            <text:p>0,1</text:p>
          </table:table-cell>
          <table:table-cell table:formula="of:=[.F34]/[.$E$42]" office:value-type="float" office:value="0.65">
            <text:p>0,6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35]+[.F34]" office:value-type="float" office:value="14">
            <text:p>14</text:p>
          </table:table-cell>
          <table:table-cell table:formula="of:=[.E35]/[.$E$42]" office:value-type="float" office:value="0.05">
            <text:p>0,05</text:p>
          </table:table-cell>
          <table:table-cell table:formula="of:=[.F35]/[.$E$42]" office:value-type="float" office:value="0.7">
            <text:p>0,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36]+[.F35]" office:value-type="float" office:value="15">
            <text:p>15</text:p>
          </table:table-cell>
          <table:table-cell table:formula="of:=[.E36]/[.$E$42]" office:value-type="float" office:value="0.05">
            <text:p>0,05</text:p>
          </table:table-cell>
          <table:table-cell table:formula="of:=[.F36]/[.$E$42]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5">
            <text:p>15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E37]+[.F36]" office:value-type="float" office:value="16">
            <text:p>16</text:p>
          </table:table-cell>
          <table:table-cell table:formula="of:=[.E37]/[.$E$42]" office:value-type="float" office:value="0.05">
            <text:p>0,05</text:p>
          </table:table-cell>
          <table:table-cell table:formula="of:=[.F37]/[.$E$42]" office:value-type="float" office:value="0.8">
            <text:p>0,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E38]+[.F37]" office:value-type="float" office:value="17">
            <text:p>17</text:p>
          </table:table-cell>
          <table:table-cell table:formula="of:=[.E38]/[.$E$42]" office:value-type="float" office:value="0.05">
            <text:p>0,05</text:p>
          </table:table-cell>
          <table:table-cell table:formula="of:=[.F38]/[.$E$42]" office:value-type="float" office:value="0.85">
            <text:p>0,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8">
            <text:p>18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E39]+[.F38]" office:value-type="float" office:value="18">
            <text:p>18</text:p>
          </table:table-cell>
          <table:table-cell table:formula="of:=[.E39]/[.$E$42]" office:value-type="float" office:value="0.05">
            <text:p>0,05</text:p>
          </table:table-cell>
          <table:table-cell table:formula="of:=[.F39]/[.$E$42]" office:value-type="float" office:value="0.9">
            <text:p>0,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">
            <text:p>19</text:p>
          </table:table-cell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E40]+[.F39]" office:value-type="float" office:value="19">
            <text:p>19</text:p>
          </table:table-cell>
          <table:table-cell table:formula="of:=[.E40]/[.$E$42]" office:value-type="float" office:value="0.05">
            <text:p>0,05</text:p>
          </table:table-cell>
          <table:table-cell table:formula="of:=[.F40]/[.$E$42]" office:value-type="float" office:value="0.95">
            <text:p>0,9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">
            <text:p>21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E41]+[.F40]" office:value-type="float" office:value="20">
            <text:p>20</text:p>
          </table:table-cell>
          <table:table-cell table:formula="of:=[.E41]/[.$E$42]" office:value-type="float" office:value="0.05">
            <text:p>0,05</text:p>
          </table:table-cell>
          <table:table-cell table:formula="of:=[.F41]/[.$E$42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2"/>
          <table:table-cell table:formula="of:=SUM([.E26:.E41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ROB 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 table:number-columns-repeated="3"/>
          <table:table-cell office:value-type="string">
            <text:p>mitjana</text:p>
          </table:table-cell>
          <table:table-cell table:formula="of:=SUMPRODUCT([.C48:.C51];[.D48:.D51])/[.D52]" office:value-type="float" office:value="18.8571428571429">
            <text:p>18,8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A48]+[.B48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48]" office:value-type="float" office:value="50">
            <text:p>50</text:p>
          </table:table-cell>
          <table:table-cell table:formula="of:=[.D48]/[.$D$52]" office:value-type="float" office:value="0.142857142857143">
            <text:p>0,14</text:p>
          </table:table-cell>
          <table:table-cell table:formula="of:=[.E48]/[.$D$52]" office:value-type="float" office:value="0.142857142857143">
            <text:p>0,14</text:p>
          </table:table-cell>
          <table:table-cell table:number-columns-repeated="3"/>
          <table:table-cell office:value-type="string">
            <text:p>mediana </text:p>
          </table:table-cell>
          <table:table-cell table:formula="of:=[.A49]+([.B49]-[.A49])*(0.5*[.D52]-[.E48])/[.D49]" office:value-type="float" office:value="17.5">
            <text:p>17,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9]+[.B49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49]+[.E48]" office:value-type="float" office:value="200">
            <text:p>200</text:p>
          </table:table-cell>
          <table:table-cell table:formula="of:=[.D49]/[.$D$52]" office:value-type="float" office:value="0.428571428571429">
            <text:p>0,43</text:p>
          </table:table-cell>
          <table:table-cell table:formula="of:=[.E49]/[.$D$52]" office:value-type="float" office:value="0.571428571428571">
            <text:p>0,57</text:p>
          </table:table-cell>
          <table:table-cell office:value-type="string">
            <text:p>MEDIANA</text:p>
          </table:table-cell>
          <table:table-cell table:number-columns-repeated="2"/>
          <table:table-cell office:value-type="string">
            <text:p>moda</text:p>
          </table:table-cell>
          <table:table-cell table:formula="of:=[.C49]" office:value-type="float" office:value="14.5">
            <text:p>14,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([.A50]+[.B50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50]+[.E49]" office:value-type="float" office:value="300">
            <text:p>300</text:p>
          </table:table-cell>
          <table:table-cell table:formula="of:=[.D50]/[.$D$52]" office:value-type="float" office:value="0.285714285714286">
            <text:p>0,29</text:p>
          </table:table-cell>
          <table:table-cell table:formula="of:=[.E50]/[.$D$52]" office:value-type="float" office:value="0.857142857142857">
            <text:p>0,86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([.A51]+[.B51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51]+[.E50]" office:value-type="float" office:value="350">
            <text:p>350</text:p>
          </table:table-cell>
          <table:table-cell table:formula="of:=[.D51]/[.$D$52]" office:value-type="float" office:value="0.142857142857143">
            <text:p>0,14</text:p>
          </table:table-cell>
          <table:table-cell table:formula="of:=[.E51]/[.$D$52]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48:.D51])" office:value-type="float" office:value="350">
            <text:p>350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 table:number-columns-repeated="3"/>
          <table:table-cell office:value-type="string">
            <text:p>mitjana</text:p>
          </table:table-cell>
          <table:table-cell table:formula="of:=SUMPRODUCT([.C58:.C61];[.D58:.D61])/[.D62]" office:value-type="float" office:value="18.8571428571429">
            <text:p>18,86</text:p>
          </table:table-cell>
          <table:table-cell table:number-columns-repeated="6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9.5">
            <text:p>9,5</text:p>
          </table:table-cell>
          <table:table-cell table:formula="of:=([.A58]+[.B58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58]" office:value-type="float" office:value="50">
            <text:p>50</text:p>
          </table:table-cell>
          <table:table-cell table:formula="of:=[.D58]/[.$D$62]" office:value-type="float" office:value="0.142857142857143">
            <text:p>0,14</text:p>
          </table:table-cell>
          <table:table-cell table:formula="of:=[.E58]/[.$D$62]" office:value-type="float" office:value="0.142857142857143">
            <text:p>0,14</text:p>
          </table:table-cell>
          <table:table-cell table:number-columns-repeated="3"/>
          <table:table-cell office:value-type="string">
            <text:p>mediana </text:p>
          </table:table-cell>
          <table:table-cell table:formula="of:=[.A59]+([.B59]-[.A59])*(0.5*[.D62]-[.E58])/[.D59]" office:value-type="float" office:value="17.8333333333333">
            <text:p>17,83</text:p>
          </table:table-cell>
          <table:table-cell table:number-columns-repeated="6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9.5">
            <text:p>19,5</text:p>
          </table:table-cell>
          <table:table-cell table:formula="of:=([.A59]+[.B59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59]+[.E58]" office:value-type="float" office:value="200">
            <text:p>200</text:p>
          </table:table-cell>
          <table:table-cell table:formula="of:=[.D59]/[.$D$62]" office:value-type="float" office:value="0.428571428571429">
            <text:p>0,43</text:p>
          </table:table-cell>
          <table:table-cell table:formula="of:=[.E59]/[.$D$62]" office:value-type="float" office:value="0.571428571428571">
            <text:p>0,57</text:p>
          </table:table-cell>
          <table:table-cell office:value-type="string">
            <text:p>MEDIANA</text:p>
          </table:table-cell>
          <table:table-cell table:number-columns-repeated="2"/>
          <table:table-cell office:value-type="string">
            <text:p>moda</text:p>
          </table:table-cell>
          <table:table-cell table:formula="of:=[.C59]" office:value-type="float" office:value="14.5">
            <text:p>14,5</text:p>
          </table:table-cell>
          <table:table-cell table:number-columns-repeated="6"/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29.5">
            <text:p>29,5</text:p>
          </table:table-cell>
          <table:table-cell table:formula="of:=([.A60]+[.B60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60]+[.E59]" office:value-type="float" office:value="300">
            <text:p>300</text:p>
          </table:table-cell>
          <table:table-cell table:formula="of:=[.D60]/[.$D$62]" office:value-type="float" office:value="0.285714285714286">
            <text:p>0,29</text:p>
          </table:table-cell>
          <table:table-cell table:formula="of:=[.E60]/[.$D$62]" office:value-type="float" office:value="0.857142857142857">
            <text:p>0,86</text:p>
          </table:table-cell>
          <table:table-cell table:number-columns-repeated="11"/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40.5">
            <text:p>40,5</text:p>
          </table:table-cell>
          <table:table-cell table:formula="of:=([.A61]+[.B61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61]+[.E60]" office:value-type="float" office:value="350">
            <text:p>350</text:p>
          </table:table-cell>
          <table:table-cell table:formula="of:=[.D61]/[.$D$62]" office:value-type="float" office:value="0.142857142857143">
            <text:p>0,14</text:p>
          </table:table-cell>
          <table:table-cell table:formula="of:=[.E61]/[.$D$62]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58:.D61])" office:value-type="float" office:value="350">
            <text:p>35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ROB 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esultats lleugerament diferents per a la mediana perquè l'agrupació en intervals és diferent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nombre d'unitats venudes de cada llibr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/>
          <table:table-cell office:value-type="string">
            <text:p>frel*(x-mitja)^2</text:p>
          </table:table-cell>
          <table:table-cell/>
          <table:table-cell office:value-type="string">
            <text:p>mitjana</text:p>
          </table:table-cell>
          <table:table-cell table:formula="of:=SUMPRODUCT([.C74:.C78];[.D74:.D78])/[.D79]" office:value-type="float" office:value="26724.5625">
            <text:p>26724,5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74]+[.B74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74]" office:value-type="float" office:value="500">
            <text:p>500</text:p>
          </table:table-cell>
          <table:table-cell table:formula="of:=[.D74]/[.$D$79]" office:value-type="float" office:value="0.125">
            <text:p>0,13</text:p>
          </table:table-cell>
          <table:table-cell table:formula="of:=[.E74]/[.$D$79]" office:value-type="float" office:value="0.125">
            <text:p>0,13</text:p>
          </table:table-cell>
          <table:table-cell/>
          <table:table-cell table:formula="of:=[.F74]*([.C74]-[.$L$73])^2" office:value-type="float" office:value="85969237.8911133">
            <text:p>85969237,89</text:p>
          </table:table-cell>
          <table:table-cell/>
          <table:table-cell office:value-type="string">
            <text:p>desv tip</text:p>
          </table:table-cell>
          <table:table-cell table:formula="of:=SQRT([.I79])" office:value-type="float" office:value="23610.4936289427">
            <text:p>23610,49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75]+[.B75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75]+[.E74]" office:value-type="float" office:value="1300">
            <text:p>1300</text:p>
          </table:table-cell>
          <table:table-cell table:formula="of:=[.D75]/[.$D$79]" office:value-type="float" office:value="0.2">
            <text:p>0,2</text:p>
          </table:table-cell>
          <table:table-cell table:formula="of:=[.E75]/[.$D$79]" office:value-type="float" office:value="0.325">
            <text:p>0,33</text:p>
          </table:table-cell>
          <table:table-cell/>
          <table:table-cell table:formula="of:=[.F75]*([.C75]-[.$L$73])^2" office:value-type="float" office:value="112575718.125781">
            <text:p>112575718,13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76]+[.B76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76]+[.E75]" office:value-type="float" office:value="2000">
            <text:p>2000</text:p>
          </table:table-cell>
          <table:table-cell table:formula="of:=[.D76]/[.$D$79]" office:value-type="float" office:value="0.175">
            <text:p>0,18</text:p>
          </table:table-cell>
          <table:table-cell table:formula="of:=[.E76]/[.$D$79]" office:value-type="float" office:value="0.5">
            <text:p>0,5</text:p>
          </table:table-cell>
          <table:table-cell/>
          <table:table-cell table:formula="of:=[.F76]*([.C76]-[.$L$73])^2" office:value-type="float" office:value="24058490.8600586">
            <text:p>24058490,86</text:p>
          </table:table-cell>
          <table:table-cell table:number-columns-repeated="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77]+[.B77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77]+[.E76]" office:value-type="float" office:value="3500">
            <text:p>3500</text:p>
          </table:table-cell>
          <table:table-cell table:formula="of:=[.D77]/[.$D$79]" office:value-type="float" office:value="0.375">
            <text:p>0,38</text:p>
          </table:table-cell>
          <table:table-cell table:formula="of:=[.E77]/[.$D$79]" office:value-type="float" office:value="0.875">
            <text:p>0,88</text:p>
          </table:table-cell>
          <table:table-cell/>
          <table:table-cell table:formula="of:=[.F77]*([.C77]-[.$L$73])^2" office:value-type="float" office:value="43537229.2983398">
            <text:p>43537229,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formula="of:=([.A78]+[.B78])/2" office:value-type="float" office:value="75000">
            <text:p>75000</text:p>
          </table:table-cell>
          <table:table-cell office:value-type="float" office:value="500">
            <text:p>500</text:p>
          </table:table-cell>
          <table:table-cell table:formula="of:=[.D78]+[.E77]" office:value-type="float" office:value="4000">
            <text:p>4000</text:p>
          </table:table-cell>
          <table:table-cell table:formula="of:=[.D78]/[.$D$79]" office:value-type="float" office:value="0.125">
            <text:p>0,13</text:p>
          </table:table-cell>
          <table:table-cell table:formula="of:=[.E78]/[.$D$79]" office:value-type="float" office:value="1">
            <text:p>1</text:p>
          </table:table-cell>
          <table:table-cell/>
          <table:table-cell table:formula="of:=[.F78]*([.C78]-[.$L$73])^2" office:value-type="float" office:value="291314733.227051">
            <text:p>291314733,2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74:.D78])" office:value-type="float" office:value="4000">
            <text:p>4000</text:p>
          </table:table-cell>
          <table:table-cell table:number-columns-repeated="3"/>
          <table:table-cell office:value-type="string">
            <text:p>variància</text:p>
          </table:table-cell>
          <table:table-cell table:formula="of:=SUM([.I74:.I78])" office:value-type="float" office:value="557455409.402344">
            <text:p>557455409,4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/>
          <table:table-cell office:value-type="string">
            <text:p>frel*(x-mitja)^2</text:p>
          </table:table-cell>
          <table:table-cell/>
          <table:table-cell office:value-type="string">
            <text:p>mitjana</text:p>
          </table:table-cell>
          <table:table-cell table:formula="of:=SUMPRODUCT([.C85:.C89];[.D85:.D89])/[.D90]" office:value-type="float" office:value="82974.5625">
            <text:p>82974,5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85]+[.B85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85]" office:value-type="float" office:value="500">
            <text:p>500</text:p>
          </table:table-cell>
          <table:table-cell table:formula="of:=[.D85]/[.$D$79]" office:value-type="float" office:value="0.125">
            <text:p>0,13</text:p>
          </table:table-cell>
          <table:table-cell table:formula="of:=[.E85]/[.$D$79]" office:value-type="float" office:value="0.125">
            <text:p>0,13</text:p>
          </table:table-cell>
          <table:table-cell/>
          <table:table-cell table:formula="of:=[.F85]*([.C85]-[.$L$84])^2" office:value-type="float" office:value="850266991.797363">
            <text:p>850266991,8</text:p>
          </table:table-cell>
          <table:table-cell/>
          <table:table-cell office:value-type="string">
            <text:p>desv tip</text:p>
          </table:table-cell>
          <table:table-cell table:formula="of:=SQRT([.I90])" office:value-type="float" office:value="167740.512781356">
            <text:p>167740,5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86]+[.B86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86]+[.E85]" office:value-type="float" office:value="1300">
            <text:p>1300</text:p>
          </table:table-cell>
          <table:table-cell table:formula="of:=[.D86]/[.$D$79]" office:value-type="float" office:value="0.2">
            <text:p>0,2</text:p>
          </table:table-cell>
          <table:table-cell table:formula="of:=[.E86]/[.$D$79]" office:value-type="float" office:value="0.325">
            <text:p>0,33</text:p>
          </table:table-cell>
          <table:table-cell/>
          <table:table-cell table:style-name="ce6" table:formula="of:=[.F86]*([.C86]-[.$L$84])^2" office:value-type="float" office:value="1279202124.37578">
            <text:p>1279202124,375780000000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87]+[.B87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87]+[.E86]" office:value-type="float" office:value="2000">
            <text:p>2000</text:p>
          </table:table-cell>
          <table:table-cell table:formula="of:=[.D87]/[.$D$79]" office:value-type="float" office:value="0.175">
            <text:p>0,18</text:p>
          </table:table-cell>
          <table:table-cell table:formula="of:=[.E87]/[.$D$79]" office:value-type="float" office:value="0.5">
            <text:p>0,5</text:p>
          </table:table-cell>
          <table:table-cell/>
          <table:table-cell table:formula="of:=[.F87]*([.C87]-[.$L$84])^2" office:value-type="float" office:value="808606596.328809">
            <text:p>808606596,33</text:p>
          </table:table-cell>
          <table:table-cell table:number-columns-repeated="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88]+[.B88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88]+[.E87]" office:value-type="float" office:value="3500">
            <text:p>3500</text:p>
          </table:table-cell>
          <table:table-cell table:formula="of:=[.D88]/[.$D$79]" office:value-type="float" office:value="0.375">
            <text:p>0,38</text:p>
          </table:table-cell>
          <table:table-cell table:formula="of:=[.E88]/[.$D$79]" office:value-type="float" office:value="0.875">
            <text:p>0,88</text:p>
          </table:table-cell>
          <table:table-cell/>
          <table:table-cell table:formula="of:=[.F88]*([.C88]-[.$L$84])^2" office:value-type="float" office:value="775492991.01709">
            <text:p>775492991,0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0">
            <text:p>1000000</text:p>
          </table:table-cell>
          <table:table-cell table:formula="of:=([.A89]+[.B89])/2" office:value-type="float" office:value="525000">
            <text:p>525000</text:p>
          </table:table-cell>
          <table:table-cell office:value-type="float" office:value="500">
            <text:p>500</text:p>
          </table:table-cell>
          <table:table-cell table:formula="of:=[.D89]+[.E88]" office:value-type="float" office:value="4000">
            <text:p>4000</text:p>
          </table:table-cell>
          <table:table-cell table:formula="of:=[.D89]/[.$D$79]" office:value-type="float" office:value="0.125">
            <text:p>0,13</text:p>
          </table:table-cell>
          <table:table-cell table:formula="of:=[.E89]/[.$D$79]" office:value-type="float" office:value="1">
            <text:p>1</text:p>
          </table:table-cell>
          <table:table-cell/>
          <table:table-cell table:formula="of:=[.F89]*([.C89]-[.$L$84])^2" office:value-type="float" office:value="24423310924.6333">
            <text:p>24423310924,6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85:.D89])" office:value-type="float" office:value="4000">
            <text:p>4000</text:p>
          </table:table-cell>
          <table:table-cell table:number-columns-repeated="3"/>
          <table:table-cell office:value-type="string">
            <text:p>variància</text:p>
          </table:table-cell>
          <table:table-cell table:formula="of:=SUM([.I85:.I89])" office:value-type="float" office:value="28136879628.1523">
            <text:p>28136879628,15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nota prova selecció aspirant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100]" office:value-type="float" office:value="1">
            <text:p>1</text:p>
          </table:table-cell>
          <table:table-cell table:formula="of:=[.E100]/[.$E$110]" office:value-type="float" office:value="0.02">
            <text:p>0,02</text:p>
          </table:table-cell>
          <table:table-cell table:formula="of:=[.F100]/[.$E$110]" office:value-type="float" office:value="0.02">
            <text:p>0,0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E101]+[.F100]" office:value-type="float" office:value="3">
            <text:p>3</text:p>
          </table:table-cell>
          <table:table-cell table:formula="of:=[.E101]/[.$E$110]" office:value-type="float" office:value="0.04">
            <text:p>0,04</text:p>
          </table:table-cell>
          <table:table-cell table:formula="of:=[.F101]/[.$E$110]" office:value-type="float" office:value="0.06">
            <text:p>0,0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02]+[.F101]" office:value-type="float" office:value="5">
            <text:p>5</text:p>
          </table:table-cell>
          <table:table-cell table:formula="of:=[.E102]/[.$E$110]" office:value-type="float" office:value="0.04">
            <text:p>0,04</text:p>
          </table:table-cell>
          <table:table-cell table:formula="of:=[.F102]/[.$E$110]"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E103]+[.F102]" office:value-type="float" office:value="12">
            <text:p>12</text:p>
          </table:table-cell>
          <table:table-cell table:formula="of:=[.E103]/[.$E$110]" office:value-type="float" office:value="0.14">
            <text:p>0,14</text:p>
          </table:table-cell>
          <table:table-cell table:formula="of:=[.F103]/[.$E$110]" office:value-type="float" office:value="0.24">
            <text:p>0,2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E104]+[.F103]" office:value-type="float" office:value="19">
            <text:p>19</text:p>
          </table:table-cell>
          <table:table-cell table:formula="of:=[.E104]/[.$E$110]" office:value-type="float" office:value="0.14">
            <text:p>0,14</text:p>
          </table:table-cell>
          <table:table-cell table:formula="of:=[.F104]/[.$E$110]" office:value-type="float" office:value="0.38">
            <text:p>0,38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E105]+[.F104]" office:value-type="float" office:value="33">
            <text:p>33</text:p>
          </table:table-cell>
          <table:table-cell table:formula="of:=[.E105]/[.$E$110]" office:value-type="float" office:value="0.28">
            <text:p>0,28</text:p>
          </table:table-cell>
          <table:table-cell table:formula="of:=[.F105]/[.$E$110]" office:value-type="float" office:value="0.66">
            <text:p>0,66</text:p>
          </table:table-cell>
          <table:table-cell/>
          <table:table-cell office:value-type="string">
            <text:p>Millors 20%</text:p>
          </table:table-cell>
          <table:table-cell office:value-type="string">
            <text:p>Nota mínima=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E106]+[.F105]" office:value-type="float" office:value="42">
            <text:p>42</text:p>
          </table:table-cell>
          <table:table-cell table:formula="of:=[.E106]/[.$E$110]" office:value-type="float" office:value="0.18">
            <text:p>0,18</text:p>
          </table:table-cell>
          <table:table-cell table:formula="of:=[.F106]/[.$E$110]" office:value-type="float" office:value="0.84">
            <text:p>0,84</text:p>
          </table:table-cell>
          <table:table-cell table:number-columns-repeated="2"/>
          <table:table-cell table:formula="of:=SUM([.E106:.E109])/[.E110]" office:value-type="float" office:value="0.34">
            <text:p>0,34</text:p>
          </table:table-cell>
          <table:table-cell office:value-type="string">
            <text:p>(34%)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07]+[.F106]" office:value-type="float" office:value="47">
            <text:p>47</text:p>
          </table:table-cell>
          <table:table-cell table:formula="of:=[.E107]/[.$E$110]" office:value-type="float" office:value="0.1">
            <text:p>0,1</text:p>
          </table:table-cell>
          <table:table-cell table:formula="of:=[.F107]/[.$E$110]" office:value-type="float" office:value="0.94">
            <text:p>0,9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E108]+[.F107]" office:value-type="float" office:value="49">
            <text:p>49</text:p>
          </table:table-cell>
          <table:table-cell table:formula="of:=[.E108]/[.$E$110]" office:value-type="float" office:value="0.04">
            <text:p>0,04</text:p>
          </table:table-cell>
          <table:table-cell table:formula="of:=[.F108]/[.$E$110]" office:value-type="float" office:value="0.98">
            <text:p>0,9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109]+[.F108]" office:value-type="float" office:value="50">
            <text:p>50</text:p>
          </table:table-cell>
          <table:table-cell table:formula="of:=[.E109]/[.$E$110]" office:value-type="float" office:value="0.02">
            <text:p>0,02</text:p>
          </table:table-cell>
          <table:table-cell table:formula="of:=[.F109]/[.$E$110]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SUM([.E100:.E109])"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>
            <draw:frame table:end-cell-address="Hoja1.I131" table:end-x="1.31cm" table:end-y="0.227cm" draw:z-index="1" draw:style-name="gr1" svg:width="11.559cm" svg:height="8.227cm" svg:x="1.105cm" svg:y="0.047cm">
              <draw:object draw:notify-on-update-of-ranges="Hoja1.D100:Hoja1.D109 Hoja1.E99:Hoja1.E99 Hoja1.E100:Hoja1.E10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alçada alumnes (cm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62">
            <text:p>162</text:p>
          </table:table-cell>
          <table:table-cell table:number-columns-repeated="1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/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formula="of:=[.E157]" office:value-type="float" office:value="1">
            <text:p>1</text:p>
          </table:table-cell>
          <table:table-cell table:formula="of:=[.E157]/[.$E$169]" office:value-type="float" office:value="0.05">
            <text:p>0,05</text:p>
          </table:table-cell>
          <table:table-cell table:style-name="ce3" table:formula="of:=[.F157]/[.$E$169]" office:value-type="float" office:value="0.05">
            <text:p>0,05</text:p>
          </table:table-cell>
          <table:table-cell/>
          <table:table-cell office:value-type="string">
            <text:p>Moda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formula="of:=[.E158]+[.F157]" office:value-type="float" office:value="3">
            <text:p>3</text:p>
          </table:table-cell>
          <table:table-cell table:formula="of:=[.E158]/[.$E$169]" office:value-type="float" office:value="0.1">
            <text:p>0,1</text:p>
          </table:table-cell>
          <table:table-cell table:style-name="ce3" table:formula="of:=[.F158]/[.$E$169]" office:value-type="float" office:value="0.15">
            <text:p>0,15</text:p>
          </table:table-cell>
          <table:table-cell/>
          <table:table-cell office:value-type="string">
            <text:p>Mediana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66">
            <text:p>166</text:p>
          </table:table-cell>
          <table:table-cell/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table:formula="of:=[.E159]+[.F158]" office:value-type="float" office:value="6">
            <text:p>6</text:p>
          </table:table-cell>
          <table:table-cell table:formula="of:=[.E159]/[.$E$169]" office:value-type="float" office:value="0.15">
            <text:p>0,15</text:p>
          </table:table-cell>
          <table:table-cell table:style-name="ce3" table:formula="of:=[.F159]/[.$E$169]" office:value-type="float" office:value="0.3">
            <text:p>0,30</text:p>
          </table:table-cell>
          <table:table-cell/>
          <table:table-cell office:value-type="string">
            <text:p>Mitjana</text:p>
          </table:table-cell>
          <table:table-cell table:formula="of:=SUMPRODUCT([.D157:.D168];[.E157:.E168])/[.E169]" office:value-type="float" office:value="171.1">
            <text:p>171,1</text:p>
          </table:table-cell>
          <table:table-cell table:number-columns-repeated="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/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formula="of:=[.E160]+[.F159]" office:value-type="float" office:value="10">
            <text:p>10</text:p>
          </table:table-cell>
          <table:table-cell table:formula="of:=[.E160]/[.$E$169]" office:value-type="float" office:value="0.2">
            <text:p>0,2</text:p>
          </table:table-cell>
          <table:table-cell table:style-name="ce3" table:formula="of:=[.F160]/[.$E$169]" office:value-type="float" office:value="0.5">
            <text:p>0,50</text:p>
          </table:table-cell>
          <table:table-cell office:value-type="string">
            <text:p>MEDIANA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8">
            <text:p>168</text:p>
          </table:table-cell>
          <table:table-cell/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[.E161]+[.F160]" office:value-type="float" office:value="12">
            <text:p>12</text:p>
          </table:table-cell>
          <table:table-cell table:formula="of:=[.E161]/[.$E$169]" office:value-type="float" office:value="0.1">
            <text:p>0,1</text:p>
          </table:table-cell>
          <table:table-cell table:style-name="ce3" table:formula="of:=[.F161]/[.$E$169]" office:value-type="float" office:value="0.6">
            <text:p>0,60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table:formula="of:=[.E162]+[.F161]" office:value-type="float" office:value="14">
            <text:p>14</text:p>
          </table:table-cell>
          <table:table-cell table:formula="of:=[.E162]/[.$E$169]" office:value-type="float" office:value="0.1">
            <text:p>0,1</text:p>
          </table:table-cell>
          <table:table-cell table:style-name="ce3" table:formula="of:=[.F162]/[.$E$169]" office:value-type="float" office:value="0.7">
            <text:p>0,70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formula="of:=[.E163]+[.F162]" office:value-type="float" office:value="15">
            <text:p>15</text:p>
          </table:table-cell>
          <table:table-cell table:formula="of:=[.E163]/[.$E$169]" office:value-type="float" office:value="0.05">
            <text:p>0,05</text:p>
          </table:table-cell>
          <table:table-cell table:style-name="ce3" table:formula="of:=[.F163]/[.$E$169]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/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formula="of:=[.E164]+[.F163]" office:value-type="float" office:value="16">
            <text:p>16</text:p>
          </table:table-cell>
          <table:table-cell table:formula="of:=[.E164]/[.$E$169]" office:value-type="float" office:value="0.05">
            <text:p>0,05</text:p>
          </table:table-cell>
          <table:table-cell table:style-name="ce3" table:formula="of:=[.F164]/[.$E$169]" office:value-type="float" office:value="0.8">
            <text:p>0,80</text:p>
          </table:table-cell>
          <table:table-cell table:number-columns-repeated="1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/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table:formula="of:=[.E165]+[.F164]" office:value-type="float" office:value="17">
            <text:p>17</text:p>
          </table:table-cell>
          <table:table-cell table:formula="of:=[.E165]/[.$E$169]" office:value-type="float" office:value="0.05">
            <text:p>0,05</text:p>
          </table:table-cell>
          <table:table-cell table:style-name="ce3" table:formula="of:=[.F165]/[.$E$169]" office:value-type="float" office:value="0.85">
            <text:p>0,85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/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E166]+[.F165]" office:value-type="float" office:value="18">
            <text:p>18</text:p>
          </table:table-cell>
          <table:table-cell table:formula="of:=[.E166]/[.$E$169]" office:value-type="float" office:value="0.05">
            <text:p>0,05</text:p>
          </table:table-cell>
          <table:table-cell table:style-name="ce3" table:formula="of:=[.F166]/[.$E$169]" office:value-type="float" office:value="0.9">
            <text:p>0,90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formula="of:=[.E167]+[.F166]" office:value-type="float" office:value="19">
            <text:p>19</text:p>
          </table:table-cell>
          <table:table-cell table:formula="of:=[.E167]/[.$E$169]" office:value-type="float" office:value="0.05">
            <text:p>0,05</text:p>
          </table:table-cell>
          <table:table-cell table:style-name="ce3" table:formula="of:=[.F167]/[.$E$169]" office:value-type="float" office:value="0.95">
            <text:p>0,95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/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[.E168]+[.F167]" office:value-type="float" office:value="20">
            <text:p>20</text:p>
          </table:table-cell>
          <table:table-cell table:formula="of:=[.E168]/[.$E$169]" office:value-type="float" office:value="0.05">
            <text:p>0,05</text:p>
          </table:table-cell>
          <table:table-cell table:style-name="ce3" table:formula="of:=[.F168]/[.$E$169]" office:value-type="float" office:value="1">
            <text:p>1,00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SUM([.E157:.E168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 table:number-columns-repeated="1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8">
            <text:p>178</text:p>
          </table:table-cell>
          <table:table-cell/>
          <table:table-cell>
            <draw:frame table:end-cell-address="Hoja1.I187" table:end-x="0.191cm" table:end-y="0.231cm" draw:z-index="2" draw:style-name="gr1" svg:width="11.025cm" svg:height="6.8cm" svg:x="0.52cm" svg:y="0.207cm">
              <draw:object draw:notify-on-update-of-ranges="Hoja1.D157:Hoja1.D168 Hoja1.E156:Hoja1.E156 Hoja1.E157:Hoja1.E16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table:number-columns-repeated="1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2">
            <text:p>182</text:p>
          </table:table-cell>
          <table:table-cell table:number-columns-repeated="1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table:number-columns-repeated="16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ROB 1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 table:number-columns-repeated="10"/>
        </table:table-row>
        <table:table-row table:style-name="ro1">
          <table:table-cell office:value-type="string">
            <text:p>[162, 172)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formula="of:=([.B193]+[.C193])/2" office:value-type="float" office:value="167">
            <text:p>167</text:p>
          </table:table-cell>
          <table:table-cell office:value-type="float" office:value="12">
            <text:p>12</text:p>
          </table:table-cell>
          <table:table-cell table:formula="of:=[.E193]" office:value-type="float" office:value="12">
            <text:p>12</text:p>
          </table:table-cell>
          <table:table-cell table:formula="of:=[.E193]/[.$E$196]" office:value-type="float" office:value="0.6">
            <text:p>0,6</text:p>
          </table:table-cell>
          <table:table-cell table:formula="of:=[.F193]/[.$E$196]" office:value-type="float" office:value="0.6">
            <text:p>0,6</text:p>
          </table:table-cell>
          <table:table-cell office:value-type="string">
            <text:p>MEDIANA</text:p>
          </table:table-cell>
          <table:table-cell/>
          <table:table-cell office:value-type="string">
            <text:p>Moda</text:p>
          </table:table-cell>
          <table:table-cell table:formula="of:=[.D193]" office:value-type="float" office:value="167">
            <text:p>167</text:p>
          </table:table-cell>
          <table:table-cell table:number-columns-repeated="6"/>
        </table:table-row>
        <table:table-row table:style-name="ro1">
          <table:table-cell office:value-type="string">
            <text:p>[172, 182)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table:formula="of:=([.B194]+[.C194])/2" office:value-type="float" office:value="177">
            <text:p>177</text:p>
          </table:table-cell>
          <table:table-cell office:value-type="float" office:value="6">
            <text:p>6</text:p>
          </table:table-cell>
          <table:table-cell table:formula="of:=[.E194]+[.F193]" office:value-type="float" office:value="18">
            <text:p>18</text:p>
          </table:table-cell>
          <table:table-cell table:formula="of:=[.E194]/[.$E$196]" office:value-type="float" office:value="0.3">
            <text:p>0,3</text:p>
          </table:table-cell>
          <table:table-cell table:formula="of:=[.F194]/[.$E$196]" office:value-type="float" office:value="0.9">
            <text:p>0,9</text:p>
          </table:table-cell>
          <table:table-cell table:number-columns-repeated="2"/>
          <table:table-cell office:value-type="string">
            <text:p>Mediana</text:p>
          </table:table-cell>
          <table:table-cell table:formula="of:=[.B193]+([.C193]-[.B193])*(0.5*[.E196]-0)/[.E193]" office:value-type="float" office:value="170.333333333333">
            <text:p>170,33</text:p>
          </table:table-cell>
          <table:table-cell table:number-columns-repeated="6"/>
        </table:table-row>
        <table:table-row table:style-name="ro1">
          <table:table-cell office:value-type="string">
            <text:p>[182, 192)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formula="of:=([.B195]+[.C195])/2" office:value-type="float" office:value="187">
            <text:p>187</text:p>
          </table:table-cell>
          <table:table-cell office:value-type="float" office:value="2">
            <text:p>2</text:p>
          </table:table-cell>
          <table:table-cell table:formula="of:=[.E195]+[.F194]" office:value-type="float" office:value="20">
            <text:p>20</text:p>
          </table:table-cell>
          <table:table-cell table:formula="of:=[.E195]/[.$E$196]" office:value-type="float" office:value="0.1">
            <text:p>0,1</text:p>
          </table:table-cell>
          <table:table-cell table:formula="of:=[.F195]/[.$E$196]" office:value-type="float" office:value="1">
            <text:p>1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D193:.D195];[.E193:.E195])/[.E196]" office:value-type="float" office:value="172">
            <text:p>17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193:.E195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>
            <draw:frame table:end-cell-address="Hoja1.I213" table:end-x="1.764cm" table:end-y="0.327cm" draw:z-index="3" draw:style-name="gr1" svg:width="10.499cm" svg:height="6.669cm" svg:x="0.297cm" svg:y="0.042cm">
              <draw:object draw:notify-on-update-of-ranges="Hoja1.J204:Hoja1.J206 Hoja1.M204:Hoja1.M20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9"/>
          <table:table-cell office:value-type="string">
            <text:p>Histograma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Interval </text:p>
          </table:table-cell>
          <table:table-cell office:value-type="string">
            <text:p>Amplada</text:p>
          </table:table-cell>
          <table:table-cell office:value-type="string">
            <text:p>Area</text:p>
          </table:table-cell>
          <table:table-cell office:value-type="string">
            <text:p>Alçada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162, 172)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L204]/[.K204]" office:value-type="float" office:value="1.2">
            <text:p>1,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172, 182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L205]/[.K205]" office:value-type="float" office:value="0.6">
            <text:p>0,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182, 192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L206]/[.K206]" office:value-type="float" office:value="0.2">
            <text:p>0,2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ROB 1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Factoria 1</text:p>
          </table:table-cell>
          <table:table-cell office:value-type="string">
            <text:p>Factoria 2</text:p>
          </table:table-cell>
          <table:table-cell office:value-type="string">
            <text:p>Factoria 3</text:p>
          </table:table-cell>
          <table:table-cell office:value-type="string">
            <text:p>Total</text:p>
          </table:table-cell>
          <table:table-cell office:value-type="string">
            <text:p>Dies laborables</text:p>
          </table:table-cell>
          <table:table-cell table:number-columns-repeated="12"/>
        </table:table-row>
        <table:table-row table:style-name="ro1">
          <table:table-cell office:value-type="string">
            <text:p>1er trimestre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550">
            <text:p>550</text:p>
          </table:table-cell>
          <table:table-cell table:formula="of:=SUM([.B218:.D218])" office:value-type="float" office:value="1800">
            <text:p>1800</text:p>
          </table:table-cell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string">
            <text:p>2on trimestre</text:p>
          </table:table-cell>
          <table:table-cell office:value-type="float" office:value="750">
            <text:p>750</text:p>
          </table:table-cell>
          <table:table-cell office:value-type="float" office:value="1200">
            <text:p>1200</text:p>
          </table:table-cell>
          <table:table-cell office:value-type="float" office:value="900">
            <text:p>900</text:p>
          </table:table-cell>
          <table:table-cell table:formula="of:=SUM([.B219:.D219])" office:value-type="float" office:value="2850">
            <text:p>2850</text:p>
          </table:table-cell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string">
            <text:p>3er trimestre</text:p>
          </table:table-cell>
          <table:table-cell office:value-type="float" office:value="850">
            <text:p>850</text:p>
          </table:table-cell>
          <table:table-cell office:value-type="float" office:value="1250">
            <text:p>1250</text:p>
          </table:table-cell>
          <table:table-cell office:value-type="float" office:value="1050">
            <text:p>1050</text:p>
          </table:table-cell>
          <table:table-cell table:formula="of:=SUM([.B220:.D220])" office:value-type="float" office:value="3150">
            <text:p>3150</text:p>
          </table:table-cell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string">
            <text:p>4rt trimestre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formula="of:=SUM([.B221:.D221])" office:value-type="float" office:value="1850">
            <text:p>1850</text:p>
          </table:table-cell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string">
            <text:p>Mitjana trimestral</text:p>
          </table:table-cell>
          <table:table-cell table:formula="of:=SUM([.B218:.B221])/4" office:value-type="float" office:value="650">
            <text:p>650</text:p>
          </table:table-cell>
          <table:table-cell table:formula="of:=SUM([.C218:.C221])/4" office:value-type="float" office:value="975">
            <text:p>975</text:p>
          </table:table-cell>
          <table:table-cell table:formula="of:=SUM([.D218:.D221])/4" office:value-type="float" office:value="787.5">
            <text:p>787,5</text:p>
          </table:table-cell>
          <table:table-cell table:formula="of:=SUM([.E218:.E221])/4" office:value-type="float" office:value="2412.5">
            <text:p>2412,5</text:p>
          </table:table-cell>
          <table:table-cell table:number-columns-repeated="13"/>
        </table:table-row>
        <table:table-row table:style-name="ro1">
          <table:table-cell office:value-type="string">
            <text:p>Mitjana diària</text:p>
          </table:table-cell>
          <table:table-cell table:formula="of:=SUM([.B218:.B221])/SUM([.F218:.F221])" office:value-type="float" office:value="9.48905109489051">
            <text:p>9,49</text:p>
          </table:table-cell>
          <table:table-cell table:formula="of:=SUM([.C218:.C221])/SUM([.F218:.F221])" office:value-type="float" office:value="14.2335766423358">
            <text:p>14,23</text:p>
          </table:table-cell>
          <table:table-cell table:formula="of:=SUM([.D218:.D221])/SUM([.F218:.F221])" office:value-type="float" office:value="11.4963503649635">
            <text:p>11,5</text:p>
          </table:table-cell>
          <table:table-cell table:formula="of:=SUM([.E218:.E221])/SUM([.F218:.F221])" office:value-type="float" office:value="35.2189781021898">
            <text:p>35,22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reu</text:p>
          </table:table-cell>
          <table:table-cell office:value-type="string">
            <text:p>Quantitat (a)</text:p>
          </table:table-cell>
          <table:table-cell office:value-type="string">
            <text:p>Quantitat (b)</text:p>
          </table:table-cell>
          <table:table-cell office:value-type="string">
            <text:p>Quantitat (c) </text:p>
          </table:table-cell>
          <table:table-cell table:number-columns-repeated="14"/>
        </table:table-row>
        <table:table-row table:style-name="ro1">
          <table:table-cell office:value-type="float" office:value="225">
            <text:p>225</text:p>
          </table:table-cell>
          <table:table-cell table:formula="of:=38250/[.A229]" office:value-type="float" office:value="170">
            <text:p>170</text:p>
          </table:table-cell>
          <table:table-cell office:value-type="string">
            <text:p>K/225</text:p>
          </table:table-cell>
          <table:table-cell office:value-type="float" office:value="174">
            <text:p>174</text:p>
          </table:table-cell>
          <table:table-cell table:number-columns-repeated="14"/>
        </table:table-row>
        <table:table-row table:style-name="ro1">
          <table:table-cell office:value-type="float" office:value="250">
            <text:p>250</text:p>
          </table:table-cell>
          <table:table-cell table:formula="of:=47500/[.A230]" office:value-type="float" office:value="190">
            <text:p>190</text:p>
          </table:table-cell>
          <table:table-cell office:value-type="string">
            <text:p>K/250</text:p>
          </table:table-cell>
          <table:table-cell office:value-type="float" office:value="186">
            <text:p>186</text:p>
          </table:table-cell>
          <table:table-cell table:number-columns-repeated="14"/>
        </table:table-row>
        <table:table-row table:style-name="ro1">
          <table:table-cell office:value-type="float" office:value="300">
            <text:p>300</text:p>
          </table:table-cell>
          <table:table-cell table:formula="of:=49500/[.A231]" office:value-type="float" office:value="165">
            <text:p>165</text:p>
          </table:table-cell>
          <table:table-cell office:value-type="string">
            <text:p>K/300</text:p>
          </table:table-cell>
          <table:table-cell office:value-type="float" office:value="192">
            <text:p>192</text:p>
          </table:table-cell>
          <table:table-cell table:number-columns-repeated="14"/>
        </table:table-row>
        <table:table-row table:style-name="ro1">
          <table:table-cell office:value-type="float" office:value="200">
            <text:p>200</text:p>
          </table:table-cell>
          <table:table-cell table:formula="of:=42000/[.A232]" office:value-type="float" office:value="210">
            <text:p>210</text:p>
          </table:table-cell>
          <table:table-cell office:value-type="string">
            <text:p>K/200</text:p>
          </table:table-cell>
          <table:table-cell office:value-type="float" office:value="214">
            <text:p>214</text:p>
          </table:table-cell>
          <table:table-cell table:number-columns-repeated="14"/>
        </table:table-row>
        <table:table-row table:style-name="ro1">
          <table:table-cell office:value-type="string">
            <text:p>Total</text:p>
          </table:table-cell>
          <table:table-cell table:formula="of:=SUM([.B229:.B232])" office:value-type="float" office:value="735">
            <text:p>735</text:p>
          </table:table-cell>
          <table:table-cell office:value-type="string">
            <text:p>K(1/225+1/250+1/300+1/200)</text:p>
          </table:table-cell>
          <table:table-cell table:formula="of:=SUM([.D229:.D232])" office:value-type="float" office:value="766">
            <text:p>766</text:p>
          </table:table-cell>
          <table:table-cell table:number-columns-repeated="14"/>
        </table:table-row>
        <table:table-row table:style-name="ro1">
          <table:table-cell office:value-type="string">
            <text:p>Mitjana <text:s/></text:p>
          </table:table-cell>
          <table:table-cell table:formula="of:=SUMPRODUCT([.A229:.A232];[.B229:.B232])/[.B233]" office:value-type="float" office:value="241.156462585034">
            <text:p>241,16</text:p>
          </table:table-cell>
          <table:table-cell office:value-type="string">
            <text:p>4K/(K(1/225+1/250+1/300+1/200))</text:p>
          </table:table-cell>
          <table:table-cell table:formula="of:=SUMPRODUCT([.A229:.A232];[.D229:.D232])/[.D233]" office:value-type="float" office:value="242.885117493473">
            <text:p>242,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4/(1/225+1/250+1/300+1/200)" office:value-type="float" office:value="238.41059602649">
            <text:p>238,4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reu venda artic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3100">
            <text:p>3100</text:p>
          </table:table-cell>
          <table:table-cell table:number-columns-repeated="16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table:number-columns-repeated="2"/>
          <table:table-cell office:value-type="string">
            <text:p>Moda</text:p>
          </table:table-cell>
          <table:table-cell table:formula="of:=[.G248]" office:value-type="float" office:value="3572.5">
            <text:p>3572,5</text:p>
          </table:table-cell>
          <table:table-cell/>
          <table:table-cell office:value-type="string">
            <text:p>frel*(x-mitjana)^2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180">
            <text:p>3180</text:p>
          </table:table-cell>
          <table:table-cell/>
          <table:table-cell office:value-type="string">
            <text:p>[3100, 3235)</text:p>
          </table:table-cell>
          <table:table-cell office:value-type="float" office:value="3100">
            <text:p>3100</text:p>
          </table:table-cell>
          <table:table-cell table:formula="of:=[.E245]+[.$D$302]" office:value-type="float" office:value="3235">
            <text:p>3235</text:p>
          </table:table-cell>
          <table:table-cell table:formula="of:=([.E245]+[.F245])/2" office:value-type="float" office:value="3167.5">
            <text:p>3167,5</text:p>
          </table:table-cell>
          <table:table-cell office:value-type="float" office:value="4">
            <text:p>4</text:p>
          </table:table-cell>
          <table:table-cell table:formula="of:=[.H245]/[.$H$251]" office:value-type="float" office:value="0.0714285714285714">
            <text:p>0,07</text:p>
          </table:table-cell>
          <table:table-cell table:formula="of:=[.H245]" office:value-type="float" office:value="4">
            <text:p>4</text:p>
          </table:table-cell>
          <table:table-cell table:formula="of:=[.J245]/[.$H$251]" office:value-type="float" office:value="0.0714285714285714">
            <text:p>0,07</text:p>
          </table:table-cell>
          <table:table-cell table:number-columns-repeated="2"/>
          <table:table-cell office:value-type="string">
            <text:p>Mediana</text:p>
          </table:table-cell>
          <table:table-cell table:formula="of:=[.E247]+([.F247]-[.E247])*(0.5*[.H251]-[.J246])/[.H247]" office:value-type="float" office:value="3482.5">
            <text:p>3482,5</text:p>
          </table:table-cell>
          <table:table-cell/>
          <table:table-cell table:formula="of:=[.I245]*([.G245]-[.$O$246])^2" office:value-type="float" office:value="7015.36306486881">
            <text:p>7015,36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3220">
            <text:p>3220</text:p>
          </table:table-cell>
          <table:table-cell/>
          <table:table-cell office:value-type="string">
            <text:p>[3235, 3370)</text:p>
          </table:table-cell>
          <table:table-cell table:formula="of:=[.F245]" office:value-type="float" office:value="3235">
            <text:p>3235</text:p>
          </table:table-cell>
          <table:table-cell table:formula="of:=[.E246]+[.$D$302]" office:value-type="float" office:value="3370">
            <text:p>3370</text:p>
          </table:table-cell>
          <table:table-cell table:formula="of:=([.E246]+[.F246])/2" office:value-type="float" office:value="3302.5">
            <text:p>3302,5</text:p>
          </table:table-cell>
          <table:table-cell office:value-type="float" office:value="14">
            <text:p>14</text:p>
          </table:table-cell>
          <table:table-cell table:formula="of:=[.H246]/[.$H$251]" office:value-type="float" office:value="0.25">
            <text:p>0,25</text:p>
          </table:table-cell>
          <table:table-cell table:formula="of:=[.H246]+[.J245]" office:value-type="float" office:value="18">
            <text:p>18</text:p>
          </table:table-cell>
          <table:table-cell table:formula="of:=[.J246]/[.$H$251]" office:value-type="float" office:value="0.321428571428571">
            <text:p>0,32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G245:.G250];[.H245:.H250])/[.H251]" office:value-type="float" office:value="3480.89285714286">
            <text:p>3480,89</text:p>
          </table:table-cell>
          <table:table-cell/>
          <table:table-cell table:formula="of:=[.I246]*([.G246]-[.$O$246])^2" office:value-type="float" office:value="7956.00286989798">
            <text:p>7956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260">
            <text:p>3260</text:p>
          </table:table-cell>
          <table:table-cell/>
          <table:table-cell office:value-type="string">
            <text:p>[3370, 3505)</text:p>
          </table:table-cell>
          <table:table-cell table:formula="of:=[.F246]" office:value-type="float" office:value="3370">
            <text:p>3370</text:p>
          </table:table-cell>
          <table:table-cell table:formula="of:=[.E247]+[.$D$302]" office:value-type="float" office:value="3505">
            <text:p>3505</text:p>
          </table:table-cell>
          <table:table-cell table:formula="of:=([.E247]+[.F247])/2" office:value-type="float" office:value="3437.5">
            <text:p>3437,5</text:p>
          </table:table-cell>
          <table:table-cell office:value-type="float" office:value="12">
            <text:p>12</text:p>
          </table:table-cell>
          <table:table-cell table:formula="of:=[.H247]/[.$H$251]" office:value-type="float" office:value="0.214285714285714">
            <text:p>0,21</text:p>
          </table:table-cell>
          <table:table-cell table:formula="of:=[.H247]+[.J246]" office:value-type="float" office:value="30">
            <text:p>30</text:p>
          </table:table-cell>
          <table:table-cell table:formula="of:=[.J247]/[.$H$251]" office:value-type="float" office:value="0.535714285714286">
            <text:p>0,54</text:p>
          </table:table-cell>
          <table:table-cell office:value-type="string">
            <text:p>Mediana</text:p>
          </table:table-cell>
          <table:table-cell table:number-columns-repeated="4"/>
          <table:table-cell table:formula="of:=[.I247]*([.G247]-[.$O$246])^2" office:value-type="float" office:value="403.487153790091">
            <text:p>403,49</text:p>
          </table:table-cell>
          <table:table-cell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3260">
            <text:p>3260</text:p>
          </table:table-cell>
          <table:table-cell/>
          <table:table-cell office:value-type="string">
            <text:p>[3505, 3640)</text:p>
          </table:table-cell>
          <table:table-cell table:formula="of:=[.F247]" office:value-type="float" office:value="3505">
            <text:p>3505</text:p>
          </table:table-cell>
          <table:table-cell table:formula="of:=[.E248]+[.$D$302]" office:value-type="float" office:value="3640">
            <text:p>3640</text:p>
          </table:table-cell>
          <table:table-cell table:formula="of:=([.E248]+[.F248])/2" office:value-type="float" office:value="3572.5">
            <text:p>3572,5</text:p>
          </table:table-cell>
          <table:table-cell office:value-type="float" office:value="15">
            <text:p>15</text:p>
          </table:table-cell>
          <table:table-cell table:formula="of:=[.H248]/[.$H$251]" office:value-type="float" office:value="0.267857142857143">
            <text:p>0,27</text:p>
          </table:table-cell>
          <table:table-cell table:formula="of:=[.H248]+[.J247]" office:value-type="float" office:value="45">
            <text:p>45</text:p>
          </table:table-cell>
          <table:table-cell table:formula="of:=[.J248]/[.$H$251]" office:value-type="float" office:value="0.803571428571429">
            <text:p>0,8</text:p>
          </table:table-cell>
          <table:table-cell table:number-columns-repeated="5"/>
          <table:table-cell table:formula="of:=[.I248]*([.G248]-[.$O$246])^2" office:value-type="float" office:value="2247.82195244168">
            <text:p>2247,82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290">
            <text:p>3290</text:p>
          </table:table-cell>
          <table:table-cell/>
          <table:table-cell office:value-type="string">
            <text:p>[3640, 3775)</text:p>
          </table:table-cell>
          <table:table-cell table:formula="of:=[.F248]" office:value-type="float" office:value="3640">
            <text:p>3640</text:p>
          </table:table-cell>
          <table:table-cell table:formula="of:=[.E249]+[.$D$302]" office:value-type="float" office:value="3775">
            <text:p>3775</text:p>
          </table:table-cell>
          <table:table-cell table:formula="of:=([.E249]+[.F249])/2" office:value-type="float" office:value="3707.5">
            <text:p>3707,5</text:p>
          </table:table-cell>
          <table:table-cell office:value-type="float" office:value="8">
            <text:p>8</text:p>
          </table:table-cell>
          <table:table-cell table:formula="of:=[.H249]/[.$H$251]" office:value-type="float" office:value="0.142857142857143">
            <text:p>0,14</text:p>
          </table:table-cell>
          <table:table-cell table:formula="of:=[.H249]+[.J248]" office:value-type="float" office:value="53">
            <text:p>53</text:p>
          </table:table-cell>
          <table:table-cell table:formula="of:=[.J249]/[.$H$251]" office:value-type="float" office:value="0.946428571428571">
            <text:p>0,95</text:p>
          </table:table-cell>
          <table:table-cell table:number-columns-repeated="5"/>
          <table:table-cell table:formula="of:=[.I249]*([.G249]-[.$O$246])^2" office:value-type="float" office:value="7335.82817055392">
            <text:p>7335,83</text:p>
          </table:table-cell>
          <table:table-cell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3290">
            <text:p>3290</text:p>
          </table:table-cell>
          <table:table-cell/>
          <table:table-cell office:value-type="string">
            <text:p>[3775, 3910]</text:p>
          </table:table-cell>
          <table:table-cell table:formula="of:=[.F249]" office:value-type="float" office:value="3775">
            <text:p>3775</text:p>
          </table:table-cell>
          <table:table-cell table:formula="of:=[.E250]+[.$D$302]" office:value-type="float" office:value="3910">
            <text:p>3910</text:p>
          </table:table-cell>
          <table:table-cell table:formula="of:=([.E250]+[.F250])/2" office:value-type="float" office:value="3842.5">
            <text:p>3842,5</text:p>
          </table:table-cell>
          <table:table-cell office:value-type="float" office:value="3">
            <text:p>3</text:p>
          </table:table-cell>
          <table:table-cell table:formula="of:=[.H250]/[.$H$251]" office:value-type="float" office:value="0.0535714285714286">
            <text:p>0,05</text:p>
          </table:table-cell>
          <table:table-cell table:formula="of:=[.H250]+[.J249]" office:value-type="float" office:value="56">
            <text:p>56</text:p>
          </table:table-cell>
          <table:table-cell table:formula="of:=[.J250]/[.$H$251]" office:value-type="float" office:value="1">
            <text:p>1</text:p>
          </table:table-cell>
          <table:table-cell table:number-columns-repeated="5"/>
          <table:table-cell table:formula="of:=[.I250]*([.G250]-[.$O$246])^2" office:value-type="float" office:value="7004.98530885568">
            <text:p>7004,99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3300">
            <text:p>3300</text:p>
          </table:table-cell>
          <table:table-cell table:number-columns-repeated="5"/>
          <table:table-cell table:formula="of:=SUM([.H245:.H250])" office:value-type="float" office:value="56">
            <text:p>56</text:p>
          </table:table-cell>
          <table:table-cell table:number-columns-repeated="7"/>
          <table:table-cell office:value-type="string">
            <text:p>var</text:p>
          </table:table-cell>
          <table:table-cell table:formula="of:=SUM([.Q245:.Q250])" office:value-type="float" office:value="31963.4885204082">
            <text:p>31963,49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3300">
            <text:p>3300</text:p>
          </table:table-cell>
          <table:table-cell/>
          <table:table-cell>
            <draw:frame table:end-cell-address="Hoja1.I270" table:end-x="4.094cm" table:end-y="0.064cm" draw:z-index="4" draw:style-name="gr1" svg:width="15.309cm" svg:height="7.374cm" svg:x="0.139cm" svg:y="0.36cm">
              <draw:object draw:notify-on-update-of-ranges="Hoja1.J254:Hoja1.J254 Hoja1.J255:Hoja1.J260 Hoja1.K254:Hoja1.K254 Hoja1.K255:Hoja1.K2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 office:value-type="string">
            <text:p>desv tip</text:p>
          </table:table-cell>
          <table:table-cell table:formula="of:=SQRT([.Q251])" office:value-type="float" office:value="178.783356385342">
            <text:p>178,78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3320">
            <text:p>3320</text:p>
          </table:table-cell>
          <table:table-cell table:style-name="ce4"/>
          <table:table-cell table:number-columns-repeated="15"/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3320">
            <text:p>3320</text:p>
          </table:table-cell>
          <table:table-cell table:number-columns-repeated="7"/>
          <table:table-cell office:value-type="string">
            <text:p>intervals</text:p>
          </table:table-cell>
          <table:table-cell office:value-type="string">
            <text:p>Altura histograma</text:p>
          </table:table-cell>
          <table:table-cell table:number-columns-repeated="7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3320">
            <text:p>3320</text:p>
          </table:table-cell>
          <table:table-cell table:number-columns-repeated="7"/>
          <table:table-cell office:value-type="string">
            <text:p>[3100, 3235)</text:p>
          </table:table-cell>
          <table:table-cell table:formula="of:=[.H245]/135" office:value-type="float" office:value="0.0296296296296296">
            <text:p>0,03</text:p>
          </table:table-cell>
          <table:table-cell/>
          <table:table-cell office:value-type="string">
            <text:p>frel*(x-mitjana)</text:p>
          </table:table-cell>
          <table:table-cell table:number-columns-repeated="2"/>
          <table:table-cell office:value-type="string">
            <text:p>frel*(x-mediana)</text:p>
          </table:table-cell>
          <table:table-cell table:number-columns-repeated="2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3320">
            <text:p>3320</text:p>
          </table:table-cell>
          <table:table-cell table:number-columns-repeated="7"/>
          <table:table-cell office:value-type="string">
            <text:p>[3235, 3370)</text:p>
          </table:table-cell>
          <table:table-cell table:formula="of:=[.H246]/135" office:value-type="float" office:value="0.103703703703704">
            <text:p>0,1</text:p>
          </table:table-cell>
          <table:table-cell/>
          <table:table-cell table:formula="of:=[.I245]*([.G245]-[.$O$246])" office:value-type="float" office:value="-22.3852040816327">
            <text:p>-22,39</text:p>
          </table:table-cell>
          <table:table-cell table:number-columns-repeated="2"/>
          <table:table-cell table:formula="of:=[.I245]*([.G245]-[.$O$245])" office:value-type="float" office:value="-22.5">
            <text:p>-22,5</text:p>
          </table:table-cell>
          <table:table-cell table:number-columns-repeated="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330">
            <text:p>3330</text:p>
          </table:table-cell>
          <table:table-cell table:number-columns-repeated="7"/>
          <table:table-cell office:value-type="string">
            <text:p>[3370, 3505)</text:p>
          </table:table-cell>
          <table:table-cell table:formula="of:=[.H247]/135" office:value-type="float" office:value="0.0888888888888889">
            <text:p>0,09</text:p>
          </table:table-cell>
          <table:table-cell/>
          <table:table-cell table:formula="of:=[.I246]*([.G246]-[.$O$246])" office:value-type="float" office:value="-44.5982142857143">
            <text:p>-44,6</text:p>
          </table:table-cell>
          <table:table-cell table:number-columns-repeated="2"/>
          <table:table-cell table:formula="of:=[.I246]*([.G246]-[.$O$245])"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3340">
            <text:p>3340</text:p>
          </table:table-cell>
          <table:table-cell table:number-columns-repeated="7"/>
          <table:table-cell office:value-type="string">
            <text:p>[3505, 3640)</text:p>
          </table:table-cell>
          <table:table-cell table:formula="of:=[.H248]/135" office:value-type="float" office:value="0.111111111111111">
            <text:p>0,11</text:p>
          </table:table-cell>
          <table:table-cell/>
          <table:table-cell table:formula="of:=[.I247]*([.G247]-[.$O$246])" office:value-type="float" office:value="-9.29846938775514">
            <text:p>-9,3</text:p>
          </table:table-cell>
          <table:table-cell table:number-columns-repeated="2"/>
          <table:table-cell table:formula="of:=[.I247]*([.G247]-[.$O$245])" office:value-type="float" office:value="-9.64285714285714">
            <text:p>-9,64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340">
            <text:p>3340</text:p>
          </table:table-cell>
          <table:table-cell table:number-columns-repeated="7"/>
          <table:table-cell office:value-type="string">
            <text:p>[3640, 3775)</text:p>
          </table:table-cell>
          <table:table-cell table:formula="of:=[.H249]/135" office:value-type="float" office:value="0.0592592592592593">
            <text:p>0,06</text:p>
          </table:table-cell>
          <table:table-cell/>
          <table:table-cell table:formula="of:=[.I248]*([.G248]-[.$O$246])" office:value-type="float" office:value="24.5376275510204">
            <text:p>24,54</text:p>
          </table:table-cell>
          <table:table-cell table:number-columns-repeated="2"/>
          <table:table-cell table:formula="of:=[.I248]*([.G248]-[.$O$245])" office:value-type="float" office:value="24.1071428571429">
            <text:p>24,11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360">
            <text:p>3360</text:p>
          </table:table-cell>
          <table:table-cell table:number-columns-repeated="7"/>
          <table:table-cell office:value-type="string">
            <text:p>[3775, 3910]</text:p>
          </table:table-cell>
          <table:table-cell table:formula="of:=[.H250]/135" office:value-type="float" office:value="0.0222222222222222">
            <text:p>0,02</text:p>
          </table:table-cell>
          <table:table-cell/>
          <table:table-cell table:formula="of:=[.I249]*([.G249]-[.$O$246])" office:value-type="float" office:value="32.3724489795918">
            <text:p>32,37</text:p>
          </table:table-cell>
          <table:table-cell table:number-columns-repeated="2"/>
          <table:table-cell table:formula="of:=[.I249]*([.G249]-[.$O$245])" office:value-type="float" office:value="32.1428571428571">
            <text:p>32,14</text:p>
          </table:table-cell>
          <table:table-cell table:number-columns-repeated="2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370">
            <text:p>3370</text:p>
          </table:table-cell>
          <table:table-cell table:number-columns-repeated="10"/>
          <table:table-cell table:formula="of:=[.I250]*([.G250]-[.$O$246])" office:value-type="float" office:value="19.3718112244898">
            <text:p>19,37</text:p>
          </table:table-cell>
          <table:table-cell table:number-columns-repeated="2"/>
          <table:table-cell table:formula="of:=[.I250]*([.G250]-[.$O$245])" office:value-type="float" office:value="19.2857142857143">
            <text:p>19,29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3400">
            <text:p>3400</text:p>
          </table:table-cell>
          <table:table-cell table:number-columns-repeated="9"/>
          <table:table-cell office:value-type="string">
            <text:p>desv mitjana</text:p>
          </table:table-cell>
          <table:table-cell table:formula="of:=SUM([.M256:.M261])" office:value-type="float" office:value="-0.000000000000188293824976427">
            <text:p>0</text:p>
          </table:table-cell>
          <table:table-cell/>
          <table:table-cell office:value-type="string">
            <text:p>desv mediana</text:p>
          </table:table-cell>
          <table:table-cell table:formula="of:=SUM([.P256:.P261])" office:value-type="float" office:value="-1.60714285714286">
            <text:p>-1,61</text:p>
          </table:table-cell>
          <table:table-cell table:number-columns-repeated="2"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420">
            <text:p>3420</text:p>
          </table:table-cell>
          <table:table-cell table:number-columns-repeated="16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3430">
            <text:p>3430</text:p>
          </table:table-cell>
          <table:table-cell table:number-columns-repeated="16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430">
            <text:p>3430</text:p>
          </table:table-cell>
          <table:table-cell table:number-columns-repeated="16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3440">
            <text:p>3440</text:p>
          </table:table-cell>
          <table:table-cell table:number-columns-repeated="16"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3450">
            <text:p>3450</text:p>
          </table:table-cell>
          <table:table-cell table:number-columns-repeated="16"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3460">
            <text:p>3460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500">
            <text:p>3500</text:p>
          </table:table-cell>
          <table:table-cell table:number-columns-repeated="16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3510">
            <text:p>3510</text:p>
          </table:table-cell>
          <table:table-cell table:number-columns-repeated="16"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3520">
            <text:p>3520</text:p>
          </table:table-cell>
          <table:table-cell table:number-columns-repeated="16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520">
            <text:p>3520</text:p>
          </table:table-cell>
          <table:table-cell table:number-columns-repeated="16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530">
            <text:p>3530</text:p>
          </table:table-cell>
          <table:table-cell table:number-columns-repeated="16"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3540">
            <text:p>3540</text:p>
          </table:table-cell>
          <table:table-cell table:number-columns-repeated="16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550">
            <text:p>3550</text:p>
          </table:table-cell>
          <table:table-cell table:number-columns-repeated="16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3560">
            <text:p>3560</text:p>
          </table:table-cell>
          <table:table-cell table:number-columns-repeated="16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600">
            <text:p>36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600">
            <text:p>3600</text:p>
          </table:table-cell>
          <table:table-cell table:number-columns-repeated="16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3670">
            <text:p>3670</text:p>
          </table:table-cell>
          <table:table-cell table:number-columns-repeated="16"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3670">
            <text:p>3670</text:p>
          </table:table-cell>
          <table:table-cell table:number-columns-repeated="16"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3700">
            <text:p>3700</text:p>
          </table:table-cell>
          <table:table-cell table:number-columns-repeated="16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710">
            <text:p>3710</text:p>
          </table:table-cell>
          <table:table-cell table:number-columns-repeated="16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3720">
            <text:p>3720</text:p>
          </table:table-cell>
          <table:table-cell table:number-columns-repeated="16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750">
            <text:p>3750</text:p>
          </table:table-cell>
          <table:table-cell table:number-columns-repeated="16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750">
            <text:p>3750</text:p>
          </table:table-cell>
          <table:table-cell table:number-columns-repeated="16"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760">
            <text:p>3760</text:p>
          </table:table-cell>
          <table:table-cell table:number-columns-repeated="16"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3840">
            <text:p>3840</text:p>
          </table:table-cell>
          <table:table-cell table:number-columns-repeated="16"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3860">
            <text:p>3860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910">
            <text:p>391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in <text:s/></text:p>
          </table:table-cell>
          <table:table-cell table:formula="of:=[.B243]" office:value-type="float" office:value="3100">
            <text:p>31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max </text:p>
          </table:table-cell>
          <table:table-cell table:formula="of:=[.B298]" office:value-type="float" office:value="3910">
            <text:p>391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mplada interval</text:p>
          </table:table-cell>
          <table:table-cell table:formula="of:=([.D301]-[.D300])/6" office:value-type="float" office:value="135">
            <text:p>13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1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  <table:table-cell office:value-type="string">
            <text:p>Moda</text:p>
          </table:table-cell>
          <table:table-cell table:formula="of:=[.D311]" office:value-type="float" office:value="16.5">
            <text:p>16,5</text:p>
          </table:table-cell>
          <table:table-cell/>
          <table:table-cell office:value-type="string">
            <text:p>frel*(x-mitjana)^2</text:p>
          </table:table-cell>
          <table:table-cell table:number-columns-repeated="2"/>
          <table:table-cell office:value-type="string">
            <text:p>frel*(x-mediana)^3</text:p>
          </table:table-cell>
          <table:table-cell table:number-columns-repeated="2"/>
        </table:table-row>
        <table:table-row table:style-name="ro1">
          <table:table-cell office:value-type="string">
            <text:p>menys de 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E309]" office:value-type="float" office:value="12">
            <text:p>12</text:p>
          </table:table-cell>
          <table:table-cell table:style-name="ce5" table:formula="of:=[.E309]/[.$E$316]" office:value-type="float" office:value="0.0285714285714286">
            <text:p>0,029</text:p>
          </table:table-cell>
          <table:table-cell table:style-name="ce5" table:formula="of:=[.F309]/[.$E$316]" office:value-type="float" office:value="0.0285714285714286">
            <text:p>0,029</text:p>
          </table:table-cell>
          <table:table-cell/>
          <table:table-cell office:value-type="string">
            <text:p>Mediana</text:p>
          </table:table-cell>
          <table:table-cell table:formula="of:=[.B311]+([.C311]-[.B311])*(0.5*[.E316]-[.F310])/[.E311]" office:value-type="float" office:value="17.3584905660377">
            <text:p>17,36</text:p>
          </table:table-cell>
          <table:table-cell/>
          <table:table-cell table:formula="of:=[.G309]*([.D309]-[.$K$310])^2" office:value-type="float" office:value="8.25714285714286">
            <text:p>8,26</text:p>
          </table:table-cell>
          <table:table-cell table:number-columns-repeated="2"/>
          <table:table-cell table:formula="of:=[.G309]*([.D309]-[.$K$310])^3" office:value-type="float" office:value="-140.371428571429">
            <text:p>-140,37</text:p>
          </table:table-cell>
          <table:table-cell table:number-columns-repeated="2"/>
        </table:table-row>
        <table:table-row table:style-name="ro1">
          <table:table-cell office:value-type="string">
            <text:p>[5, 13)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B310]+[.C310])/2"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E310]+[.F309]" office:value-type="float" office:value="78">
            <text:p>78</text:p>
          </table:table-cell>
          <table:table-cell table:style-name="ce5" table:formula="of:=[.E310]/[.$E$316]" office:value-type="float" office:value="0.157142857142857">
            <text:p>0,157</text:p>
          </table:table-cell>
          <table:table-cell table:style-name="ce5" table:formula="of:=[.F310]/[.$E$316]" office:value-type="float" office:value="0.185714285714286">
            <text:p>0,186</text:p>
          </table:table-cell>
          <table:table-cell/>
          <table:table-cell office:value-type="string">
            <text:p>Mitjana</text:p>
          </table:table-cell>
          <table:table-cell table:formula="of:=SUMPRODUCT([.D309:.D315];[.E309:.E315])/[.E316]" office:value-type="float" office:value="21">
            <text:p>21</text:p>
          </table:table-cell>
          <table:table-cell/>
          <table:table-cell table:formula="of:=[.G310]*([.D310]-[.$K$310])^2" office:value-type="float" office:value="22.6285714285714">
            <text:p>22,63</text:p>
          </table:table-cell>
          <table:table-cell table:number-columns-repeated="2"/>
          <table:table-cell table:formula="of:=[.G310]*([.D310]-[.$K$310])^3" office:value-type="float" office:value="-271.542857142857">
            <text:p>-271,54</text:p>
          </table:table-cell>
          <table:table-cell table:number-columns-repeated="2"/>
        </table:table-row>
        <table:table-row table:style-name="ro1">
          <table:table-cell office:value-type="string">
            <text:p>[13, 20)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B311]+[.C311])/2" office:value-type="float" office:value="16.5">
            <text:p>16,5</text:p>
          </table:table-cell>
          <table:table-cell office:value-type="float" office:value="212">
            <text:p>212</text:p>
          </table:table-cell>
          <table:table-cell table:formula="of:=[.E311]+[.F310]" office:value-type="float" office:value="290">
            <text:p>290</text:p>
          </table:table-cell>
          <table:table-cell table:style-name="ce5" table:formula="of:=[.E311]/[.$E$316]" office:value-type="float" office:value="0.504761904761905">
            <text:p>0,505</text:p>
          </table:table-cell>
          <table:table-cell table:style-name="ce5" table:formula="of:=[.F311]/[.$E$316]" office:value-type="float" office:value="0.69047619047619">
            <text:p>0,690</text:p>
          </table:table-cell>
          <table:table-cell office:value-type="string">
            <text:p>MEDIANA</text:p>
          </table:table-cell>
          <table:table-cell table:number-columns-repeated="3"/>
          <table:table-cell table:formula="of:=[.G311]*([.D311]-[.$K$310])^2" office:value-type="float" office:value="10.2214285714286">
            <text:p>10,22</text:p>
          </table:table-cell>
          <table:table-cell table:number-columns-repeated="2"/>
          <table:table-cell table:formula="of:=[.G311]*([.D311]-[.$K$310])^3" office:value-type="float" office:value="-45.9964285714286">
            <text:p>-46</text:p>
          </table:table-cell>
          <table:table-cell table:number-columns-repeated="2"/>
        </table:table-row>
        <table:table-row table:style-name="ro1">
          <table:table-cell office:value-type="string">
            <text:p>[20, 30)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B312]+[.C312])/2" office:value-type="float" office:value="25">
            <text:p>25</text:p>
          </table:table-cell>
          <table:table-cell office:value-type="float" office:value="84">
            <text:p>84</text:p>
          </table:table-cell>
          <table:table-cell table:formula="of:=[.E312]+[.F311]" office:value-type="float" office:value="374">
            <text:p>374</text:p>
          </table:table-cell>
          <table:table-cell table:style-name="ce5" table:formula="of:=[.E312]/[.$E$316]" office:value-type="float" office:value="0.2">
            <text:p>0,200</text:p>
          </table:table-cell>
          <table:table-cell table:style-name="ce5" table:formula="of:=[.F312]/[.$E$316]" office:value-type="float" office:value="0.89047619047619">
            <text:p>0,890</text:p>
          </table:table-cell>
          <table:table-cell table:number-columns-repeated="4"/>
          <table:table-cell table:formula="of:=[.G312]*([.D312]-[.$K$310])^2" office:value-type="float" office:value="3.2">
            <text:p>3,2</text:p>
          </table:table-cell>
          <table:table-cell table:number-columns-repeated="2"/>
          <table:table-cell table:formula="of:=[.G312]*([.D312]-[.$K$310])^3" office:value-type="float" office:value="12.8">
            <text:p>12,8</text:p>
          </table:table-cell>
          <table:table-cell table:number-columns-repeated="2"/>
        </table:table-row>
        <table:table-row table:style-name="ro1">
          <table:table-cell office:value-type="string">
            <text:p>[30, 50)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([.B313]+[.C313])/2"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[.E313]+[.F312]" office:value-type="float" office:value="404">
            <text:p>404</text:p>
          </table:table-cell>
          <table:table-cell table:style-name="ce5" table:formula="of:=[.E313]/[.$E$316]" office:value-type="float" office:value="0.0714285714285714">
            <text:p>0,071</text:p>
          </table:table-cell>
          <table:table-cell table:style-name="ce5" table:formula="of:=[.F313]/[.$E$316]" office:value-type="float" office:value="0.961904761904762">
            <text:p>0,962</text:p>
          </table:table-cell>
          <table:table-cell table:number-columns-repeated="4"/>
          <table:table-cell table:formula="of:=[.G313]*([.D313]-[.$K$310])^2" office:value-type="float" office:value="25.7857142857143">
            <text:p>25,79</text:p>
          </table:table-cell>
          <table:table-cell table:number-columns-repeated="2"/>
          <table:table-cell table:formula="of:=[.G313]*([.D313]-[.$K$310])^3" office:value-type="float" office:value="489.928571428571">
            <text:p>489,93</text:p>
          </table:table-cell>
          <table:table-cell table:number-columns-repeated="2"/>
        </table:table-row>
        <table:table-row table:style-name="ro1">
          <table:table-cell office:value-type="string">
            <text:p>[50, 100)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B314]+[.C314])/2"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[.E314]+[.F313]" office:value-type="float" office:value="418">
            <text:p>418</text:p>
          </table:table-cell>
          <table:table-cell table:style-name="ce5" table:formula="of:=[.E314]/[.$E$316]" office:value-type="float" office:value="0.0333333333333333">
            <text:p>0,033</text:p>
          </table:table-cell>
          <table:table-cell table:style-name="ce5" table:formula="of:=[.F314]/[.$E$316]" office:value-type="float" office:value="0.995238095238095">
            <text:p>0,995</text:p>
          </table:table-cell>
          <table:table-cell table:number-columns-repeated="4"/>
          <table:table-cell table:formula="of:=[.G314]*([.D314]-[.$K$310])^2" office:value-type="float" office:value="97.2">
            <text:p>97,2</text:p>
          </table:table-cell>
          <table:table-cell table:number-columns-repeated="2"/>
          <table:table-cell table:formula="of:=[.G314]*([.D314]-[.$K$310])^3" office:value-type="float" office:value="5248.8">
            <text:p>5248,8</text:p>
          </table:table-cell>
          <table:table-cell table:number-columns-repeated="2"/>
        </table:table-row>
        <table:table-row table:style-name="ro2">
          <table:table-cell office:value-type="string">
            <text:p>més de 100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formula="of:=[.E315]+[.F314]" office:value-type="float" office:value="420">
            <text:p>420</text:p>
          </table:table-cell>
          <table:table-cell table:style-name="ce5" table:formula="of:=[.E315]/[.$E$316]" office:value-type="float" office:value="0.00476190476190476">
            <text:p>0,005</text:p>
          </table:table-cell>
          <table:table-cell table:style-name="ce5" table:formula="of:=[.F315]/[.$E$316]" office:value-type="float" office:value="1">
            <text:p>1,000</text:p>
          </table:table-cell>
          <table:table-cell table:number-columns-repeated="4"/>
          <table:table-cell table:formula="of:=[.G315]*([.D315]-[.$K$310])^2" office:value-type="float" office:value="98.7428571428572">
            <text:p>98,74</text:p>
          </table:table-cell>
          <table:table-cell table:number-columns-repeated="2"/>
          <table:table-cell table:formula="of:=[.G315]*([.D315]-[.$K$310])^3" office:value-type="float" office:value="14218.9714285714">
            <text:p>14218,9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309:.E315])" office:value-type="float" office:value="420">
            <text:p>420</text:p>
          </table:table-cell>
          <table:table-cell table:number-columns-repeated="6"/>
          <table:table-cell office:value-type="string">
            <text:p>variància</text:p>
          </table:table-cell>
          <table:table-cell table:formula="of:=SUM([.M309:.M315])" office:value-type="float" office:value="266.035714285714">
            <text:p>266,04</text:p>
          </table:table-cell>
          <table:table-cell/>
          <table:table-cell office:value-type="string">
            <text:p>m3</text:p>
          </table:table-cell>
          <table:table-cell table:formula="of:=SUM([.P309:.P315])" office:value-type="float" office:value="19512.5892857143">
            <text:p>19512,59</text:p>
          </table:table-cell>
          <table:table-cell table:number-columns-repeated="2"/>
        </table:table-row>
        <table:table-row table:style-name="ro1">
          <table:table-cell>
            <draw:frame table:end-cell-address="Hoja1.F334" table:end-x="1.364cm" table:end-y="0.193cm" draw:z-index="5" draw:style-name="gr1" svg:width="12.177cm" svg:height="7.287cm" svg:x="0.604cm" svg:y="0.153cm">
              <draw:object draw:notify-on-update-of-ranges="Hoja1.J323:Hoja1.J329 Hoja1.M323:Hoja1.M3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desv tipica</text:p>
          </table:table-cell>
          <table:table-cell table:formula="of:=SQRT([.M316])" office:value-type="float" office:value="16.310601285229">
            <text:p>16,31</text:p>
          </table:table-cell>
          <table:table-cell/>
          <table:table-cell office:value-type="string">
            <text:p>g1 (coef simetria)</text:p>
          </table:table-cell>
          <table:table-cell table:formula="of:=[.P316]/([.M317]^3)" office:value-type="float" office:value="4.49681466825834">
            <text:p>4,5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Asimetria per la dreta (positiva)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Histograma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Moda &lt; Mediana &lt; Mitjana</text:p>
          </table:table-cell>
          <table:table-cell table:number-columns-repeated="2"/>
          <table:table-cell office:value-type="string">
            <text:p>Intervals</text:p>
          </table:table-cell>
          <table:table-cell office:value-type="string">
            <text:p>Amplada</text:p>
          </table:table-cell>
          <table:table-cell office:value-type="string">
            <text:p>Area</text:p>
          </table:table-cell>
          <table:table-cell office:value-type="string">
            <text:p>Alçada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0, 5)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L323]/[.K323]" office:value-type="float" office:value="2.4">
            <text:p>2,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g1 &gt; 0</text:p>
          </table:table-cell>
          <table:table-cell table:number-columns-repeated="2"/>
          <table:table-cell office:value-type="string">
            <text:p>[5, 13)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formula="of:=[.L324]/[.K324]" office:value-type="float" office:value="8.25">
            <text:p>8,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13, 20)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formula="of:=[.L325]/[.K325]" office:value-type="float" office:value="30.2857142857143">
            <text:p>30,2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20, 30)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table:formula="of:=[.L326]/[.K326]" office:value-type="float" office:value="8.4">
            <text:p>8,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30, 50)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[.L327]/[.K327]" office:value-type="float" office:value="1.5">
            <text:p>1,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50, 100)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L328]/[.K328]" office:value-type="float" office:value="0.28">
            <text:p>0,2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[100, 250)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[.L329]/[.K329]" office:value-type="float" office:value="0.0133333333333333">
            <text:p>0,0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6"/>
          <table:table-cell office:value-type="string">
            <text:p>(Nota: Amb Calc no es pot dibuixar histograma amb barres de diferents amplades)</text:p>
          </table:table-cell>
          <table:table-cell table:number-columns-repeated="11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office:value-type="string">
            <text:p>PROB 1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ingressos mitjans (euros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967">
            <text:p>1967</text:p>
          </table:table-cell>
          <table:table-cell table:number-columns-repeated="17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  <table:table-cell office:value-type="string">
            <text:p>classe social</text:p>
          </table:table-cell>
          <table:table-cell table:number-columns-repeated="9"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.02">
            <text:p>20,02</text:p>
          </table:table-cell>
          <table:table-cell table:formula="of:=[.D345]" office:value-type="float" office:value="20.02">
            <text:p>20,02</text:p>
          </table:table-cell>
          <table:table-cell table:style-name="ce5" table:formula="of:=[.D345]/100" office:value-type="float" office:value="0.2002">
            <text:p>0,200</text:p>
          </table:table-cell>
          <table:table-cell table:style-name="ce3" table:formula="of:=[.E345]/100" office:value-type="float" office:value="0.2002">
            <text:p>0,20</text:p>
          </table:table-cell>
          <table:table-cell/>
          <table:table-cell office:value-type="string">
            <text:p>Baixa</text:p>
          </table:table-cell>
          <table:table-cell/>
          <table:table-cell office:value-type="string">
            <text:p>Q1</text:p>
          </table:table-cell>
          <table:table-cell table:formula="of:=[.B346]+([.C346]-[.B346])*(0.25-[.G345])/[.F346]" office:value-type="float" office:value="66.1659100288898">
            <text:p>66,17</text:p>
          </table:table-cell>
          <table:table-cell table:number-columns-repeated="6"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48.46">
            <text:p>48,46</text:p>
          </table:table-cell>
          <table:table-cell table:formula="of:=[.D346]+[.E345]" office:value-type="float" office:value="68.48">
            <text:p>68,48</text:p>
          </table:table-cell>
          <table:table-cell table:style-name="ce5" table:formula="of:=[.D346]/100" office:value-type="float" office:value="0.4846">
            <text:p>0,485</text:p>
          </table:table-cell>
          <table:table-cell table:style-name="ce3" table:formula="of:=[.E346]/100" office:value-type="float" office:value="0.6848">
            <text:p>0,68</text:p>
          </table:table-cell>
          <table:table-cell office:value-type="string">
            <text:p>Q1=mediana</text:p>
          </table:table-cell>
          <table:table-cell office:value-type="string">
            <text:p>Mitjana Baixa</text:p>
          </table:table-cell>
          <table:table-cell/>
          <table:table-cell office:value-type="string">
            <text:p>Mediana</text:p>
          </table:table-cell>
          <table:table-cell table:formula="of:=[.B346]+([.C346]-[.B346])*(0.5-[.G345])/[.F346]" office:value-type="float" office:value="97.1192736277342">
            <text:p>97,12</text:p>
          </table:table-cell>
          <table:table-cell table:number-columns-repeated="6"/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7.27">
            <text:p>17,27</text:p>
          </table:table-cell>
          <table:table-cell table:formula="of:=[.D347]+[.E346]" office:value-type="float" office:value="85.75">
            <text:p>85,75</text:p>
          </table:table-cell>
          <table:table-cell table:style-name="ce5" table:formula="of:=[.D347]/100" office:value-type="float" office:value="0.1727">
            <text:p>0,173</text:p>
          </table:table-cell>
          <table:table-cell table:style-name="ce3" table:formula="of:=[.E347]/100" office:value-type="float" office:value="0.8575">
            <text:p>0,86</text:p>
          </table:table-cell>
          <table:table-cell office:value-type="string">
            <text:p>Q3</text:p>
          </table:table-cell>
          <table:table-cell office:value-type="string">
            <text:p>Mitjana Alta</text:p>
          </table:table-cell>
          <table:table-cell/>
          <table:table-cell office:value-type="string">
            <text:p>Q3</text:p>
          </table:table-cell>
          <table:table-cell table:formula="of:=[.B347]+([.C347]-[.B347])*(0.75-[.G346])/[.F347]" office:value-type="float" office:value="142.651997683845">
            <text:p>142,65</text:p>
          </table:table-cell>
          <table:table-cell table:number-columns-repeated="6"/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6.48">
            <text:p>6,48</text:p>
          </table:table-cell>
          <table:table-cell table:formula="of:=[.D348]+[.E347]" office:value-type="float" office:value="92.23">
            <text:p>92,23</text:p>
          </table:table-cell>
          <table:table-cell table:style-name="ce5" table:formula="of:=[.D348]/100" office:value-type="float" office:value="0.0648">
            <text:p>0,065</text:p>
          </table:table-cell>
          <table:table-cell table:style-name="ce3" table:formula="of:=[.E348]/100" office:value-type="float" office:value="0.9223">
            <text:p>0,92</text:p>
          </table:table-cell>
          <table:table-cell/>
          <table:table-cell office:value-type="string">
            <text:p>Alta</text:p>
          </table:table-cell>
          <table:table-cell table:number-columns-repeated="9"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5.14">
            <text:p>5,14</text:p>
          </table:table-cell>
          <table:table-cell table:formula="of:=[.D349]+[.E348]" office:value-type="float" office:value="97.37">
            <text:p>97,37</text:p>
          </table:table-cell>
          <table:table-cell table:style-name="ce5" table:formula="of:=[.D349]/100" office:value-type="float" office:value="0.0514">
            <text:p>0,051</text:p>
          </table:table-cell>
          <table:table-cell table:style-name="ce3" table:formula="of:=[.E349]/100" office:value-type="float" office:value="0.9737">
            <text:p>0,97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Interval</text:p>
          </table:table-cell>
          <table:table-cell office:value-type="string">
            <text:p>Classe</text:p>
          </table:table-cell>
          <table:table-cell table:number-columns-repeated="6"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6">
            <text:p>1,46</text:p>
          </table:table-cell>
          <table:table-cell table:formula="of:=[.D350]+[.E349]" office:value-type="float" office:value="98.83">
            <text:p>98,83</text:p>
          </table:table-cell>
          <table:table-cell table:style-name="ce5" table:formula="of:=[.D350]/100" office:value-type="float" office:value="0.0146">
            <text:p>0,015</text:p>
          </table:table-cell>
          <table:table-cell table:style-name="ce3" table:formula="of:=[.E350]/100" office:value-type="float" office:value="0.9883">
            <text:p>0,99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enys de 66,17</text:p>
          </table:table-cell>
          <table:table-cell office:value-type="string">
            <text:p>baixa</text:p>
          </table:table-cell>
          <table:table-cell/>
          <table:table-cell office:value-type="string">
            <text:p>Distància baixa-alta=Q3-Q1</text:p>
          </table:table-cell>
          <table:table-cell table:formula="of:=[.L347]-[.L345]" office:value-type="float" office:value="76.486087654955">
            <text:p>76,49</text:p>
          </table:table-cell>
          <table:table-cell table:number-columns-repeated="3"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8">
            <text:p>0,88</text:p>
          </table:table-cell>
          <table:table-cell table:formula="of:=[.D351]+[.E350]" office:value-type="float" office:value="99.71">
            <text:p>99,71</text:p>
          </table:table-cell>
          <table:table-cell table:style-name="ce5" table:formula="of:=[.D351]/100" office:value-type="float" office:value="0.0088">
            <text:p>0,009</text:p>
          </table:table-cell>
          <table:table-cell table:style-name="ce3" table:formula="of:=[.E351]/100" office:value-type="float" office:value="0.9971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66,17-97,12</text:p>
          </table:table-cell>
          <table:table-cell office:value-type="string">
            <text:p>mitjana baixa</text:p>
          </table:table-cell>
          <table:table-cell/>
          <table:table-cell office:value-type="string">
            <text:p>Rang Mitana baixa=Med-Q1</text:p>
          </table:table-cell>
          <table:table-cell table:formula="of:=[.L346]-[.L345]" office:value-type="float" office:value="30.9533635988444">
            <text:p>30,95</text:p>
          </table:table-cell>
          <table:table-cell table:number-columns-repeated="3"/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21">
            <text:p>0,21</text:p>
          </table:table-cell>
          <table:table-cell table:formula="of:=[.D352]+[.E351]" office:value-type="float" office:value="99.92">
            <text:p>99,92</text:p>
          </table:table-cell>
          <table:table-cell table:style-name="ce5" table:formula="of:=[.D352]/100" office:value-type="float" office:value="0.0021">
            <text:p>0,002</text:p>
          </table:table-cell>
          <table:table-cell table:style-name="ce3" table:formula="of:=[.E352]/100" office:value-type="float" office:value="0.9992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97,12-142,65</text:p>
          </table:table-cell>
          <table:table-cell office:value-type="string">
            <text:p>mitjana alta</text:p>
          </table:table-cell>
          <table:table-cell/>
          <table:table-cell office:value-type="string">
            <text:p>Rang Mitjana alta=Q3-Med</text:p>
          </table:table-cell>
          <table:table-cell table:formula="of:=[.L347]-[.L346]" office:value-type="float" office:value="45.5327240561106">
            <text:p>45,53</text:p>
          </table:table-cell>
          <table:table-cell table:number-columns-repeated="3"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08">
            <text:p>0,08</text:p>
          </table:table-cell>
          <table:table-cell table:formula="of:=[.D353]+[.E352]" office:value-type="float" office:value="100">
            <text:p>100</text:p>
          </table:table-cell>
          <table:table-cell table:style-name="ce5" table:formula="of:=[.D353]/100" office:value-type="float" office:value="0.0008">
            <text:p>0,001</text:p>
          </table:table-cell>
          <table:table-cell table:style-name="ce3" table:formula="of:=[.E353]/100" office:value-type="float" office:value="1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és de 142,65</text:p>
          </table:table-cell>
          <table:table-cell office:value-type="string">
            <text:p>alta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970">
            <text:p>1970</text:p>
          </table:table-cell>
          <table:table-cell table:number-columns-repeated="17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  <table:table-cell office:value-type="string">
            <text:p>classe social</text:p>
          </table:table-cell>
          <table:table-cell table:number-columns-repeated="9"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.87">
            <text:p>13,87</text:p>
          </table:table-cell>
          <table:table-cell table:formula="of:=[.D357]" office:value-type="float" office:value="13.87">
            <text:p>13,87</text:p>
          </table:table-cell>
          <table:table-cell table:style-name="ce5" table:formula="of:=[.D357]/100" office:value-type="float" office:value="0.1387">
            <text:p>0,139</text:p>
          </table:table-cell>
          <table:table-cell table:style-name="ce3" table:formula="of:=[.E357]/100" office:value-type="float" office:value="0.1387">
            <text:p>0,14</text:p>
          </table:table-cell>
          <table:table-cell/>
          <table:table-cell office:value-type="string">
            <text:p>Baixa</text:p>
          </table:table-cell>
          <table:table-cell/>
          <table:table-cell office:value-type="string">
            <text:p>Q1</text:p>
          </table:table-cell>
          <table:table-cell table:formula="of:=[.B358]+([.C358]-[.B358])*(0.25-[.G357])/[.F358]" office:value-type="float" office:value="77.0357142857143">
            <text:p>77,04</text:p>
          </table:table-cell>
          <table:table-cell table:number-columns-repeated="6"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39.2">
            <text:p>39,2</text:p>
          </table:table-cell>
          <table:table-cell table:formula="of:=[.D358]+[.E357]" office:value-type="float" office:value="53.07">
            <text:p>53,07</text:p>
          </table:table-cell>
          <table:table-cell table:style-name="ce5" table:formula="of:=[.D358]/100" office:value-type="float" office:value="0.392">
            <text:p>0,392</text:p>
          </table:table-cell>
          <table:table-cell table:style-name="ce3" table:formula="of:=[.E358]/100" office:value-type="float" office:value="0.5307">
            <text:p>0,53</text:p>
          </table:table-cell>
          <table:table-cell office:value-type="string">
            <text:p>Q1=mediana</text:p>
          </table:table-cell>
          <table:table-cell office:value-type="string">
            <text:p>Mitjana Baixa</text:p>
          </table:table-cell>
          <table:table-cell/>
          <table:table-cell office:value-type="string">
            <text:p>Mediana</text:p>
          </table:table-cell>
          <table:table-cell table:formula="of:=[.B358]+([.C358]-[.B358])*(0.5-[.G357])/[.F358]" office:value-type="float" office:value="115.301020408163">
            <text:p>115,3</text:p>
          </table:table-cell>
          <table:table-cell table:number-columns-repeated="6"/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24.31">
            <text:p>24,31</text:p>
          </table:table-cell>
          <table:table-cell table:formula="of:=[.D359]+[.E358]" office:value-type="float" office:value="77.38">
            <text:p>77,38</text:p>
          </table:table-cell>
          <table:table-cell table:style-name="ce5" table:formula="of:=[.D359]/100" office:value-type="float" office:value="0.2431">
            <text:p>0,243</text:p>
          </table:table-cell>
          <table:table-cell table:style-name="ce3" table:formula="of:=[.E359]/100" office:value-type="float" office:value="0.7738">
            <text:p>0,77</text:p>
          </table:table-cell>
          <table:table-cell office:value-type="string">
            <text:p>Q3</text:p>
          </table:table-cell>
          <table:table-cell office:value-type="string">
            <text:p>Mitjana Alta</text:p>
          </table:table-cell>
          <table:table-cell/>
          <table:table-cell office:value-type="string">
            <text:p>Q3</text:p>
          </table:table-cell>
          <table:table-cell table:formula="of:=[.B359]+([.C359]-[.B359])*(0.75-[.G358])/[.F359]" office:value-type="float" office:value="174.125874125874">
            <text:p>174,13</text:p>
          </table:table-cell>
          <table:table-cell table:number-columns-repeated="6"/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11.44">
            <text:p>11,44</text:p>
          </table:table-cell>
          <table:table-cell table:formula="of:=[.D360]+[.E359]" office:value-type="float" office:value="88.82">
            <text:p>88,82</text:p>
          </table:table-cell>
          <table:table-cell table:style-name="ce5" table:formula="of:=[.D360]/100" office:value-type="float" office:value="0.1144">
            <text:p>0,114</text:p>
          </table:table-cell>
          <table:table-cell table:style-name="ce3" table:formula="of:=[.E360]/100" office:value-type="float" office:value="0.8882">
            <text:p>0,89</text:p>
          </table:table-cell>
          <table:table-cell/>
          <table:table-cell office:value-type="string">
            <text:p>Alta</text:p>
          </table:table-cell>
          <table:table-cell table:number-columns-repeated="9"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8.54">
            <text:p>8,54</text:p>
          </table:table-cell>
          <table:table-cell table:formula="of:=[.D361]+[.E360]" office:value-type="float" office:value="97.36">
            <text:p>97,36</text:p>
          </table:table-cell>
          <table:table-cell table:style-name="ce5" table:formula="of:=[.D361]/100" office:value-type="float" office:value="0.0854">
            <text:p>0,085</text:p>
          </table:table-cell>
          <table:table-cell table:style-name="ce3" table:formula="of:=[.E361]/100" office:value-type="float" office:value="0.9736">
            <text:p>0,97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Interval</text:p>
          </table:table-cell>
          <table:table-cell office:value-type="string">
            <text:p>Classe</text:p>
          </table:table-cell>
          <table:table-cell table:number-columns-repeated="3"/>
          <table:table-cell office:value-type="string">
            <text:p>diferència amb 1967</text:p>
          </table:table-cell>
          <table:table-cell office:value-type="string">
            <text:p>Comentari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2">
            <text:p>1,42</text:p>
          </table:table-cell>
          <table:table-cell table:formula="of:=[.D362]+[.E361]" office:value-type="float" office:value="98.78">
            <text:p>98,78</text:p>
          </table:table-cell>
          <table:table-cell table:style-name="ce5" table:formula="of:=[.D362]/100" office:value-type="float" office:value="0.0142">
            <text:p>0,014</text:p>
          </table:table-cell>
          <table:table-cell table:style-name="ce3" table:formula="of:=[.E362]/100" office:value-type="float" office:value="0.9878">
            <text:p>0,99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enys de 77,04</text:p>
          </table:table-cell>
          <table:table-cell office:value-type="string">
            <text:p>baixa</text:p>
          </table:table-cell>
          <table:table-cell/>
          <table:table-cell office:value-type="string">
            <text:p>Distància baixa-alta=Q3-Q1</text:p>
          </table:table-cell>
          <table:table-cell table:formula="of:=[.L359]-[.L357]" office:value-type="float" office:value="97.0901598401598">
            <text:p>97,09</text:p>
          </table:table-cell>
          <table:table-cell table:formula="of:=[.O362]-[.O350]" office:value-type="float" office:value="20.6040721852049">
            <text:p>20,6</text:p>
          </table:table-cell>
          <table:table-cell office:value-type="string">
            <text:p>major que en 1967</text:p>
          </table:table-cell>
          <table:table-cell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D363]+[.E362]" office:value-type="float" office:value="99.58">
            <text:p>99,58</text:p>
          </table:table-cell>
          <table:table-cell table:style-name="ce5" table:formula="of:=[.D363]/100" office:value-type="float" office:value="0.008">
            <text:p>0,008</text:p>
          </table:table-cell>
          <table:table-cell table:style-name="ce3" table:formula="of:=[.E363]/100" office:value-type="float" office:value="0.9958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77,04-115,3</text:p>
          </table:table-cell>
          <table:table-cell office:value-type="string">
            <text:p>mitjana baixa</text:p>
          </table:table-cell>
          <table:table-cell/>
          <table:table-cell office:value-type="string">
            <text:p>Rang Mitana baixa=Med-Q1</text:p>
          </table:table-cell>
          <table:table-cell table:formula="of:=[.L358]-[.L357]" office:value-type="float" office:value="38.265306122449">
            <text:p>38,27</text:p>
          </table:table-cell>
          <table:table-cell table:formula="of:=[.O363]-[.O351]" office:value-type="float" office:value="7.31194252360459">
            <text:p>7,31</text:p>
          </table:table-cell>
          <table:table-cell office:value-type="string">
            <text:p>major que en 1967</text:p>
          </table:table-cell>
          <table:table-cell office:value-type="string">
            <text:p>(menor increment)</text:p>
          </table:table-cell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3">
            <text:p>0,3</text:p>
          </table:table-cell>
          <table:table-cell table:formula="of:=[.D364]+[.E363]" office:value-type="float" office:value="99.88">
            <text:p>99,88</text:p>
          </table:table-cell>
          <table:table-cell table:style-name="ce5" table:formula="of:=[.D364]/100" office:value-type="float" office:value="0.003">
            <text:p>0,003</text:p>
          </table:table-cell>
          <table:table-cell table:style-name="ce3" table:formula="of:=[.E364]/100" office:value-type="float" office:value="0.9988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115,3-174,13</text:p>
          </table:table-cell>
          <table:table-cell office:value-type="string">
            <text:p>mitjana alta</text:p>
          </table:table-cell>
          <table:table-cell/>
          <table:table-cell office:value-type="string">
            <text:p>Rang Mitjana alta=Q3-Med</text:p>
          </table:table-cell>
          <table:table-cell table:formula="of:=[.L359]-[.L358]" office:value-type="float" office:value="58.8248537177109">
            <text:p>58,82</text:p>
          </table:table-cell>
          <table:table-cell table:formula="of:=[.O364]-[.O352]" office:value-type="float" office:value="13.2921296616003">
            <text:p>13,29</text:p>
          </table:table-cell>
          <table:table-cell office:value-type="string">
            <text:p>major que en 1967</text:p>
          </table:table-cell>
          <table:table-cell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12">
            <text:p>0,12</text:p>
          </table:table-cell>
          <table:table-cell table:formula="of:=[.D365]+[.E364]" office:value-type="float" office:value="100">
            <text:p>100</text:p>
          </table:table-cell>
          <table:table-cell table:style-name="ce5" table:formula="of:=[.D365]/100" office:value-type="float" office:value="0.0012">
            <text:p>0,001</text:p>
          </table:table-cell>
          <table:table-cell table:style-name="ce3" table:formula="of:=[.E365]/100" office:value-type="float" office:value="1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és de 174,13</text:p>
          </table:table-cell>
          <table:table-cell office:value-type="string">
            <text:p>alta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1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càrrega màxim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table:number-columns-repeated="5"/>
          <table:table-cell office:value-type="string">
            <text:p>frel*(x-mitjana)^2</text:p>
          </table:table-cell>
          <table:table-cell table:number-columns-repeated="5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9.75">
            <text:p>9,75</text:p>
          </table:table-cell>
          <table:table-cell table:formula="of:=([.A374]+[.B374])/2" office:value-type="float" office:value="9.5">
            <text:p>9,5</text:p>
          </table:table-cell>
          <table:table-cell office:value-type="float" office:value="2">
            <text:p>2</text:p>
          </table:table-cell>
          <table:table-cell table:style-name="ce5" table:formula="of:=[.D374]/[.$D$382]" office:value-type="float" office:value="0.0333333333333333">
            <text:p>0,033</text:p>
          </table:table-cell>
          <table:table-cell table:formula="of:=[.D374]" office:value-type="float" office:value="2">
            <text:p>2</text:p>
          </table:table-cell>
          <table:table-cell table:style-name="ce5" table:formula="of:=[.F374]/[.$D$382]" office:value-type="float" office:value="0.0333333333333333">
            <text:p>0,033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C374:.C381];[.D374:.D381])/[.D382]" office:value-type="float" office:value="11.0916666666667">
            <text:p>11,09</text:p>
          </table:table-cell>
          <table:table-cell/>
          <table:table-cell table:style-name="ce5" table:formula="of:=[.E374]*([.C374]-[.$K$374])^2" office:value-type="float" office:value="0.0844467592592593">
            <text:p>0,084</text:p>
          </table:table-cell>
          <table:table-cell table:number-columns-repeated="5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0.25">
            <text:p>10,25</text:p>
          </table:table-cell>
          <table:table-cell table:formula="of:=([.A375]+[.B375])/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table:formula="of:=[.D375]/[.$D$382]" office:value-type="float" office:value="0.0833333333333333">
            <text:p>0,083</text:p>
          </table:table-cell>
          <table:table-cell table:formula="of:=[.D375]+[.F374]" office:value-type="float" office:value="7">
            <text:p>7</text:p>
          </table:table-cell>
          <table:table-cell table:style-name="ce5" table:formula="of:=[.F375]/[.$D$382]" office:value-type="float" office:value="0.116666666666667">
            <text:p>0,117</text:p>
          </table:table-cell>
          <table:table-cell table:number-columns-repeated="2"/>
          <table:table-cell office:value-type="string">
            <text:p>variància</text:p>
          </table:table-cell>
          <table:table-cell table:formula="of:=SUM([.M374:.M381])" office:value-type="float" office:value="0.537430555555556">
            <text:p>0,54</text:p>
          </table:table-cell>
          <table:table-cell/>
          <table:table-cell table:style-name="ce5" table:formula="of:=[.E375]*([.C375]-[.$K$374])^2" office:value-type="float" office:value="0.0993113425925926">
            <text:p>0,099</text:p>
          </table:table-cell>
          <table:table-cell table:number-columns-repeated="5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0.75">
            <text:p>10,75</text:p>
          </table:table-cell>
          <table:table-cell table:formula="of:=([.A376]+[.B376])/2" office:value-type="float" office:value="10.5">
            <text:p>10,5</text:p>
          </table:table-cell>
          <table:table-cell office:value-type="float" office:value="12">
            <text:p>12</text:p>
          </table:table-cell>
          <table:table-cell table:style-name="ce5" table:formula="of:=[.D376]/[.$D$382]" office:value-type="float" office:value="0.2">
            <text:p>0,200</text:p>
          </table:table-cell>
          <table:table-cell table:formula="of:=[.D376]+[.F375]" office:value-type="float" office:value="19">
            <text:p>19</text:p>
          </table:table-cell>
          <table:table-cell table:style-name="ce5" table:formula="of:=[.F376]/[.$D$382]" office:value-type="float" office:value="0.316666666666667">
            <text:p>0,317</text:p>
          </table:table-cell>
          <table:table-cell table:number-columns-repeated="2"/>
          <table:table-cell office:value-type="string">
            <text:p>P90</text:p>
          </table:table-cell>
          <table:table-cell table:formula="of:=[.A379]+([.B379]-[.A379])*(0.9*[.D382]-[.F378])/[.D379]" office:value-type="float" office:value="12.0833333333333">
            <text:p>12,08</text:p>
          </table:table-cell>
          <table:table-cell/>
          <table:table-cell table:style-name="ce5" table:formula="of:=[.E376]*([.C376]-[.$K$374])^2" office:value-type="float" office:value="0.0700138888888889">
            <text:p>0,070</text:p>
          </table:table-cell>
          <table:table-cell table:number-columns-repeated="5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1.25">
            <text:p>11,25</text:p>
          </table:table-cell>
          <table:table-cell table:formula="of:=([.A377]+[.B377])/2"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5" table:formula="of:=[.D377]/[.$D$382]" office:value-type="float" office:value="0.283333333333333">
            <text:p>0,283</text:p>
          </table:table-cell>
          <table:table-cell table:formula="of:=[.D377]+[.F376]" office:value-type="float" office:value="36">
            <text:p>36</text:p>
          </table:table-cell>
          <table:table-cell table:style-name="ce5" table:formula="of:=[.F377]/[.$D$382]" office:value-type="float" office:value="0.6">
            <text:p>0,600</text:p>
          </table:table-cell>
          <table:table-cell table:number-columns-repeated="2"/>
          <table:table-cell office:value-type="string">
            <text:p>Interval90%</text:p>
          </table:table-cell>
          <table:table-cell office:value-type="string">
            <text:p>0-12,08</text:p>
          </table:table-cell>
          <table:table-cell/>
          <table:table-cell table:style-name="ce5" table:formula="of:=[.E377]*([.C377]-[.$K$374])^2" office:value-type="float" office:value="0.00238078703703704">
            <text:p>0,002</text:p>
          </table:table-cell>
          <table:table-cell table:number-columns-repeated="5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1.75">
            <text:p>11,75</text:p>
          </table:table-cell>
          <table:table-cell table:formula="of:=([.A378]+[.B378])/2" office:value-type="float" office:value="11.5">
            <text:p>11,5</text:p>
          </table:table-cell>
          <table:table-cell office:value-type="float" office:value="14">
            <text:p>14</text:p>
          </table:table-cell>
          <table:table-cell table:style-name="ce5" table:formula="of:=[.D378]/[.$D$382]" office:value-type="float" office:value="0.233333333333333">
            <text:p>0,233</text:p>
          </table:table-cell>
          <table:table-cell table:formula="of:=[.D378]+[.F377]" office:value-type="float" office:value="50">
            <text:p>50</text:p>
          </table:table-cell>
          <table:table-cell table:style-name="ce5" table:formula="of:=[.F378]/[.$D$382]" office:value-type="float" office:value="0.833333333333333">
            <text:p>0,833</text:p>
          </table:table-cell>
          <table:table-cell table:number-columns-repeated="5"/>
          <table:table-cell table:style-name="ce5" table:formula="of:=[.E378]*([.C378]-[.$K$374])^2" office:value-type="float" office:value="0.0389050925925926">
            <text:p>0,039</text:p>
          </table:table-cell>
          <table:table-cell table:number-columns-repeated="5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2.25">
            <text:p>12,25</text:p>
          </table:table-cell>
          <table:table-cell table:formula="of:=([.A379]+[.B379])/2"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5" table:formula="of:=[.D379]/[.$D$382]" office:value-type="float" office:value="0.1">
            <text:p>0,100</text:p>
          </table:table-cell>
          <table:table-cell table:formula="of:=[.D379]+[.F378]" office:value-type="float" office:value="56">
            <text:p>56</text:p>
          </table:table-cell>
          <table:table-cell table:style-name="ce5" table:formula="of:=[.F379]/[.$D$382]" office:value-type="float" office:value="0.933333333333333">
            <text:p>0,933</text:p>
          </table:table-cell>
          <table:table-cell office:value-type="string">
            <text:p>P90</text:p>
          </table:table-cell>
          <table:table-cell table:number-columns-repeated="4"/>
          <table:table-cell table:style-name="ce5" table:formula="of:=[.E379]*([.C379]-[.$K$374])^2" office:value-type="float" office:value="0.0825069444444444">
            <text:p>0,083</text:p>
          </table:table-cell>
          <table:table-cell table:number-columns-repeated="5"/>
        </table:table-row>
        <table:table-row table:style-name="ro1">
          <table:table-cell office:value-type="float" office:value="12.25">
            <text:p>12,25</text:p>
          </table:table-cell>
          <table:table-cell office:value-type="float" office:value="12.75">
            <text:p>12,75</text:p>
          </table:table-cell>
          <table:table-cell table:formula="of:=([.A380]+[.B380])/2" office:value-type="float" office:value="12.5">
            <text:p>12,5</text:p>
          </table:table-cell>
          <table:table-cell office:value-type="float" office:value="3">
            <text:p>3</text:p>
          </table:table-cell>
          <table:table-cell table:style-name="ce5" table:formula="of:=[.D380]/[.$D$382]" office:value-type="float" office:value="0.05">
            <text:p>0,050</text:p>
          </table:table-cell>
          <table:table-cell table:formula="of:=[.D380]+[.F379]" office:value-type="float" office:value="59">
            <text:p>59</text:p>
          </table:table-cell>
          <table:table-cell table:style-name="ce5" table:formula="of:=[.F380]/[.$D$382]" office:value-type="float" office:value="0.983333333333333">
            <text:p>0,983</text:p>
          </table:table-cell>
          <table:table-cell table:number-columns-repeated="5"/>
          <table:table-cell table:style-name="ce5" table:formula="of:=[.E380]*([.C380]-[.$K$374])^2" office:value-type="float" office:value="0.0991701388888889">
            <text:p>0,099</text:p>
          </table:table-cell>
          <table:table-cell table:number-columns-repeated="5"/>
        </table:table-row>
        <table:table-row table:style-name="ro1">
          <table:table-cell office:value-type="float" office:value="12.75">
            <text:p>12,75</text:p>
          </table:table-cell>
          <table:table-cell office:value-type="float" office:value="13.25">
            <text:p>13,25</text:p>
          </table:table-cell>
          <table:table-cell table:formula="of:=([.A381]+[.B381])/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5" table:formula="of:=[.D381]/[.$D$382]" office:value-type="float" office:value="0.0166666666666667">
            <text:p>0,017</text:p>
          </table:table-cell>
          <table:table-cell table:formula="of:=[.D381]+[.F380]" office:value-type="float" office:value="60">
            <text:p>60</text:p>
          </table:table-cell>
          <table:table-cell table:style-name="ce5" table:formula="of:=[.F381]/[.$D$382]" office:value-type="float" office:value="1">
            <text:p>1,000</text:p>
          </table:table-cell>
          <table:table-cell table:number-columns-repeated="5"/>
          <table:table-cell table:style-name="ce5" table:formula="of:=[.E381]*([.C381]-[.$K$374])^2" office:value-type="float" office:value="0.0606956018518518">
            <text:p>0,0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374:.D381])" office:value-type="float" office:value="60">
            <text:p>60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qualificacion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  <table:table-cell office:value-type="string">
            <text:p>Histograma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office:value-type="string">
            <text:p>percentatge (%) </text:p>
          </table:table-cell>
          <table:table-cell office:value-type="string">
            <text:p>percentatge (%) acum</text:p>
          </table:table-cell>
          <table:table-cell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 (%)</text:p>
          </table:table-cell>
          <table:table-cell office:value-type="string">
            <text:p>Alçada (% acum)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E392]/[.$E$407]" office:value-type="float" office:value="0.05">
            <text:p>0,05</text:p>
          </table:table-cell>
          <table:table-cell table:formula="of:=[.E392]" office:value-type="float" office:value="1">
            <text:p>1</text:p>
          </table:table-cell>
          <table:table-cell table:formula="of:=[.G392]/[.$E$407]" office:value-type="float" office:value="0.05">
            <text:p>0,05</text:p>
          </table:table-cell>
          <table:table-cell table:formula="of:=[.F392]*100" office:value-type="float" office:value="5">
            <text:p>5</text:p>
          </table:table-cell>
          <table:table-cell table:formula="of:=[.H392]*100" office:value-type="float" office:value="5">
            <text:p>5</text:p>
          </table:table-cell>
          <table:table-cell/>
          <table:table-cell office:value-type="string">
            <text:p>[59, 60)</text:p>
          </table:table-cell>
          <table:table-cell table:formula="of:=[.D393]-[.D392]" office:value-type="float" office:value="1">
            <text:p>1</text:p>
          </table:table-cell>
          <table:table-cell table:formula="of:=[.I392]/[.M392]" office:value-type="float" office:value="5">
            <text:p>5</text:p>
          </table:table-cell>
          <table:table-cell table:formula="of:=[.J392]/[.M392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E393]/[.$E$407]" office:value-type="float" office:value="0.05">
            <text:p>0,05</text:p>
          </table:table-cell>
          <table:table-cell table:formula="of:=[.E393]+[.G392]" office:value-type="float" office:value="2">
            <text:p>2</text:p>
          </table:table-cell>
          <table:table-cell table:formula="of:=[.G393]/[.$E$407]" office:value-type="float" office:value="0.1">
            <text:p>0,1</text:p>
          </table:table-cell>
          <table:table-cell table:formula="of:=[.F393]*100" office:value-type="float" office:value="5">
            <text:p>5</text:p>
          </table:table-cell>
          <table:table-cell table:formula="of:=[.H393]*100" office:value-type="float" office:value="10">
            <text:p>10</text:p>
          </table:table-cell>
          <table:table-cell/>
          <table:table-cell office:value-type="string">
            <text:p>[60, 62)</text:p>
          </table:table-cell>
          <table:table-cell table:formula="of:=[.D394]-[.D393]" office:value-type="float" office:value="2">
            <text:p>2</text:p>
          </table:table-cell>
          <table:table-cell table:formula="of:=[.I393]/[.M393]" office:value-type="float" office:value="2.5">
            <text:p>2,5</text:p>
          </table:table-cell>
          <table:table-cell table:formula="of:=[.J393]/[.M393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E394]/[.$E$407]" office:value-type="float" office:value="0.05">
            <text:p>0,05</text:p>
          </table:table-cell>
          <table:table-cell table:formula="of:=[.E394]+[.G393]" office:value-type="float" office:value="3">
            <text:p>3</text:p>
          </table:table-cell>
          <table:table-cell table:formula="of:=[.G394]/[.$E$407]" office:value-type="float" office:value="0.15">
            <text:p>0,15</text:p>
          </table:table-cell>
          <table:table-cell table:formula="of:=[.F394]*100" office:value-type="float" office:value="5">
            <text:p>5</text:p>
          </table:table-cell>
          <table:table-cell table:formula="of:=[.H394]*100" office:value-type="float" office:value="15">
            <text:p>15</text:p>
          </table:table-cell>
          <table:table-cell/>
          <table:table-cell office:value-type="string">
            <text:p>[62, 68)</text:p>
          </table:table-cell>
          <table:table-cell table:formula="of:=[.D395]-[.D394]" office:value-type="float" office:value="6">
            <text:p>6</text:p>
          </table:table-cell>
          <table:table-cell table:formula="of:=[.I394]/[.M394]" office:value-type="float" office:value="0.833333333333333">
            <text:p>0,83</text:p>
          </table:table-cell>
          <table:table-cell table:formula="of:=[.J394]/[.M394]" office:value-type="float" office:value="2.5">
            <text:p>2,5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[.E395]/[.$E$407]" office:value-type="float" office:value="0.1">
            <text:p>0,1</text:p>
          </table:table-cell>
          <table:table-cell table:formula="of:=[.E395]+[.G394]" office:value-type="float" office:value="5">
            <text:p>5</text:p>
          </table:table-cell>
          <table:table-cell table:formula="of:=[.G395]/[.$E$407]" office:value-type="float" office:value="0.25">
            <text:p>0,25</text:p>
          </table:table-cell>
          <table:table-cell table:formula="of:=[.F395]*100" office:value-type="float" office:value="10">
            <text:p>10</text:p>
          </table:table-cell>
          <table:table-cell table:formula="of:=[.H395]*100" office:value-type="float" office:value="25">
            <text:p>25</text:p>
          </table:table-cell>
          <table:table-cell/>
          <table:table-cell office:value-type="string">
            <text:p>[68, 71)</text:p>
          </table:table-cell>
          <table:table-cell table:formula="of:=[.D396]-[.D395]" office:value-type="float" office:value="3">
            <text:p>3</text:p>
          </table:table-cell>
          <table:table-cell table:formula="of:=[.I395]/[.M395]" office:value-type="float" office:value="3.33333333333333">
            <text:p>3,33</text:p>
          </table:table-cell>
          <table:table-cell table:formula="of:=[.J395]/[.M395]" office:value-type="float" office:value="8.33333333333333">
            <text:p>8,3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E396]/[.$E$407]" office:value-type="float" office:value="0.05">
            <text:p>0,05</text:p>
          </table:table-cell>
          <table:table-cell table:formula="of:=[.E396]+[.G395]" office:value-type="float" office:value="6">
            <text:p>6</text:p>
          </table:table-cell>
          <table:table-cell table:formula="of:=[.G396]/[.$E$407]" office:value-type="float" office:value="0.3">
            <text:p>0,3</text:p>
          </table:table-cell>
          <table:table-cell table:formula="of:=[.F396]*100" office:value-type="float" office:value="5">
            <text:p>5</text:p>
          </table:table-cell>
          <table:table-cell table:formula="of:=[.H396]*100" office:value-type="float" office:value="30">
            <text:p>30</text:p>
          </table:table-cell>
          <table:table-cell/>
          <table:table-cell office:value-type="string">
            <text:p>[71, 73)</text:p>
          </table:table-cell>
          <table:table-cell table:formula="of:=[.D397]-[.D396]" office:value-type="float" office:value="2">
            <text:p>2</text:p>
          </table:table-cell>
          <table:table-cell table:formula="of:=[.I396]/[.M396]" office:value-type="float" office:value="2.5">
            <text:p>2,5</text:p>
          </table:table-cell>
          <table:table-cell table:formula="of:=[.J396]/[.M396]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formula="of:=[.E397]/[.$E$407]" office:value-type="float" office:value="0.1">
            <text:p>0,1</text:p>
          </table:table-cell>
          <table:table-cell table:formula="of:=[.E397]+[.G396]" office:value-type="float" office:value="8">
            <text:p>8</text:p>
          </table:table-cell>
          <table:table-cell table:formula="of:=[.G397]/[.$E$407]" office:value-type="float" office:value="0.4">
            <text:p>0,4</text:p>
          </table:table-cell>
          <table:table-cell table:formula="of:=[.F397]*100" office:value-type="float" office:value="10">
            <text:p>10</text:p>
          </table:table-cell>
          <table:table-cell table:formula="of:=[.H397]*100" office:value-type="float" office:value="40">
            <text:p>40</text:p>
          </table:table-cell>
          <table:table-cell/>
          <table:table-cell office:value-type="string">
            <text:p>[73, 75)</text:p>
          </table:table-cell>
          <table:table-cell table:formula="of:=[.D398]-[.D397]" office:value-type="float" office:value="2">
            <text:p>2</text:p>
          </table:table-cell>
          <table:table-cell table:formula="of:=[.I397]/[.M397]" office:value-type="float" office:value="5">
            <text:p>5</text:p>
          </table:table-cell>
          <table:table-cell table:formula="of:=[.J397]/[.M397]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formula="of:=[.E398]/[.$E$407]" office:value-type="float" office:value="0.1">
            <text:p>0,1</text:p>
          </table:table-cell>
          <table:table-cell table:formula="of:=[.E398]+[.G397]" office:value-type="float" office:value="10">
            <text:p>10</text:p>
          </table:table-cell>
          <table:table-cell table:formula="of:=[.G398]/[.$E$407]" office:value-type="float" office:value="0.5">
            <text:p>0,5</text:p>
          </table:table-cell>
          <table:table-cell table:formula="of:=[.F398]*100" office:value-type="float" office:value="10">
            <text:p>10</text:p>
          </table:table-cell>
          <table:table-cell table:formula="of:=[.H398]*100" office:value-type="float" office:value="50">
            <text:p>50</text:p>
          </table:table-cell>
          <table:table-cell/>
          <table:table-cell office:value-type="string">
            <text:p>[75, 76)</text:p>
          </table:table-cell>
          <table:table-cell table:formula="of:=[.D399]-[.D398]" office:value-type="float" office:value="1">
            <text:p>1</text:p>
          </table:table-cell>
          <table:table-cell table:formula="of:=[.I398]/[.M398]" office:value-type="float" office:value="10">
            <text:p>10</text:p>
          </table:table-cell>
          <table:table-cell table:formula="of:=[.J398]/[.M398]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E399]/[.$E$407]" office:value-type="float" office:value="0.05">
            <text:p>0,05</text:p>
          </table:table-cell>
          <table:table-cell table:formula="of:=[.E399]+[.G398]" office:value-type="float" office:value="11">
            <text:p>11</text:p>
          </table:table-cell>
          <table:table-cell table:formula="of:=[.G399]/[.$E$407]" office:value-type="float" office:value="0.55">
            <text:p>0,55</text:p>
          </table:table-cell>
          <table:table-cell table:formula="of:=[.F399]*100" office:value-type="float" office:value="5">
            <text:p>5</text:p>
          </table:table-cell>
          <table:table-cell table:formula="of:=[.H399]*100" office:value-type="float" office:value="55">
            <text:p>55</text:p>
          </table:table-cell>
          <table:table-cell/>
          <table:table-cell office:value-type="string">
            <text:p>[76, 79)</text:p>
          </table:table-cell>
          <table:table-cell table:formula="of:=[.D400]-[.D399]" office:value-type="float" office:value="3">
            <text:p>3</text:p>
          </table:table-cell>
          <table:table-cell table:formula="of:=[.I399]/[.M399]" office:value-type="float" office:value="1.66666666666667">
            <text:p>1,67</text:p>
          </table:table-cell>
          <table:table-cell table:formula="of:=[.J399]/[.M399]" office:value-type="float" office:value="18.3333333333333">
            <text:p>18,3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E400]/[.$E$407]" office:value-type="float" office:value="0.05">
            <text:p>0,05</text:p>
          </table:table-cell>
          <table:table-cell table:formula="of:=[.E400]+[.G399]" office:value-type="float" office:value="12">
            <text:p>12</text:p>
          </table:table-cell>
          <table:table-cell table:formula="of:=[.G400]/[.$E$407]" office:value-type="float" office:value="0.6">
            <text:p>0,6</text:p>
          </table:table-cell>
          <table:table-cell table:formula="of:=[.F400]*100" office:value-type="float" office:value="5">
            <text:p>5</text:p>
          </table:table-cell>
          <table:table-cell table:formula="of:=[.H400]*100" office:value-type="float" office:value="60">
            <text:p>60</text:p>
          </table:table-cell>
          <table:table-cell/>
          <table:table-cell office:value-type="string">
            <text:p>[79, 82)</text:p>
          </table:table-cell>
          <table:table-cell table:formula="of:=[.D401]-[.D400]" office:value-type="float" office:value="3">
            <text:p>3</text:p>
          </table:table-cell>
          <table:table-cell table:formula="of:=[.I400]/[.M400]" office:value-type="float" office:value="1.66666666666667">
            <text:p>1,67</text:p>
          </table:table-cell>
          <table:table-cell table:formula="of:=[.J400]/[.M400]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E401]/[.$E$407]" office:value-type="float" office:value="0.05">
            <text:p>0,05</text:p>
          </table:table-cell>
          <table:table-cell table:formula="of:=[.E401]+[.G400]" office:value-type="float" office:value="13">
            <text:p>13</text:p>
          </table:table-cell>
          <table:table-cell table:formula="of:=[.G401]/[.$E$407]" office:value-type="float" office:value="0.65">
            <text:p>0,65</text:p>
          </table:table-cell>
          <table:table-cell table:formula="of:=[.F401]*100" office:value-type="float" office:value="5">
            <text:p>5</text:p>
          </table:table-cell>
          <table:table-cell table:formula="of:=[.H401]*100" office:value-type="float" office:value="65">
            <text:p>65</text:p>
          </table:table-cell>
          <table:table-cell/>
          <table:table-cell office:value-type="string">
            <text:p>[82, 84)</text:p>
          </table:table-cell>
          <table:table-cell table:formula="of:=[.D402]-[.D401]" office:value-type="float" office:value="2">
            <text:p>2</text:p>
          </table:table-cell>
          <table:table-cell table:formula="of:=[.I401]/[.M401]" office:value-type="float" office:value="2.5">
            <text:p>2,5</text:p>
          </table:table-cell>
          <table:table-cell table:formula="of:=[.J401]/[.M401]" office:value-type="float" office:value="32.5">
            <text:p>32,5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E402]/[.$E$407]" office:value-type="float" office:value="0.05">
            <text:p>0,05</text:p>
          </table:table-cell>
          <table:table-cell table:formula="of:=[.E402]+[.G401]" office:value-type="float" office:value="14">
            <text:p>14</text:p>
          </table:table-cell>
          <table:table-cell table:formula="of:=[.G402]/[.$E$407]" office:value-type="float" office:value="0.7">
            <text:p>0,7</text:p>
          </table:table-cell>
          <table:table-cell table:formula="of:=[.F402]*100" office:value-type="float" office:value="5">
            <text:p>5</text:p>
          </table:table-cell>
          <table:table-cell table:formula="of:=[.H402]*100" office:value-type="float" office:value="70">
            <text:p>70</text:p>
          </table:table-cell>
          <table:table-cell/>
          <table:table-cell office:value-type="string">
            <text:p>[84, 85)</text:p>
          </table:table-cell>
          <table:table-cell table:formula="of:=[.D403]-[.D402]" office:value-type="float" office:value="1">
            <text:p>1</text:p>
          </table:table-cell>
          <table:table-cell table:formula="of:=[.I402]/[.M402]" office:value-type="float" office:value="5">
            <text:p>5</text:p>
          </table:table-cell>
          <table:table-cell table:formula="of:=[.J402]/[.M402]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E403]/[.$E$407]" office:value-type="float" office:value="0.05">
            <text:p>0,05</text:p>
          </table:table-cell>
          <table:table-cell table:formula="of:=[.E403]+[.G402]" office:value-type="float" office:value="15">
            <text:p>15</text:p>
          </table:table-cell>
          <table:table-cell table:formula="of:=[.G403]/[.$E$407]" office:value-type="float" office:value="0.75">
            <text:p>0,75</text:p>
          </table:table-cell>
          <table:table-cell table:formula="of:=[.F403]*100" office:value-type="float" office:value="5">
            <text:p>5</text:p>
          </table:table-cell>
          <table:table-cell table:formula="of:=[.H403]*100" office:value-type="float" office:value="75">
            <text:p>75</text:p>
          </table:table-cell>
          <table:table-cell/>
          <table:table-cell office:value-type="string">
            <text:p>[85, 88)</text:p>
          </table:table-cell>
          <table:table-cell table:formula="of:=[.D404]-[.D403]" office:value-type="float" office:value="3">
            <text:p>3</text:p>
          </table:table-cell>
          <table:table-cell table:formula="of:=[.I403]/[.M403]" office:value-type="float" office:value="1.66666666666667">
            <text:p>1,67</text:p>
          </table:table-cell>
          <table:table-cell table:formula="of:=[.J403]/[.M403]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formula="of:=[.E404]/[.$E$407]" office:value-type="float" office:value="0.1">
            <text:p>0,1</text:p>
          </table:table-cell>
          <table:table-cell table:formula="of:=[.E404]+[.G403]" office:value-type="float" office:value="17">
            <text:p>17</text:p>
          </table:table-cell>
          <table:table-cell table:formula="of:=[.G404]/[.$E$407]" office:value-type="float" office:value="0.85">
            <text:p>0,85</text:p>
          </table:table-cell>
          <table:table-cell table:formula="of:=[.F404]*100" office:value-type="float" office:value="10">
            <text:p>10</text:p>
          </table:table-cell>
          <table:table-cell table:formula="of:=[.H404]*100" office:value-type="float" office:value="85">
            <text:p>85</text:p>
          </table:table-cell>
          <table:table-cell/>
          <table:table-cell office:value-type="string">
            <text:p>[88, 90)</text:p>
          </table:table-cell>
          <table:table-cell table:formula="of:=[.D405]-[.D404]" office:value-type="float" office:value="2">
            <text:p>2</text:p>
          </table:table-cell>
          <table:table-cell table:formula="of:=[.I404]/[.M404]" office:value-type="float" office:value="5">
            <text:p>5</text:p>
          </table:table-cell>
          <table:table-cell table:formula="of:=[.J404]/[.M404]" office:value-type="float" office:value="42.5">
            <text:p>42,5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E405]/[.$E$407]" office:value-type="float" office:value="0.05">
            <text:p>0,05</text:p>
          </table:table-cell>
          <table:table-cell table:formula="of:=[.E405]+[.G404]" office:value-type="float" office:value="18">
            <text:p>18</text:p>
          </table:table-cell>
          <table:table-cell table:formula="of:=[.G405]/[.$E$407]" office:value-type="float" office:value="0.9">
            <text:p>0,9</text:p>
          </table:table-cell>
          <table:table-cell table:formula="of:=[.F405]*100" office:value-type="float" office:value="5">
            <text:p>5</text:p>
          </table:table-cell>
          <table:table-cell table:formula="of:=[.H405]*100" office:value-type="float" office:value="90">
            <text:p>90</text:p>
          </table:table-cell>
          <table:table-cell/>
          <table:table-cell office:value-type="string">
            <text:p>[90, 93)</text:p>
          </table:table-cell>
          <table:table-cell table:formula="of:=[.D406]-[.D405]" office:value-type="float" office:value="3">
            <text:p>3</text:p>
          </table:table-cell>
          <table:table-cell table:formula="of:=[.I405]/[.M405]" office:value-type="float" office:value="1.66666666666667">
            <text:p>1,67</text:p>
          </table:table-cell>
          <table:table-cell table:formula="of:=[.J405]/[.M405]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[.E406]/[.$E$407]" office:value-type="float" office:value="0.1">
            <text:p>0,1</text:p>
          </table:table-cell>
          <table:table-cell table:formula="of:=[.E406]+[.G405]" office:value-type="float" office:value="20">
            <text:p>20</text:p>
          </table:table-cell>
          <table:table-cell table:formula="of:=[.G406]/[.$E$407]" office:value-type="float" office:value="1">
            <text:p>1</text:p>
          </table:table-cell>
          <table:table-cell table:formula="of:=[.F406]*100" office:value-type="float" office:value="10">
            <text:p>10</text:p>
          </table:table-cell>
          <table:table-cell table:formula="of:=[.H406]*100" office:value-type="float" office:value="100">
            <text:p>100</text:p>
          </table:table-cell>
          <table:table-cell/>
          <table:table-cell office:value-type="string">
            <text:p>[93, 94)</text:p>
          </table:table-cell>
          <table:table-cell office:value-type="float" office:value="1">
            <text:p>1</text:p>
          </table:table-cell>
          <table:table-cell table:formula="of:=[.I406]/[.M406]" office:value-type="float" office:value="10">
            <text:p>10</text:p>
          </table:table-cell>
          <table:table-cell table:formula="of:=[.J406]/[.M40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  <table:table-cell table:formula="of:=SUM([.E392:.E406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float" office:value="93">
            <text:p>93</text:p>
          </table:table-cell>
          <table:table-cell table:number-columns-repeated="17"/>
        </table:table-row>
        <table:table-row table:style-name="ro1">
          <table:table-cell office:value-type="float" office:value="93">
            <text:p>93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reu persona i ni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 office:value-type="string">
            <text:p>ordre</text:p>
          </table:table-cell>
          <table:table-cell office:value-type="string">
            <text:p>Taula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 <text:s/></text:p>
          </table:table-cell>
          <table:table-cell office:value-type="string">
            <text:p>freq rel <text:s/></text:p>
          </table:table-cell>
          <table:table-cell office:value-type="string">
            <text:p>freq abs acum</text:p>
          </table:table-cell>
          <table:table-cell office:value-type="string">
            <text:p>freq rel acum 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24-3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H418]+[.I418])/2" office:value-type="float" office:value="29">
            <text:p>29</text:p>
          </table:table-cell>
          <table:table-cell table:formula="of:=[.C437]-[.C417]" office:value-type="float" office:value="20">
            <text:p>20</text:p>
          </table:table-cell>
          <table:table-cell table:formula="of:=[.K418]/[.$K$426]" office:value-type="float" office:value="0.384615384615385">
            <text:p>0,38</text:p>
          </table:table-cell>
          <table:table-cell table:formula="of:=[.K418]" office:value-type="float" office:value="20">
            <text:p>20</text:p>
          </table:table-cell>
          <table:table-cell table:formula="of:=[.M418]/[.$K$426]" office:value-type="float" office:value="0.384615384615385">
            <text:p>0,38</text:p>
          </table:table-cell>
          <table:table-cell table:formula="of:=[.L418]*100" office:value-type="float" office:value="38.4615384615385">
            <text:p>38,4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max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34-4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formula="of:=([.H419]+[.I419])/2" office:value-type="float" office:value="39">
            <text:p>39</text:p>
          </table:table-cell>
          <table:table-cell table:formula="of:=[.C445]-[.C437]" office:value-type="float" office:value="8">
            <text:p>8</text:p>
          </table:table-cell>
          <table:table-cell table:formula="of:=[.K419]/[.$K$426]" office:value-type="float" office:value="0.153846153846154">
            <text:p>0,15</text:p>
          </table:table-cell>
          <table:table-cell table:formula="of:=[.K419]+[.M418]" office:value-type="float" office:value="28">
            <text:p>28</text:p>
          </table:table-cell>
          <table:table-cell table:formula="of:=[.M419]/[.$K$426]" office:value-type="float" office:value="0.538461538461538">
            <text:p>0,54</text:p>
          </table:table-cell>
          <table:table-cell table:formula="of:=[.L419]*100" office:value-type="float" office:value="15.3846153846154">
            <text:p>15,3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44-5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formula="of:=([.H420]+[.I420])/2" office:value-type="float" office:value="49">
            <text:p>49</text:p>
          </table:table-cell>
          <table:table-cell table:formula="of:=[.C453]-[.C445]" office:value-type="float" office:value="8">
            <text:p>8</text:p>
          </table:table-cell>
          <table:table-cell table:formula="of:=[.K420]/[.$K$426]" office:value-type="float" office:value="0.153846153846154">
            <text:p>0,15</text:p>
          </table:table-cell>
          <table:table-cell table:formula="of:=[.K420]+[.M419]" office:value-type="float" office:value="36">
            <text:p>36</text:p>
          </table:table-cell>
          <table:table-cell table:formula="of:=[.M420]/[.$K$426]" office:value-type="float" office:value="0.692307692307692">
            <text:p>0,69</text:p>
          </table:table-cell>
          <table:table-cell table:formula="of:=[.L420]*100" office:value-type="float" office:value="15.3846153846154">
            <text:p>15,3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54-6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formula="of:=([.H421]+[.I421])/2" office:value-type="float" office:value="59">
            <text:p>59</text:p>
          </table:table-cell>
          <table:table-cell table:formula="of:=[.C461]-[.C453]" office:value-type="float" office:value="8">
            <text:p>8</text:p>
          </table:table-cell>
          <table:table-cell table:formula="of:=[.K421]/[.$K$426]" office:value-type="float" office:value="0.153846153846154">
            <text:p>0,15</text:p>
          </table:table-cell>
          <table:table-cell table:formula="of:=[.K421]+[.M420]" office:value-type="float" office:value="44">
            <text:p>44</text:p>
          </table:table-cell>
          <table:table-cell table:formula="of:=[.M421]/[.$K$426]" office:value-type="float" office:value="0.846153846153846">
            <text:p>0,85</text:p>
          </table:table-cell>
          <table:table-cell table:formula="of:=[.L421]*100" office:value-type="float" office:value="15.3846153846154">
            <text:p>15,3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64-7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formula="of:=([.H422]+[.I422])/2" office:value-type="float" office:value="69">
            <text:p>69</text:p>
          </table:table-cell>
          <table:table-cell table:formula="of:=[.C466]-[.C461]" office:value-type="float" office:value="5">
            <text:p>5</text:p>
          </table:table-cell>
          <table:table-cell table:formula="of:=[.K422]/[.$K$426]" office:value-type="float" office:value="0.0961538461538462">
            <text:p>0,1</text:p>
          </table:table-cell>
          <table:table-cell table:formula="of:=[.K422]+[.M421]" office:value-type="float" office:value="49">
            <text:p>49</text:p>
          </table:table-cell>
          <table:table-cell table:formula="of:=[.M422]/[.$K$426]" office:value-type="float" office:value="0.942307692307692">
            <text:p>0,94</text:p>
          </table:table-cell>
          <table:table-cell table:formula="of:=[.L422]*100" office:value-type="float" office:value="9.61538461538462">
            <text:p>9,6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74-8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formula="of:=([.H423]+[.I423])/2"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K423]/[.$K$426]" office:value-type="float" office:value="0">
            <text:p>0</text:p>
          </table:table-cell>
          <table:table-cell table:formula="of:=[.K423]+[.M422]" office:value-type="float" office:value="49">
            <text:p>49</text:p>
          </table:table-cell>
          <table:table-cell table:formula="of:=[.M423]/[.$K$426]" office:value-type="float" office:value="0.942307692307692">
            <text:p>0,94</text:p>
          </table:table-cell>
          <table:table-cell table:formula="of:=[.L423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84-9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formula="of:=([.H424]+[.I424])/2"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K424]/[.$K$426]" office:value-type="float" office:value="0.0192307692307692">
            <text:p>0,02</text:p>
          </table:table-cell>
          <table:table-cell table:formula="of:=[.K424]+[.M423]" office:value-type="float" office:value="50">
            <text:p>50</text:p>
          </table:table-cell>
          <table:table-cell table:formula="of:=[.M424]/[.$K$426]" office:value-type="float" office:value="0.961538461538462">
            <text:p>0,96</text:p>
          </table:table-cell>
          <table:table-cell table:formula="of:=[.L424]*100" office:value-type="float" office:value="1.92307692307692">
            <text:p>1,9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94-10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formula="of:=([.H425]+[.I425])/2"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[.K425]/[.$K$426]" office:value-type="float" office:value="0.0384615384615385">
            <text:p>0,04</text:p>
          </table:table-cell>
          <table:table-cell table:formula="of:=[.K425]+[.M424]" office:value-type="float" office:value="52">
            <text:p>52</text:p>
          </table:table-cell>
          <table:table-cell table:formula="of:=[.M425]/[.$K$426]" office:value-type="float" office:value="1">
            <text:p>1</text:p>
          </table:table-cell>
          <table:table-cell table:formula="of:=[.L425]*100" office:value-type="float" office:value="3.84615384615385">
            <text:p>3,8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7"/>
          <table:table-cell table:formula="of:=SUM([.K418:.K425])"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Histograma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24-34</text:p>
          </table:table-cell>
          <table:table-cell office:value-type="float" office:value="10">
            <text:p>10</text:p>
          </table:table-cell>
          <table:table-cell table:formula="of:=[.K418]/[.H430]" office:value-type="float" office:value="2">
            <text:p>2</text:p>
          </table:table-cell>
          <table:table-cell table:formula="of:=[.M418]/[.H430]" office:value-type="float" office:value="2">
            <text:p>2</text:p>
          </table:table-cell>
          <table:table-cell table:style-name="ce5" table:formula="of:=[.L418]/[.H430]" office:value-type="float" office:value="0.0384615384615385">
            <text:p>0,038</text:p>
          </table:table-cell>
          <table:table-cell table:style-name="ce5" table:formula="of:=[.N418]/[.H430]" office:value-type="float" office:value="0.0384615384615385">
            <text:p>0,0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34-44</text:p>
          </table:table-cell>
          <table:table-cell office:value-type="float" office:value="10">
            <text:p>10</text:p>
          </table:table-cell>
          <table:table-cell table:formula="of:=[.K419]/[.H431]" office:value-type="float" office:value="0.8">
            <text:p>0,8</text:p>
          </table:table-cell>
          <table:table-cell table:formula="of:=[.M419]/[.H431]" office:value-type="float" office:value="2.8">
            <text:p>2,8</text:p>
          </table:table-cell>
          <table:table-cell table:style-name="ce5" table:formula="of:=[.L419]/[.H431]" office:value-type="float" office:value="0.0153846153846154">
            <text:p>0,015</text:p>
          </table:table-cell>
          <table:table-cell table:style-name="ce5" table:formula="of:=[.N419]/[.H431]" office:value-type="float" office:value="0.0538461538461538">
            <text:p>0,05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44-54</text:p>
          </table:table-cell>
          <table:table-cell office:value-type="float" office:value="10">
            <text:p>10</text:p>
          </table:table-cell>
          <table:table-cell table:formula="of:=[.K420]/[.H432]" office:value-type="float" office:value="0.8">
            <text:p>0,8</text:p>
          </table:table-cell>
          <table:table-cell table:formula="of:=[.M420]/[.H432]" office:value-type="float" office:value="3.6">
            <text:p>3,6</text:p>
          </table:table-cell>
          <table:table-cell table:style-name="ce5" table:formula="of:=[.L420]/[.H432]" office:value-type="float" office:value="0.0153846153846154">
            <text:p>0,015</text:p>
          </table:table-cell>
          <table:table-cell table:style-name="ce5" table:formula="of:=[.N420]/[.H432]" office:value-type="float" office:value="0.0692307692307692">
            <text:p>0,0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54-64</text:p>
          </table:table-cell>
          <table:table-cell office:value-type="float" office:value="10">
            <text:p>10</text:p>
          </table:table-cell>
          <table:table-cell table:formula="of:=[.K421]/[.H433]" office:value-type="float" office:value="0.8">
            <text:p>0,8</text:p>
          </table:table-cell>
          <table:table-cell table:formula="of:=[.M421]/[.H433]" office:value-type="float" office:value="4.4">
            <text:p>4,4</text:p>
          </table:table-cell>
          <table:table-cell table:style-name="ce5" table:formula="of:=[.L421]/[.H433]" office:value-type="float" office:value="0.0153846153846154">
            <text:p>0,015</text:p>
          </table:table-cell>
          <table:table-cell table:style-name="ce5" table:formula="of:=[.N421]/[.H433]" office:value-type="float" office:value="0.0846153846153846">
            <text:p>0,085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64-74</text:p>
          </table:table-cell>
          <table:table-cell office:value-type="float" office:value="10">
            <text:p>10</text:p>
          </table:table-cell>
          <table:table-cell table:formula="of:=[.K422]/[.H434]" office:value-type="float" office:value="0.5">
            <text:p>0,5</text:p>
          </table:table-cell>
          <table:table-cell table:formula="of:=[.M422]/[.H434]" office:value-type="float" office:value="4.9">
            <text:p>4,9</text:p>
          </table:table-cell>
          <table:table-cell table:style-name="ce5" table:formula="of:=[.L422]/[.H434]" office:value-type="float" office:value="0.00961538461538462">
            <text:p>0,010</text:p>
          </table:table-cell>
          <table:table-cell table:style-name="ce5" table:formula="of:=[.N422]/[.H434]" office:value-type="float" office:value="0.0942307692307692">
            <text:p>0,094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74-84</text:p>
          </table:table-cell>
          <table:table-cell office:value-type="float" office:value="10">
            <text:p>10</text:p>
          </table:table-cell>
          <table:table-cell table:formula="of:=[.K423]/[.H435]" office:value-type="float" office:value="0">
            <text:p>0</text:p>
          </table:table-cell>
          <table:table-cell table:formula="of:=[.M423]/[.H435]" office:value-type="float" office:value="4.9">
            <text:p>4,9</text:p>
          </table:table-cell>
          <table:table-cell table:style-name="ce5" table:formula="of:=[.L423]/[.H435]" office:value-type="float" office:value="0">
            <text:p>0,000</text:p>
          </table:table-cell>
          <table:table-cell table:style-name="ce5" table:formula="of:=[.N423]/[.H435]" office:value-type="float" office:value="0.0942307692307692">
            <text:p>0,094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84-94</text:p>
          </table:table-cell>
          <table:table-cell office:value-type="float" office:value="10">
            <text:p>10</text:p>
          </table:table-cell>
          <table:table-cell table:formula="of:=[.K424]/[.H436]" office:value-type="float" office:value="0.1">
            <text:p>0,1</text:p>
          </table:table-cell>
          <table:table-cell table:formula="of:=[.M424]/[.H436]" office:value-type="float" office:value="5">
            <text:p>5</text:p>
          </table:table-cell>
          <table:table-cell table:style-name="ce5" table:formula="of:=[.L424]/[.H436]" office:value-type="float" office:value="0.00192307692307692">
            <text:p>0,002</text:p>
          </table:table-cell>
          <table:table-cell table:style-name="ce5" table:formula="of:=[.N424]/[.H436]" office:value-type="float" office:value="0.0961538461538462">
            <text:p>0,096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94-104</text:p>
          </table:table-cell>
          <table:table-cell office:value-type="float" office:value="10">
            <text:p>10</text:p>
          </table:table-cell>
          <table:table-cell table:formula="of:=[.K425]/[.H437]" office:value-type="float" office:value="0.2">
            <text:p>0,2</text:p>
          </table:table-cell>
          <table:table-cell table:formula="of:=[.M425]/[.H437]" office:value-type="float" office:value="5.2">
            <text:p>5,2</text:p>
          </table:table-cell>
          <table:table-cell table:style-name="ce5" table:formula="of:=[.L425]/[.H437]" office:value-type="float" office:value="0.00384615384615385">
            <text:p>0,004</text:p>
          </table:table-cell>
          <table:table-cell table:style-name="ce5" table:formula="of:=[.N425]/[.H437]" office:value-type="float" office:value="0.1">
            <text:p>0,10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number-columns-repeated="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Taula (sense intervals)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number-columns-repeated="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Tipus valor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H444]" office:value-type="float" office:value="4">
            <text:p>4</text:p>
          </table:table-cell>
          <table:table-cell table:style-name="ce5" table:formula="of:=[.I444]/[.$H$476]" office:value-type="float" office:value="0.0769230769230769">
            <text:p>0,077</text:p>
          </table:table-cell>
          <table:table-cell/>
          <table:table-cell office:value-type="string">
            <text:p>Típic</text:p>
          </table:table-cell>
          <table:table-cell office:value-type="string">
            <text:p>(mínim)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[.H445]+[.I444]" office:value-type="float" office:value="7">
            <text:p>7</text:p>
          </table:table-cell>
          <table:table-cell table:style-name="ce5" table:formula="of:=[.I445]/[.$H$476]" office:value-type="float" office:value="0.134615384615385">
            <text:p>0,135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H446]+[.I445]" office:value-type="float" office:value="10">
            <text:p>10</text:p>
          </table:table-cell>
          <table:table-cell table:style-name="ce5" table:formula="of:=[.I446]/[.$H$476]" office:value-type="float" office:value="0.192307692307692">
            <text:p>0,19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[.H447]+[.I446]" office:value-type="float" office:value="13">
            <text:p>13</text:p>
          </table:table-cell>
          <table:table-cell table:style-name="ce5" table:formula="of:=[.I447]/[.$H$476]" office:value-type="float" office:value="0.25">
            <text:p>0,250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H448]+[.I447]" office:value-type="float" office:value="14">
            <text:p>14</text:p>
          </table:table-cell>
          <table:table-cell table:style-name="ce5" table:formula="of:=[.I448]/[.$H$476]" office:value-type="float" office:value="0.269230769230769">
            <text:p>0,269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H449]+[.I448]" office:value-type="float" office:value="18">
            <text:p>18</text:p>
          </table:table-cell>
          <table:table-cell table:style-name="ce5" table:formula="of:=[.I449]/[.$H$476]" office:value-type="float" office:value="0.346153846153846">
            <text:p>0,346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[.H450]+[.I449]" office:value-type="float" office:value="20">
            <text:p>20</text:p>
          </table:table-cell>
          <table:table-cell table:style-name="ce5" table:formula="of:=[.I450]/[.$H$476]" office:value-type="float" office:value="0.384615384615385">
            <text:p>0,385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H451]+[.I450]" office:value-type="float" office:value="21">
            <text:p>21</text:p>
          </table:table-cell>
          <table:table-cell table:style-name="ce5" table:formula="of:=[.I451]/[.$H$476]" office:value-type="float" office:value="0.403846153846154">
            <text:p>0,404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H452]+[.I451]" office:value-type="float" office:value="22">
            <text:p>22</text:p>
          </table:table-cell>
          <table:table-cell table:style-name="ce5" table:formula="of:=[.I452]/[.$H$476]" office:value-type="float" office:value="0.423076923076923">
            <text:p>0,423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H453]+[.I452]" office:value-type="float" office:value="23">
            <text:p>23</text:p>
          </table:table-cell>
          <table:table-cell table:style-name="ce5" table:formula="of:=[.I453]/[.$H$476]" office:value-type="float" office:value="0.442307692307692">
            <text:p>0,44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H454]+[.I453]" office:value-type="float" office:value="24">
            <text:p>24</text:p>
          </table:table-cell>
          <table:table-cell table:style-name="ce5" table:formula="of:=[.I454]/[.$H$476]" office:value-type="float" office:value="0.461538461538462">
            <text:p>0,46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H455]+[.I454]" office:value-type="float" office:value="25">
            <text:p>25</text:p>
          </table:table-cell>
          <table:table-cell table:style-name="ce5" table:formula="of:=[.I455]/[.$H$476]" office:value-type="float" office:value="0.480769230769231">
            <text:p>0,481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H456]+[.I455]" office:value-type="float" office:value="27">
            <text:p>27</text:p>
          </table:table-cell>
          <table:table-cell table:style-name="ce5" table:formula="of:=[.I456]/[.$H$476]" office:value-type="float" office:value="0.519230769230769">
            <text:p>0,519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H457]+[.I456]" office:value-type="float" office:value="28">
            <text:p>28</text:p>
          </table:table-cell>
          <table:table-cell table:style-name="ce5" table:formula="of:=[.I457]/[.$H$476]" office:value-type="float" office:value="0.538461538461538">
            <text:p>0,538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[.H458]+[.I457]" office:value-type="float" office:value="30">
            <text:p>30</text:p>
          </table:table-cell>
          <table:table-cell table:style-name="ce5" table:formula="of:=[.I458]/[.$H$476]" office:value-type="float" office:value="0.576923076923077">
            <text:p>0,577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H459]+[.I458]" office:value-type="float" office:value="31">
            <text:p>31</text:p>
          </table:table-cell>
          <table:table-cell table:style-name="ce5" table:formula="of:=[.I459]/[.$H$476]" office:value-type="float" office:value="0.596153846153846">
            <text:p>0,596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[.H460]+[.I459]" office:value-type="float" office:value="34">
            <text:p>34</text:p>
          </table:table-cell>
          <table:table-cell table:style-name="ce5" table:formula="of:=[.I460]/[.$H$476]" office:value-type="float" office:value="0.653846153846154">
            <text:p>0,654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H461]+[.I460]" office:value-type="float" office:value="35">
            <text:p>35</text:p>
          </table:table-cell>
          <table:table-cell table:style-name="ce5" table:formula="of:=[.I461]/[.$H$476]" office:value-type="float" office:value="0.673076923076923">
            <text:p>0,673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.H462]+[.I461]" office:value-type="float" office:value="36">
            <text:p>36</text:p>
          </table:table-cell>
          <table:table-cell table:style-name="ce5" table:formula="of:=[.I462]/[.$H$476]" office:value-type="float" office:value="0.692307692307692">
            <text:p>0,69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[.H463]+[.I462]" office:value-type="float" office:value="38">
            <text:p>38</text:p>
          </table:table-cell>
          <table:table-cell table:style-name="ce5" table:formula="of:=[.I463]/[.$H$476]" office:value-type="float" office:value="0.730769230769231">
            <text:p>0,731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H464]+[.I463]" office:value-type="float" office:value="39">
            <text:p>39</text:p>
          </table:table-cell>
          <table:table-cell table:style-name="ce5" table:formula="of:=[.I464]/[.$H$476]" office:value-type="float" office:value="0.75">
            <text:p>0,750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H465]+[.I464]" office:value-type="float" office:value="40">
            <text:p>40</text:p>
          </table:table-cell>
          <table:table-cell table:style-name="ce5" table:formula="of:=[.I465]/[.$H$476]" office:value-type="float" office:value="0.769230769230769">
            <text:p>0,769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H466]+[.I465]" office:value-type="float" office:value="42">
            <text:p>42</text:p>
          </table:table-cell>
          <table:table-cell table:style-name="ce5" table:formula="of:=[.I466]/[.$H$476]" office:value-type="float" office:value="0.807692307692308">
            <text:p>0,808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H467]+[.I466]" office:value-type="float" office:value="43">
            <text:p>43</text:p>
          </table:table-cell>
          <table:table-cell table:style-name="ce5" table:formula="of:=[.I467]/[.$H$476]" office:value-type="float" office:value="0.826923076923077">
            <text:p>0,827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H468]+[.I467]" office:value-type="float" office:value="44">
            <text:p>44</text:p>
          </table:table-cell>
          <table:table-cell table:style-name="ce5" table:formula="of:=[.I468]/[.$H$476]" office:value-type="float" office:value="0.846153846153846">
            <text:p>0,846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H469]+[.I468]" office:value-type="float" office:value="45">
            <text:p>45</text:p>
          </table:table-cell>
          <table:table-cell table:style-name="ce5" table:formula="of:=[.I469]/[.$H$476]" office:value-type="float" office:value="0.865384615384615">
            <text:p>0,865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[.H470]+[.I469]" office:value-type="float" office:value="47">
            <text:p>47</text:p>
          </table:table-cell>
          <table:table-cell table:style-name="ce5" table:formula="of:=[.I470]/[.$H$476]" office:value-type="float" office:value="0.903846153846154">
            <text:p>0,904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H471]+[.I470]" office:value-type="float" office:value="48">
            <text:p>48</text:p>
          </table:table-cell>
          <table:table-cell table:style-name="ce5" table:formula="of:=[.I471]/[.$H$476]" office:value-type="float" office:value="0.923076923076923">
            <text:p>0,923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H472]+[.I471]" office:value-type="float" office:value="49">
            <text:p>49</text:p>
          </table:table-cell>
          <table:table-cell table:style-name="ce5" table:formula="of:=[.I472]/[.$H$476]" office:value-type="float" office:value="0.942307692307692">
            <text:p>0,94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H473]+[.I472]" office:value-type="float" office:value="50">
            <text:p>50</text:p>
          </table:table-cell>
          <table:table-cell table:style-name="ce5" table:formula="of:=[.I473]/[.$H$476]" office:value-type="float" office:value="0.961538461538462">
            <text:p>0,96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[.H474]+[.I473]" office:value-type="float" office:value="51">
            <text:p>51</text:p>
          </table:table-cell>
          <table:table-cell table:style-name="ce5" table:formula="of:=[.I474]/[.$H$476]" office:value-type="float" office:value="0.980769230769231">
            <text:p>0,981</text:p>
          </table:table-cell>
          <table:table-cell/>
          <table:table-cell office:value-type="string">
            <text:p>Típic</text:p>
          </table:table-cell>
          <table:table-cell office:value-type="string">
            <text:p>(màxim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H475]+[.I474]" office:value-type="float" office:value="52">
            <text:p>52</text:p>
          </table:table-cell>
          <table:table-cell table:style-name="ce5" table:formula="of:=[.I475]/[.$H$476]" office:value-type="float" office:value="1">
            <text:p>1,000</text:p>
          </table:table-cell>
          <table:table-cell/>
          <table:table-cell office:value-type="string">
            <text:p>Atípic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444:.H475])"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string">
            <text:p>Diagrama tarta</text:p>
          </table:table-cell>
          <table:table-cell table:number-columns-repeated="17"/>
        </table:table-row>
        <table:table-row table:style-name="ro1">
          <table:table-cell>
            <draw:frame table:end-cell-address="Hoja1.D496" table:end-x="2.247cm" table:end-y="0.214cm" draw:z-index="6" draw:style-name="gr1" svg:width="8.062cm" svg:height="7.819cm" svg:x="1.022cm" svg:y="0.018cm">
              <draw:object draw:notify-on-update-of-ranges="Hoja1.G418:Hoja1.G425 Hoja1.M418:Hoja1.M42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Mediana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formula="of:=[.G464]-[.G447]"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formula="of:=[.G464]+1.5*[.I483]" office:value-type="float" office:value="98">
            <text:p>9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formula="of:=[.G447]-1.5*[.I483]" office:value-type="float" office:value="-14">
            <text:p>-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formula="of:=[.G464]+3*[.I483]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formula="of:=[.G447]-3*[.I483]" office:value-type="float" office:value="-56">
            <text:p>-5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7" office:value-type="string">
            <text:p>No</text:p>
          </table:table-cell>
          <table:table-cell table:number-columns-repeated="9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string">
            <text:p>PROB 1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enedor</text:p>
          </table:table-cell>
          <table:table-cell office:value-type="string">
            <text:p>Nombre dies</text:p>
          </table:table-cell>
          <table:table-cell office:value-type="string">
            <text:p>Nombre aspiradores venudes</text:p>
          </table:table-cell>
          <table:table-cell table:number-columns-repeated="15"/>
        </table:table-row>
        <table:table-row table:style-name="ro1">
          <table:table-cell office:value-type="string">
            <text:p>A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office:value-type="string">
            <text:p>D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1">
          <table:table-cell office:value-type="string">
            <text:p>F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Suma</text:p>
          </table:table-cell>
          <table:table-cell table:formula="of:=SUM([.B505:.B510])" office:value-type="float" office:value="24">
            <text:p>24</text:p>
          </table:table-cell>
          <table:table-cell table:formula="of:=SUM([.C505:.C510])" office:value-type="float" office:value="50">
            <text:p>50</text:p>
          </table:table-cell>
          <table:table-cell/>
          <table:table-cell office:value-type="string">
            <text:p>Mitjana diària</text:p>
          </table:table-cell>
          <table:table-cell table:formula="of:=[.C511]/[.B511]" office:value-type="float" office:value="2.08333333333333">
            <text:p>2,08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ROB 2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nombre de vegades que s'examina la gent per aprovar examen de condui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Mitjana</text:p>
          </table:table-cell>
          <table:table-cell table:formula="of:=AVERAGE([.A521:.A550])" office:value-type="float" office:value="1.93333333333333">
            <text:p>1,93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Variància (poblacional)</text:p>
          </table:table-cell>
          <table:table-cell table:formula="of:=VARP([.A521:.A550])" office:value-type="float" office:value="0.862222222222222">
            <text:p>0,8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es de llangost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 </text:p>
          </table:table-cell>
          <table:table-cell office:value-type="string">
            <text:p>dades ordenades</text:p>
          </table:table-cell>
          <table:table-cell table:number-columns-repeated="16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</text:p>
          </table:table-cell>
          <table:table-cell office:value-type="float" office:value="0.45">
            <text:p>0,45</text:p>
          </table:table-cell>
          <table:table-cell/>
          <table:table-cell office:value-type="string">
            <text:p>Taula</text:p>
          </table:table-cell>
          <table:table-cell table:number-columns-repeated="10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45">
            <text:p>0,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</text:p>
          </table:table-cell>
          <table:table-cell office:value-type="float" office:value="0.77">
            <text:p>0,77</text:p>
          </table:table-cell>
          <table:table-cell/>
          <table:table-cell office:value-type="string">
            <text:p>valors</text:p>
          </table:table-cell>
          <table:table-cell office:value-type="string">
            <text:p>freq abs <text:s/></text:p>
          </table:table-cell>
          <table:table-cell office:value-type="string">
            <text:p>freq abs acum </text:p>
          </table:table-cell>
          <table:table-cell office:value-type="string">
            <text:p>freq rel acum</text:p>
          </table:table-cell>
          <table:table-cell/>
          <table:table-cell office:value-type="string">
            <text:p>Tipus valor</text:p>
          </table:table-cell>
          <table:table-cell table:number-columns-repeated="5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ang</text:p>
          </table:table-cell>
          <table:table-cell table:formula="of:=[.F560]-[.F559]" office:value-type="float" office:value="0.32">
            <text:p>0,32</text:p>
          </table:table-cell>
          <table:table-cell/>
          <table:table-cell office:value-type="float" office:value="0.45">
            <text:p>0,45</text:p>
          </table:table-cell>
          <table:table-cell office:value-type="float" office:value="2">
            <text:p>2</text:p>
          </table:table-cell>
          <table:table-cell table:style-name="ce8" table:formula="of:=[.I561]" office:value-type="float" office:value="2">
            <text:p>2</text:p>
          </table:table-cell>
          <table:table-cell table:style-name="ce5" table:formula="of:=[.J561]/[.$I$589]" office:value-type="float" office:value="0.0166666666666667">
            <text:p>0,017</text:p>
          </table:table-cell>
          <table:table-cell/>
          <table:table-cell office:value-type="string">
            <text:p>Típic</text:p>
          </table:table-cell>
          <table:table-cell office:value-type="string">
            <text:p>(mínim)</text:p>
          </table:table-cell>
          <table:table-cell table:number-columns-repeated="4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47">
            <text:p>0,47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.46">
            <text:p>0,46</text:p>
          </table:table-cell>
          <table:table-cell office:value-type="float" office:value="1">
            <text:p>1</text:p>
          </table:table-cell>
          <table:table-cell table:style-name="ce8" table:formula="of:=[.I562]+[.J561]" office:value-type="float" office:value="3">
            <text:p>3</text:p>
          </table:table-cell>
          <table:table-cell table:style-name="ce5" table:formula="of:=[.J562]/[.$I$589]" office:value-type="float" office:value="0.025">
            <text:p>0,0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48">
            <text:p>0,48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47">
            <text:p>0,47</text:p>
          </table:table-cell>
          <table:table-cell office:value-type="float" office:value="1">
            <text:p>1</text:p>
          </table:table-cell>
          <table:table-cell table:style-name="ce8" table:formula="of:=[.I563]+[.J562]" office:value-type="float" office:value="4">
            <text:p>4</text:p>
          </table:table-cell>
          <table:table-cell table:style-name="ce5" table:formula="of:=[.J563]/[.$I$589]" office:value-type="float" office:value="0.0333333333333333">
            <text:p>0,0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48">
            <text:p>0,4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.48">
            <text:p>0,48</text:p>
          </table:table-cell>
          <table:table-cell office:value-type="float" office:value="4">
            <text:p>4</text:p>
          </table:table-cell>
          <table:table-cell table:style-name="ce8" table:formula="of:=[.I564]+[.J563]" office:value-type="float" office:value="8">
            <text:p>8</text:p>
          </table:table-cell>
          <table:table-cell table:style-name="ce5" table:formula="of:=[.J564]/[.$I$589]" office:value-type="float" office:value="0.0666666666666667">
            <text:p>0,0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48">
            <text:p>0,4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0.49">
            <text:p>0,49</text:p>
          </table:table-cell>
          <table:table-cell office:value-type="float" office:value="5">
            <text:p>5</text:p>
          </table:table-cell>
          <table:table-cell table:style-name="ce8" table:formula="of:=[.I565]+[.J564]" office:value-type="float" office:value="13">
            <text:p>13</text:p>
          </table:table-cell>
          <table:table-cell table:style-name="ce5" table:formula="of:=[.J565]/[.$I$589]" office:value-type="float" office:value="0.108333333333333">
            <text:p>0,1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48">
            <text:p>0,4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style-name="ce8" table:formula="of:=[.I566]+[.J565]" office:value-type="float" office:value="16">
            <text:p>16</text:p>
          </table:table-cell>
          <table:table-cell table:style-name="ce5" table:formula="of:=[.J566]/[.$I$589]" office:value-type="float" office:value="0.133333333333333">
            <text:p>0,1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49">
            <text:p>0,49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0.51">
            <text:p>0,51</text:p>
          </table:table-cell>
          <table:table-cell office:value-type="float" office:value="1">
            <text:p>1</text:p>
          </table:table-cell>
          <table:table-cell table:style-name="ce8" table:formula="of:=[.I567]+[.J566]" office:value-type="float" office:value="17">
            <text:p>17</text:p>
          </table:table-cell>
          <table:table-cell table:style-name="ce5" table:formula="of:=[.J567]/[.$I$589]" office:value-type="float" office:value="0.141666666666667">
            <text:p>0,1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.52">
            <text:p>0,52</text:p>
          </table:table-cell>
          <table:table-cell office:value-type="float" office:value="4">
            <text:p>4</text:p>
          </table:table-cell>
          <table:table-cell table:style-name="ce8" table:formula="of:=[.I568]+[.J567]" office:value-type="float" office:value="21">
            <text:p>21</text:p>
          </table:table-cell>
          <table:table-cell table:style-name="ce5" table:formula="of:=[.J568]/[.$I$589]" office:value-type="float" office:value="0.175">
            <text:p>0,1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49">
            <text:p>0,4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0.53">
            <text:p>0,53</text:p>
          </table:table-cell>
          <table:table-cell office:value-type="float" office:value="4">
            <text:p>4</text:p>
          </table:table-cell>
          <table:table-cell table:style-name="ce8" table:formula="of:=[.I569]+[.J568]" office:value-type="float" office:value="25">
            <text:p>25</text:p>
          </table:table-cell>
          <table:table-cell table:style-name="ce5" table:formula="of:=[.J569]/[.$I$589]" office:value-type="float" office:value="0.208333333333333">
            <text:p>0,2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49">
            <text:p>0,49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.54">
            <text:p>0,54</text:p>
          </table:table-cell>
          <table:table-cell office:value-type="float" office:value="9">
            <text:p>9</text:p>
          </table:table-cell>
          <table:table-cell table:style-name="ce8" table:formula="of:=[.I570]+[.J569]" office:value-type="float" office:value="34">
            <text:p>34</text:p>
          </table:table-cell>
          <table:table-cell table:style-name="ce5" table:formula="of:=[.J570]/[.$I$589]" office:value-type="float" office:value="0.283333333333333">
            <text:p>0,283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49">
            <text:p>0,49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55">
            <text:p>0,55</text:p>
          </table:table-cell>
          <table:table-cell office:value-type="float" office:value="5">
            <text:p>5</text:p>
          </table:table-cell>
          <table:table-cell table:style-name="ce8" table:formula="of:=[.I571]+[.J570]" office:value-type="float" office:value="39">
            <text:p>39</text:p>
          </table:table-cell>
          <table:table-cell table:style-name="ce5" table:formula="of:=[.J571]/[.$I$589]" office:value-type="float" office:value="0.325">
            <text:p>0,3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0.56">
            <text:p>0,56</text:p>
          </table:table-cell>
          <table:table-cell office:value-type="float" office:value="26">
            <text:p>26</text:p>
          </table:table-cell>
          <table:table-cell table:style-name="ce8" table:formula="of:=[.I572]+[.J571]" office:value-type="float" office:value="65">
            <text:p>65</text:p>
          </table:table-cell>
          <table:table-cell table:style-name="ce5" table:formula="of:=[.J572]/[.$I$589]" office:value-type="float" office:value="0.541666666666667">
            <text:p>0,542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5">
            <text:p>0,5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 table:style-name="ce8" table:formula="of:=[.I573]+[.J572]" office:value-type="float" office:value="66">
            <text:p>66</text:p>
          </table:table-cell>
          <table:table-cell table:style-name="ce5" table:formula="of:=[.J573]/[.$I$589]" office:value-type="float" office:value="0.55">
            <text:p>0,55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5">
            <text:p>0,5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0.59">
            <text:p>0,59</text:p>
          </table:table-cell>
          <table:table-cell office:value-type="float" office:value="10">
            <text:p>10</text:p>
          </table:table-cell>
          <table:table-cell table:style-name="ce8" table:formula="of:=[.I574]+[.J573]" office:value-type="float" office:value="76">
            <text:p>76</text:p>
          </table:table-cell>
          <table:table-cell table:style-name="ce5" table:formula="of:=[.J574]/[.$I$589]" office:value-type="float" office:value="0.633333333333333">
            <text:p>0,6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51">
            <text:p>0,5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.6">
            <text:p>0,6</text:p>
          </table:table-cell>
          <table:table-cell office:value-type="float" office:value="5">
            <text:p>5</text:p>
          </table:table-cell>
          <table:table-cell table:style-name="ce8" table:formula="of:=[.I575]+[.J574]" office:value-type="float" office:value="81">
            <text:p>81</text:p>
          </table:table-cell>
          <table:table-cell table:style-name="ce5" table:formula="of:=[.J575]/[.$I$589]" office:value-type="float" office:value="0.675">
            <text:p>0,6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2">
            <text:p>0,52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0.61">
            <text:p>0,61</text:p>
          </table:table-cell>
          <table:table-cell office:value-type="float" office:value="6">
            <text:p>6</text:p>
          </table:table-cell>
          <table:table-cell table:style-name="ce8" table:formula="of:=[.I576]+[.J575]" office:value-type="float" office:value="87">
            <text:p>87</text:p>
          </table:table-cell>
          <table:table-cell table:style-name="ce5" table:formula="of:=[.J576]/[.$I$589]" office:value-type="float" office:value="0.725">
            <text:p>0,7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52">
            <text:p>0,52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0.62">
            <text:p>0,62</text:p>
          </table:table-cell>
          <table:table-cell office:value-type="float" office:value="4">
            <text:p>4</text:p>
          </table:table-cell>
          <table:table-cell table:style-name="ce8" table:formula="of:=[.I577]+[.J576]" office:value-type="float" office:value="91">
            <text:p>91</text:p>
          </table:table-cell>
          <table:table-cell table:style-name="ce5" table:formula="of:=[.J577]/[.$I$589]" office:value-type="float" office:value="0.758333333333333">
            <text:p>0,758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52">
            <text:p>0,5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.63">
            <text:p>0,63</text:p>
          </table:table-cell>
          <table:table-cell office:value-type="float" office:value="4">
            <text:p>4</text:p>
          </table:table-cell>
          <table:table-cell table:style-name="ce8" table:formula="of:=[.I578]+[.J577]" office:value-type="float" office:value="95">
            <text:p>95</text:p>
          </table:table-cell>
          <table:table-cell table:style-name="ce5" table:formula="of:=[.J578]/[.$I$589]" office:value-type="float" office:value="0.791666666666667">
            <text:p>0,7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52">
            <text:p>0,5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0.64">
            <text:p>0,64</text:p>
          </table:table-cell>
          <table:table-cell office:value-type="float" office:value="5">
            <text:p>5</text:p>
          </table:table-cell>
          <table:table-cell table:style-name="ce8" table:formula="of:=[.I579]+[.J578]" office:value-type="float" office:value="100">
            <text:p>100</text:p>
          </table:table-cell>
          <table:table-cell table:style-name="ce5" table:formula="of:=[.J579]/[.$I$589]" office:value-type="float" office:value="0.833333333333333">
            <text:p>0,8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3">
            <text:p>0,53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0.65">
            <text:p>0,65</text:p>
          </table:table-cell>
          <table:table-cell office:value-type="float" office:value="4">
            <text:p>4</text:p>
          </table:table-cell>
          <table:table-cell table:style-name="ce8" table:formula="of:=[.I580]+[.J579]" office:value-type="float" office:value="104">
            <text:p>104</text:p>
          </table:table-cell>
          <table:table-cell table:style-name="ce5" table:formula="of:=[.J580]/[.$I$589]" office:value-type="float" office:value="0.866666666666667">
            <text:p>0,8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3">
            <text:p>0,53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0.66">
            <text:p>0,66</text:p>
          </table:table-cell>
          <table:table-cell office:value-type="float" office:value="4">
            <text:p>4</text:p>
          </table:table-cell>
          <table:table-cell table:style-name="ce8" table:formula="of:=[.I581]+[.J580]" office:value-type="float" office:value="108">
            <text:p>108</text:p>
          </table:table-cell>
          <table:table-cell table:style-name="ce5" table:formula="of:=[.J581]/[.$I$589]" office:value-type="float" office:value="0.9">
            <text:p>0,90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53">
            <text:p>0,53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0.67">
            <text:p>0,67</text:p>
          </table:table-cell>
          <table:table-cell office:value-type="float" office:value="1">
            <text:p>1</text:p>
          </table:table-cell>
          <table:table-cell table:style-name="ce8" table:formula="of:=[.I582]+[.J581]" office:value-type="float" office:value="109">
            <text:p>109</text:p>
          </table:table-cell>
          <table:table-cell table:style-name="ce5" table:formula="of:=[.J582]/[.$I$589]" office:value-type="float" office:value="0.908333333333333">
            <text:p>0,9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0.68">
            <text:p>0,68</text:p>
          </table:table-cell>
          <table:table-cell office:value-type="float" office:value="6">
            <text:p>6</text:p>
          </table:table-cell>
          <table:table-cell table:style-name="ce8" table:formula="of:=[.I583]+[.J582]" office:value-type="float" office:value="115">
            <text:p>115</text:p>
          </table:table-cell>
          <table:table-cell table:style-name="ce5" table:formula="of:=[.J583]/[.$I$589]" office:value-type="float" office:value="0.958333333333333">
            <text:p>0,9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4">
            <text:p>0,54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0.71">
            <text:p>0,71</text:p>
          </table:table-cell>
          <table:table-cell office:value-type="float" office:value="1">
            <text:p>1</text:p>
          </table:table-cell>
          <table:table-cell table:style-name="ce8" table:formula="of:=[.I584]+[.J583]" office:value-type="float" office:value="116">
            <text:p>116</text:p>
          </table:table-cell>
          <table:table-cell table:style-name="ce5" table:formula="of:=[.J584]/[.$I$589]" office:value-type="float" office:value="0.966666666666667">
            <text:p>0,9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54">
            <text:p>0,54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0.72">
            <text:p>0,72</text:p>
          </table:table-cell>
          <table:table-cell office:value-type="float" office:value="1">
            <text:p>1</text:p>
          </table:table-cell>
          <table:table-cell table:style-name="ce8" table:formula="of:=[.I585]+[.J584]" office:value-type="float" office:value="117">
            <text:p>117</text:p>
          </table:table-cell>
          <table:table-cell table:style-name="ce5" table:formula="of:=[.J585]/[.$I$589]" office:value-type="float" office:value="0.975">
            <text:p>0,9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54">
            <text:p>0,54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0.73">
            <text:p>0,73</text:p>
          </table:table-cell>
          <table:table-cell office:value-type="float" office:value="1">
            <text:p>1</text:p>
          </table:table-cell>
          <table:table-cell table:style-name="ce8" table:formula="of:=[.I586]+[.J585]" office:value-type="float" office:value="118">
            <text:p>118</text:p>
          </table:table-cell>
          <table:table-cell table:style-name="ce5" table:formula="of:=[.J586]/[.$I$589]" office:value-type="float" office:value="0.983333333333333">
            <text:p>0,983</text:p>
          </table:table-cell>
          <table:table-cell/>
          <table:table-cell office:value-type="string">
            <text:p>Típic</text:p>
          </table:table-cell>
          <table:table-cell office:value-type="string">
            <text:p>(màxim)</text:p>
          </table:table-cell>
          <table:table-cell table:number-columns-repeated="4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4">
            <text:p>0,54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8" table:formula="of:=[.I587]+[.J586]" office:value-type="float" office:value="119">
            <text:p>119</text:p>
          </table:table-cell>
          <table:table-cell table:style-name="ce5" table:formula="of:=[.J587]/[.$I$589]" office:value-type="float" office:value="0.991666666666667">
            <text:p>0,992</text:p>
          </table:table-cell>
          <table:table-cell/>
          <table:table-cell office:value-type="string">
            <text:p>Atípic</text:p>
          </table:table-cell>
          <table:table-cell table:number-columns-repeated="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54">
            <text:p>0,54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0.77">
            <text:p>0,77</text:p>
          </table:table-cell>
          <table:table-cell office:value-type="float" office:value="1">
            <text:p>1</text:p>
          </table:table-cell>
          <table:table-cell table:style-name="ce8" table:formula="of:=[.I588]+[.J587]" office:value-type="float" office:value="120">
            <text:p>120</text:p>
          </table:table-cell>
          <table:table-cell table:style-name="ce5" table:formula="of:=[.J588]/[.$I$589]" office:value-type="float" office:value="1">
            <text:p>1,000</text:p>
          </table:table-cell>
          <table:table-cell/>
          <table:table-cell office:value-type="string">
            <text:p>Atípic</text:p>
          </table:table-cell>
          <table:table-cell table:number-columns-repeated="5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54">
            <text:p>0,54</text:p>
          </table:table-cell>
          <table:table-cell office:value-type="float" office:value="31">
            <text:p>31</text:p>
          </table:table-cell>
          <table:table-cell table:number-columns-repeated="5"/>
          <table:table-cell table:formula="of:=SUM([.I561:.I588])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4">
            <text:p>0,54</text:p>
          </table:table-cell>
          <table:table-cell office:value-type="float" office:value="32">
            <text:p>32</text:p>
          </table:table-cell>
          <table:table-cell table:number-columns-repeated="1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54">
            <text:p>0,54</text:p>
          </table:table-cell>
          <table:table-cell office:value-type="float" office:value="33">
            <text:p>33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4">
            <text:p>0,54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Diagrama capsa</text:p>
          </table:table-cell>
          <table:table-cell table:number-columns-repeated="11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55">
            <text:p>0,55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Q1 </text:p>
          </table:table-cell>
          <table:table-cell office:value-type="float" office:value="0.54">
            <text:p>0,54</text:p>
          </table:table-cell>
          <table:table-cell table:number-columns-repeated="9"/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55">
            <text:p>0,55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Q3</text:p>
          </table:table-cell>
          <table:table-cell office:value-type="float" office:value="0.62">
            <text:p>0,62</text:p>
          </table:table-cell>
          <table:table-cell table:number-columns-repeated="9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5">
            <text:p>0,55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string">
            <text:p>Mediana </text:p>
          </table:table-cell>
          <table:table-cell office:value-type="float" office:value="0.56">
            <text:p>0,56</text:p>
          </table:table-cell>
          <table:table-cell table:number-columns-repeated="9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55">
            <text:p>0,55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string">
            <text:p>RIQ</text:p>
          </table:table-cell>
          <table:table-cell table:formula="of:=[.H579]-[.H572]"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LAS</text:p>
          </table:table-cell>
          <table:table-cell table:formula="of:=[.H579]+1.5*[.I596]" office:value-type="float" office:value="0.76">
            <text:p>0,76</text:p>
          </table:table-cell>
          <table:table-cell table:number-columns-repeated="9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LAI</text:p>
          </table:table-cell>
          <table:table-cell table:formula="of:=[.H572]-1.5*[.I596]" office:value-type="float" office:value="0.44">
            <text:p>0,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LES</text:p>
          </table:table-cell>
          <table:table-cell table:formula="of:=[.H579]+3*[.I596]" office:value-type="float" office:value="0.88">
            <text:p>0,8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LEI</text:p>
          </table:table-cell>
          <table:table-cell table:formula="of:=[.H572]-3*[.I596]" office:value-type="float" office:value="0.32">
            <text:p>0,32</text:p>
          </table:table-cell>
          <table:table-cell table:number-columns-repeated="9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43">
            <text:p>43</text:p>
          </table:table-cell>
          <table:table-cell table:number-columns-repeated="15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56">
            <text:p>0,56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Atípics</text:p>
          </table:table-cell>
          <table:table-cell table:style-name="ce7" office:value-type="string">
            <text:p>0,75, 0,77</text:p>
          </table:table-cell>
          <table:table-cell table:number-columns-repeated="9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Extrems </text:p>
          </table:table-cell>
          <table:table-cell table:style-name="ce7" office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56">
            <text:p>0,56</text:p>
          </table:table-cell>
          <table:table-cell office:value-type="float" office:value="46">
            <text:p>46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56">
            <text:p>0,56</text:p>
          </table:table-cell>
          <table:table-cell office:value-type="float" office:value="47">
            <text:p>47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56">
            <text:p>0,56</text:p>
          </table:table-cell>
          <table:table-cell office:value-type="float" office:value="48">
            <text:p>48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49">
            <text:p>49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50">
            <text:p>50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51">
            <text:p>5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52">
            <text:p>52</text:p>
          </table:table-cell>
          <table:table-cell table:number-columns-repeated="15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56">
            <text:p>0,56</text:p>
          </table:table-cell>
          <table:table-cell office:value-type="float" office:value="53">
            <text:p>53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54">
            <text:p>5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55">
            <text:p>55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56">
            <text:p>56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57">
            <text:p>57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56">
            <text:p>0,56</text:p>
          </table:table-cell>
          <table:table-cell office:value-type="float" office:value="58">
            <text:p>5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59">
            <text:p>59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56">
            <text:p>0,56</text:p>
          </table:table-cell>
          <table:table-cell office:value-type="float" office:value="60">
            <text:p>60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61">
            <text:p>6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62">
            <text:p>62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56">
            <text:p>0,56</text:p>
          </table:table-cell>
          <table:table-cell office:value-type="float" office:value="63">
            <text:p>63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56">
            <text:p>0,56</text:p>
          </table:table-cell>
          <table:table-cell office:value-type="float" office:value="65">
            <text:p>65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58">
            <text:p>0,58</text:p>
          </table:table-cell>
          <table:table-cell office:value-type="float" office:value="66">
            <text:p>66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67">
            <text:p>67</text:p>
          </table:table-cell>
          <table:table-cell table:number-columns-repeated="1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59">
            <text:p>0,59</text:p>
          </table:table-cell>
          <table:table-cell office:value-type="float" office:value="68">
            <text:p>68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69">
            <text:p>69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59">
            <text:p>0,59</text:p>
          </table:table-cell>
          <table:table-cell office:value-type="float" office:value="70">
            <text:p>70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59">
            <text:p>0,59</text:p>
          </table:table-cell>
          <table:table-cell office:value-type="float" office:value="71">
            <text:p>71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72">
            <text:p>72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73">
            <text:p>73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74">
            <text:p>7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9">
            <text:p>0,59</text:p>
          </table:table-cell>
          <table:table-cell office:value-type="float" office:value="75">
            <text:p>75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9">
            <text:p>0,59</text:p>
          </table:table-cell>
          <table:table-cell office:value-type="float" office:value="76">
            <text:p>76</text:p>
          </table:table-cell>
          <table:table-cell table:number-columns-repeated="15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">
            <text:p>0,6</text:p>
          </table:table-cell>
          <table:table-cell office:value-type="float" office:value="78">
            <text:p>78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6">
            <text:p>0,6</text:p>
          </table:table-cell>
          <table:table-cell office:value-type="float" office:value="80">
            <text:p>80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">
            <text:p>0,6</text:p>
          </table:table-cell>
          <table:table-cell office:value-type="float" office:value="81">
            <text:p>81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82">
            <text:p>82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61">
            <text:p>0,61</text:p>
          </table:table-cell>
          <table:table-cell office:value-type="float" office:value="83">
            <text:p>83</text:p>
          </table:table-cell>
          <table:table-cell table:number-columns-repeated="1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61">
            <text:p>0,61</text:p>
          </table:table-cell>
          <table:table-cell office:value-type="float" office:value="84">
            <text:p>84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61">
            <text:p>0,61</text:p>
          </table:table-cell>
          <table:table-cell office:value-type="float" office:value="85">
            <text:p>85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86">
            <text:p>86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61">
            <text:p>0,61</text:p>
          </table:table-cell>
          <table:table-cell office:value-type="float" office:value="87">
            <text:p>87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62">
            <text:p>0,62</text:p>
          </table:table-cell>
          <table:table-cell office:value-type="float" office:value="88">
            <text:p>88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62">
            <text:p>0,62</text:p>
          </table:table-cell>
          <table:table-cell office:value-type="float" office:value="89">
            <text:p>89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2">
            <text:p>0,62</text:p>
          </table:table-cell>
          <table:table-cell office:value-type="float" office:value="90">
            <text:p>90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62">
            <text:p>0,62</text:p>
          </table:table-cell>
          <table:table-cell office:value-type="float" office:value="91">
            <text:p>91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63">
            <text:p>0,63</text:p>
          </table:table-cell>
          <table:table-cell office:value-type="float" office:value="92">
            <text:p>92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63">
            <text:p>0,63</text:p>
          </table:table-cell>
          <table:table-cell office:value-type="float" office:value="93">
            <text:p>93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63">
            <text:p>0,63</text:p>
          </table:table-cell>
          <table:table-cell office:value-type="float" office:value="94">
            <text:p>94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3">
            <text:p>0,63</text:p>
          </table:table-cell>
          <table:table-cell office:value-type="float" office:value="95">
            <text:p>95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64">
            <text:p>0,64</text:p>
          </table:table-cell>
          <table:table-cell office:value-type="float" office:value="96">
            <text:p>96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64">
            <text:p>0,64</text:p>
          </table:table-cell>
          <table:table-cell office:value-type="float" office:value="97">
            <text:p>97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4">
            <text:p>0,64</text:p>
          </table:table-cell>
          <table:table-cell office:value-type="float" office:value="98">
            <text:p>98</text:p>
          </table:table-cell>
          <table:table-cell table:number-columns-repeated="15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64">
            <text:p>0,64</text:p>
          </table:table-cell>
          <table:table-cell office:value-type="float" office:value="99">
            <text:p>99</text:p>
          </table:table-cell>
          <table:table-cell table:number-columns-repeated="1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64">
            <text:p>0,64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65">
            <text:p>0,65</text:p>
          </table:table-cell>
          <table:table-cell office:value-type="float" office:value="101">
            <text:p>101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65">
            <text:p>0,65</text:p>
          </table:table-cell>
          <table:table-cell office:value-type="float" office:value="102">
            <text:p>102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65">
            <text:p>0,65</text:p>
          </table:table-cell>
          <table:table-cell office:value-type="float" office:value="103">
            <text:p>103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65">
            <text:p>0,65</text:p>
          </table:table-cell>
          <table:table-cell office:value-type="float" office:value="104">
            <text:p>104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6">
            <text:p>0,66</text:p>
          </table:table-cell>
          <table:table-cell office:value-type="float" office:value="105">
            <text:p>105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66">
            <text:p>0,66</text:p>
          </table:table-cell>
          <table:table-cell office:value-type="float" office:value="106">
            <text:p>106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66">
            <text:p>0,66</text:p>
          </table:table-cell>
          <table:table-cell office:value-type="float" office:value="107">
            <text:p>107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66">
            <text:p>0,66</text:p>
          </table:table-cell>
          <table:table-cell office:value-type="float" office:value="108">
            <text:p>108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7">
            <text:p>0,67</text:p>
          </table:table-cell>
          <table:table-cell office:value-type="float" office:value="109">
            <text:p>109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68">
            <text:p>0,68</text:p>
          </table:table-cell>
          <table:table-cell office:value-type="float" office:value="110">
            <text:p>110</text:p>
          </table:table-cell>
          <table:table-cell table:number-columns-repeated="1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68">
            <text:p>0,68</text:p>
          </table:table-cell>
          <table:table-cell office:value-type="float" office:value="111">
            <text:p>111</text:p>
          </table:table-cell>
          <table:table-cell table:number-columns-repeated="15"/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68">
            <text:p>0,68</text:p>
          </table:table-cell>
          <table:table-cell office:value-type="float" office:value="112">
            <text:p>112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68">
            <text:p>0,68</text:p>
          </table:table-cell>
          <table:table-cell office:value-type="float" office:value="113">
            <text:p>11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68">
            <text:p>0,68</text:p>
          </table:table-cell>
          <table:table-cell office:value-type="float" office:value="114">
            <text:p>114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115">
            <text:p>115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71">
            <text:p>0,71</text:p>
          </table:table-cell>
          <table:table-cell office:value-type="float" office:value="116">
            <text:p>116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72">
            <text:p>0,72</text:p>
          </table:table-cell>
          <table:table-cell office:value-type="float" office:value="117">
            <text:p>117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73">
            <text:p>0,73</text:p>
          </table:table-cell>
          <table:table-cell office:value-type="float" office:value="118">
            <text:p>118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5">
            <text:p>0,75</text:p>
          </table:table-cell>
          <table:table-cell office:value-type="float" office:value="119">
            <text:p>119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7">
            <text:p>0,77</text:p>
          </table:table-cell>
          <table:table-cell office:value-type="float" office:value="120">
            <text:p>1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TAULA 1 (amplada intervals=0,05)</text:p>
          </table:table-cell>
          <table:table-cell table:number-columns-repeated="17"/>
        </table:table-row>
        <table:table-row table:style-name="ro1">
          <table:table-cell office:value-type="string">
            <text:p>Taula</text:p>
          </table:table-cell>
          <table:table-cell table:number-columns-repeated="1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Diagrama pastís</text:p>
          </table:table-cell>
          <table:table-cell table:number-columns-repeated="8"/>
        </table:table-row>
        <table:table-row table:style-name="ro1">
          <table:table-cell office:value-type="string">
            <text:p>0,45-0,50</text:p>
          </table:table-cell>
          <table:table-cell office:value-type="float" office:value="0.45">
            <text:p>0,45</text:p>
          </table:table-cell>
          <table:table-cell office:value-type="float" office:value="0.5">
            <text:p>0,5</text:p>
          </table:table-cell>
          <table:table-cell table:formula="of:=([.B685]+[.C685])/2" office:value-type="float" office:value="0.475">
            <text:p>0,48</text:p>
          </table:table-cell>
          <table:table-cell table:formula="of:=[.C572]-[.C559]" office:value-type="float" office:value="13">
            <text:p>13</text:p>
          </table:table-cell>
          <table:table-cell table:style-name="ce5" table:formula="of:=[.E685]/[.$E$692]" office:value-type="float" office:value="0.108333333333333">
            <text:p>0,108</text:p>
          </table:table-cell>
          <table:table-cell table:formula="of:=[.E685]" office:value-type="float" office:value="13">
            <text:p>13</text:p>
          </table:table-cell>
          <table:table-cell table:style-name="ce5" table:formula="of:=[.G685]/[.$E$692]" office:value-type="float" office:value="0.108333333333333">
            <text:p>0,108</text:p>
          </table:table-cell>
          <table:table-cell/>
          <table:table-cell>
            <draw:frame table:end-cell-address="Hoja1.M700" table:end-x="1.274cm" table:end-y="0.187cm" draw:z-index="7" draw:style-name="gr1" svg:width="7.999cm" svg:height="6.54cm" svg:x="0.7cm" svg:y="0cm">
              <draw:object draw:notify-on-update-of-ranges="Hoja1.A685:Hoja1.A691 Hoja1.E685:Hoja1.E69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0,50-0,55</text:p>
          </table:table-cell>
          <table:table-cell office:value-type="float" office:value="0.5">
            <text:p>0,5</text:p>
          </table:table-cell>
          <table:table-cell office:value-type="float" office:value="0.55">
            <text:p>0,55</text:p>
          </table:table-cell>
          <table:table-cell table:formula="of:=([.B686]+[.C686])/2" office:value-type="float" office:value="0.525">
            <text:p>0,53</text:p>
          </table:table-cell>
          <table:table-cell table:formula="of:=[.C593]-[.C572]" office:value-type="float" office:value="21">
            <text:p>21</text:p>
          </table:table-cell>
          <table:table-cell table:style-name="ce5" table:formula="of:=[.E686]/[.$E$692]" office:value-type="float" office:value="0.175">
            <text:p>0,175</text:p>
          </table:table-cell>
          <table:table-cell table:formula="of:=[.E686]+[.G685]" office:value-type="float" office:value="34">
            <text:p>34</text:p>
          </table:table-cell>
          <table:table-cell table:style-name="ce5" table:formula="of:=[.G686]/[.$E$692]" office:value-type="float" office:value="0.283333333333333">
            <text:p>0,283</text:p>
          </table:table-cell>
          <table:table-cell table:number-columns-repeated="10"/>
        </table:table-row>
        <table:table-row table:style-name="ro1">
          <table:table-cell office:value-type="string">
            <text:p>0,55-0,60</text:p>
          </table:table-cell>
          <table:table-cell office:value-type="float" office:value="0.55">
            <text:p>0,55</text:p>
          </table:table-cell>
          <table:table-cell office:value-type="float" office:value="0.6">
            <text:p>0,6</text:p>
          </table:table-cell>
          <table:table-cell table:formula="of:=([.B687]+[.C687])/2" office:value-type="float" office:value="0.575">
            <text:p>0,58</text:p>
          </table:table-cell>
          <table:table-cell table:formula="of:=[.C635]-[.C593]" office:value-type="float" office:value="42">
            <text:p>42</text:p>
          </table:table-cell>
          <table:table-cell table:style-name="ce5" table:formula="of:=[.E687]/[.$E$692]" office:value-type="float" office:value="0.35">
            <text:p>0,350</text:p>
          </table:table-cell>
          <table:table-cell table:formula="of:=[.E687]+[.G686]" office:value-type="float" office:value="76">
            <text:p>76</text:p>
          </table:table-cell>
          <table:table-cell table:style-name="ce5" table:formula="of:=[.G687]/[.$E$692]" office:value-type="float" office:value="0.633333333333333">
            <text:p>0,633</text:p>
          </table:table-cell>
          <table:table-cell table:number-columns-repeated="10"/>
        </table:table-row>
        <table:table-row table:style-name="ro1">
          <table:table-cell office:value-type="string">
            <text:p>0,60-0,65</text:p>
          </table:table-cell>
          <table:table-cell office:value-type="float" office:value="0.6">
            <text:p>0,6</text:p>
          </table:table-cell>
          <table:table-cell office:value-type="float" office:value="0.65">
            <text:p>0,65</text:p>
          </table:table-cell>
          <table:table-cell table:formula="of:=([.B688]+[.C688])/2" office:value-type="float" office:value="0.625">
            <text:p>0,63</text:p>
          </table:table-cell>
          <table:table-cell table:formula="of:=[.C659]-[.C635]" office:value-type="float" office:value="24">
            <text:p>24</text:p>
          </table:table-cell>
          <table:table-cell table:style-name="ce5" table:formula="of:=[.E688]/[.$E$692]" office:value-type="float" office:value="0.2">
            <text:p>0,200</text:p>
          </table:table-cell>
          <table:table-cell table:formula="of:=[.E688]+[.G687]" office:value-type="float" office:value="100">
            <text:p>100</text:p>
          </table:table-cell>
          <table:table-cell table:style-name="ce5" table:formula="of:=[.G688]/[.$E$692]" office:value-type="float" office:value="0.833333333333333">
            <text:p>0,833</text:p>
          </table:table-cell>
          <table:table-cell table:number-columns-repeated="10"/>
        </table:table-row>
        <table:table-row table:style-name="ro1">
          <table:table-cell office:value-type="string">
            <text:p>0,65-0,70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 table:formula="of:=([.B689]+[.C689])/2" office:value-type="float" office:value="0.675">
            <text:p>0,68</text:p>
          </table:table-cell>
          <table:table-cell table:formula="of:=[.C674]-[.C659]" office:value-type="float" office:value="15">
            <text:p>15</text:p>
          </table:table-cell>
          <table:table-cell table:style-name="ce5" table:formula="of:=[.E689]/[.$E$692]" office:value-type="float" office:value="0.125">
            <text:p>0,125</text:p>
          </table:table-cell>
          <table:table-cell table:formula="of:=[.E689]+[.G688]" office:value-type="float" office:value="115">
            <text:p>115</text:p>
          </table:table-cell>
          <table:table-cell table:style-name="ce5" table:formula="of:=[.G689]/[.$E$692]" office:value-type="float" office:value="0.958333333333333">
            <text:p>0,958</text:p>
          </table:table-cell>
          <table:table-cell table:number-columns-repeated="10"/>
        </table:table-row>
        <table:table-row table:style-name="ro1">
          <table:table-cell office:value-type="string">
            <text:p>0,70-0,75</text:p>
          </table:table-cell>
          <table:table-cell office:value-type="float" office:value="0.7">
            <text:p>0,7</text:p>
          </table:table-cell>
          <table:table-cell office:value-type="float" office:value="0.75">
            <text:p>0,75</text:p>
          </table:table-cell>
          <table:table-cell table:formula="of:=([.B690]+[.C690])/2" office:value-type="float" office:value="0.725">
            <text:p>0,73</text:p>
          </table:table-cell>
          <table:table-cell table:formula="of:=[.C677]-[.C674]" office:value-type="float" office:value="3">
            <text:p>3</text:p>
          </table:table-cell>
          <table:table-cell table:style-name="ce5" table:formula="of:=[.E690]/[.$E$692]" office:value-type="float" office:value="0.025">
            <text:p>0,025</text:p>
          </table:table-cell>
          <table:table-cell table:formula="of:=[.E690]+[.G689]" office:value-type="float" office:value="118">
            <text:p>118</text:p>
          </table:table-cell>
          <table:table-cell table:style-name="ce5" table:formula="of:=[.G690]/[.$E$692]" office:value-type="float" office:value="0.983333333333333">
            <text:p>0,983</text:p>
          </table:table-cell>
          <table:table-cell table:number-columns-repeated="10"/>
        </table:table-row>
        <table:table-row table:style-name="ro1">
          <table:table-cell office:value-type="string">
            <text:p>0,75-0,80</text:p>
          </table:table-cell>
          <table:table-cell office:value-type="float" office:value="0.75">
            <text:p>0,75</text:p>
          </table:table-cell>
          <table:table-cell office:value-type="float" office:value="0.8">
            <text:p>0,8</text:p>
          </table:table-cell>
          <table:table-cell table:formula="of:=([.B691]+[.C691])/2" office:value-type="float" office:value="0.775">
            <text:p>0,78</text:p>
          </table:table-cell>
          <table:table-cell table:formula="of:=[.C679]-[.C677]" office:value-type="float" office:value="2">
            <text:p>2</text:p>
          </table:table-cell>
          <table:table-cell table:style-name="ce5" table:formula="of:=[.E691]/[.$E$692]" office:value-type="float" office:value="0.0166666666666667">
            <text:p>0,017</text:p>
          </table:table-cell>
          <table:table-cell table:formula="of:=[.E691]+[.G690]" office:value-type="float" office:value="120">
            <text:p>120</text:p>
          </table:table-cell>
          <table:table-cell table:style-name="ce5" table:formula="of:=[.G691]/[.$E$692]" office:value-type="float" office:value="1">
            <text:p>1,0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685:.E691])" office:value-type="float" office:value="120">
            <text:p>12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Histograma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table:number-columns-repeated="12"/>
        </table:table-row>
        <table:table-row table:style-name="ro1">
          <table:table-cell office:value-type="string">
            <text:p>0,45-0,50</text:p>
          </table:table-cell>
          <table:table-cell table:formula="of:=0.05" office:value-type="float" office:value="0.05">
            <text:p>0,05</text:p>
          </table:table-cell>
          <table:table-cell table:formula="of:=[.F685]/[.B697]" office:value-type="float" office:value="2.16666666666667">
            <text:p>2,17</text:p>
          </table:table-cell>
          <table:table-cell table:formula="of:=[.H685]/[.B697]" office:value-type="float" office:value="2.16666666666667">
            <text:p>2,17</text:p>
          </table:table-cell>
          <table:table-cell table:formula="of:=[.E685]/[.B697]" office:value-type="float" office:value="260">
            <text:p>260</text:p>
          </table:table-cell>
          <table:table-cell table:formula="of:=[.G685]/[.B697]" office:value-type="float" office:value="260">
            <text:p>260</text:p>
          </table:table-cell>
          <table:table-cell table:number-columns-repeated="12"/>
        </table:table-row>
        <table:table-row table:style-name="ro1">
          <table:table-cell office:value-type="string">
            <text:p>0,50-0,55</text:p>
          </table:table-cell>
          <table:table-cell table:formula="of:=0.05" office:value-type="float" office:value="0.05">
            <text:p>0,05</text:p>
          </table:table-cell>
          <table:table-cell table:formula="of:=[.F686]/[.B698]" office:value-type="float" office:value="3.5">
            <text:p>3,5</text:p>
          </table:table-cell>
          <table:table-cell table:formula="of:=[.H686]/[.B698]" office:value-type="float" office:value="5.66666666666667">
            <text:p>5,67</text:p>
          </table:table-cell>
          <table:table-cell table:formula="of:=[.E686]/[.B698]" office:value-type="float" office:value="420">
            <text:p>420</text:p>
          </table:table-cell>
          <table:table-cell table:formula="of:=[.G686]/[.B698]" office:value-type="float" office:value="680">
            <text:p>680</text:p>
          </table:table-cell>
          <table:table-cell table:number-columns-repeated="12"/>
        </table:table-row>
        <table:table-row table:style-name="ro1">
          <table:table-cell office:value-type="string">
            <text:p>0,55-0,60</text:p>
          </table:table-cell>
          <table:table-cell table:formula="of:=0.05" office:value-type="float" office:value="0.05">
            <text:p>0,05</text:p>
          </table:table-cell>
          <table:table-cell table:formula="of:=[.F687]/[.B699]" office:value-type="float" office:value="7">
            <text:p>7</text:p>
          </table:table-cell>
          <table:table-cell table:formula="of:=[.H687]/[.B699]" office:value-type="float" office:value="12.6666666666667">
            <text:p>12,67</text:p>
          </table:table-cell>
          <table:table-cell table:formula="of:=[.E687]/[.B699]" office:value-type="float" office:value="840">
            <text:p>840</text:p>
          </table:table-cell>
          <table:table-cell table:formula="of:=[.G687]/[.B699]" office:value-type="float" office:value="1520">
            <text:p>1520</text:p>
          </table:table-cell>
          <table:table-cell table:number-columns-repeated="12"/>
        </table:table-row>
        <table:table-row table:style-name="ro1">
          <table:table-cell office:value-type="string">
            <text:p>0,60-0,65</text:p>
          </table:table-cell>
          <table:table-cell table:formula="of:=0.05" office:value-type="float" office:value="0.05">
            <text:p>0,05</text:p>
          </table:table-cell>
          <table:table-cell table:formula="of:=[.F688]/[.B700]" office:value-type="float" office:value="4">
            <text:p>4</text:p>
          </table:table-cell>
          <table:table-cell table:formula="of:=[.H688]/[.B700]" office:value-type="float" office:value="16.6666666666667">
            <text:p>16,67</text:p>
          </table:table-cell>
          <table:table-cell table:formula="of:=[.E688]/[.B700]" office:value-type="float" office:value="480">
            <text:p>480</text:p>
          </table:table-cell>
          <table:table-cell table:formula="of:=[.G688]/[.B700]" office:value-type="float" office:value="2000">
            <text:p>2000</text:p>
          </table:table-cell>
          <table:table-cell table:number-columns-repeated="12"/>
        </table:table-row>
        <table:table-row table:style-name="ro1">
          <table:table-cell office:value-type="string">
            <text:p>0,65-0,70</text:p>
          </table:table-cell>
          <table:table-cell table:formula="of:=0.05" office:value-type="float" office:value="0.05">
            <text:p>0,05</text:p>
          </table:table-cell>
          <table:table-cell table:formula="of:=[.F689]/[.B701]" office:value-type="float" office:value="2.5">
            <text:p>2,5</text:p>
          </table:table-cell>
          <table:table-cell table:formula="of:=[.H689]/[.B701]" office:value-type="float" office:value="19.1666666666667">
            <text:p>19,17</text:p>
          </table:table-cell>
          <table:table-cell table:formula="of:=[.E689]/[.B701]" office:value-type="float" office:value="300">
            <text:p>300</text:p>
          </table:table-cell>
          <table:table-cell table:formula="of:=[.G689]/[.B701]" office:value-type="float" office:value="2300">
            <text:p>2300</text:p>
          </table:table-cell>
          <table:table-cell table:number-columns-repeated="12"/>
        </table:table-row>
        <table:table-row table:style-name="ro1">
          <table:table-cell office:value-type="string">
            <text:p>0,70-0,75</text:p>
          </table:table-cell>
          <table:table-cell table:formula="of:=0.05" office:value-type="float" office:value="0.05">
            <text:p>0,05</text:p>
          </table:table-cell>
          <table:table-cell table:formula="of:=[.F690]/[.B702]" office:value-type="float" office:value="0.5">
            <text:p>0,5</text:p>
          </table:table-cell>
          <table:table-cell table:formula="of:=[.H690]/[.B702]" office:value-type="float" office:value="19.6666666666667">
            <text:p>19,67</text:p>
          </table:table-cell>
          <table:table-cell table:formula="of:=[.E690]/[.B702]" office:value-type="float" office:value="60">
            <text:p>60</text:p>
          </table:table-cell>
          <table:table-cell table:formula="of:=[.G690]/[.B702]" office:value-type="float" office:value="2360">
            <text:p>2360</text:p>
          </table:table-cell>
          <table:table-cell table:number-columns-repeated="12"/>
        </table:table-row>
        <table:table-row table:style-name="ro1">
          <table:table-cell office:value-type="string">
            <text:p>0,75-0,80</text:p>
          </table:table-cell>
          <table:table-cell table:formula="of:=0.05" office:value-type="float" office:value="0.05">
            <text:p>0,05</text:p>
          </table:table-cell>
          <table:table-cell table:formula="of:=[.F691]/[.B703]" office:value-type="float" office:value="0.333333333333333">
            <text:p>0,33</text:p>
          </table:table-cell>
          <table:table-cell table:formula="of:=[.H691]/[.B703]" office:value-type="float" office:value="20">
            <text:p>20</text:p>
          </table:table-cell>
          <table:table-cell table:formula="of:=[.E691]/[.B703]" office:value-type="float" office:value="40">
            <text:p>40</text:p>
          </table:table-cell>
          <table:table-cell table:formula="of:=[.G691]/[.B703]" office:value-type="float" office:value="2400">
            <text:p>2400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TAULA 2 (amplada intervals=0,07)</text:p>
          </table:table-cell>
          <table:table-cell table:number-columns-repeated="17"/>
        </table:table-row>
        <table:table-row table:style-name="ro1">
          <table:table-cell office:value-type="string">
            <text:p>Taula <text:s/></text:p>
          </table:table-cell>
          <table:table-cell table:number-columns-repeated="1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Diagrama pastís</text:p>
            <draw:frame table:end-cell-address="Hoja1.M724" table:end-x="0.71cm" table:end-y="0.392cm" draw:z-index="8" draw:style-name="gr1" svg:width="7.999cm" svg:height="6.519cm" svg:x="0.136cm" svg:y="0.225cm">
              <draw:object draw:notify-on-update-of-ranges="Hoja1.A710:Hoja1.A714 Hoja1.E710:Hoja1.E71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710]+0.07" office:value-type="float" office:value="0.52">
            <text:p>0,52</text:p>
          </table:table-cell>
          <table:table-cell table:formula="of:=([.B710]+[.C710])/2" office:value-type="float" office:value="0.485">
            <text:p>0,49</text:p>
          </table:table-cell>
          <table:table-cell table:formula="of:=[.C576]-[.C559]" office:value-type="float" office:value="17">
            <text:p>17</text:p>
          </table:table-cell>
          <table:table-cell table:formula="of:=[.E710]/[.$E$715]" office:value-type="float" office:value="0.141666666666667">
            <text:p>0,14</text:p>
          </table:table-cell>
          <table:table-cell table:formula="of:=[.E710]" office:value-type="float" office:value="17">
            <text:p>17</text:p>
          </table:table-cell>
          <table:table-cell table:formula="of:=[.G710]/[.$E$715]" office:value-type="float" office:value="0.141666666666667">
            <text:p>0,14</text:p>
          </table:table-cell>
          <table:table-cell table:number-columns-repeated="10"/>
        </table:table-row>
        <table:table-row table:style-name="ro1">
          <table:table-cell office:value-type="string">
            <text:p>0,52-0,59</text:p>
          </table:table-cell>
          <table:table-cell table:formula="of:=[.B710]+0.07" office:value-type="float" office:value="0.52">
            <text:p>0,52</text:p>
          </table:table-cell>
          <table:table-cell table:formula="of:=[.B711]+0.07" office:value-type="float" office:value="0.59">
            <text:p>0,59</text:p>
          </table:table-cell>
          <table:table-cell table:formula="of:=([.B711]+[.C711])/2" office:value-type="float" office:value="0.555">
            <text:p>0,56</text:p>
          </table:table-cell>
          <table:table-cell table:formula="of:=[.C625]-[.C576]" office:value-type="float" office:value="49">
            <text:p>49</text:p>
          </table:table-cell>
          <table:table-cell table:formula="of:=[.E711]/[.$E$715]" office:value-type="float" office:value="0.408333333333333">
            <text:p>0,41</text:p>
          </table:table-cell>
          <table:table-cell table:formula="of:=[.E711]+[.G710]" office:value-type="float" office:value="66">
            <text:p>66</text:p>
          </table:table-cell>
          <table:table-cell table:formula="of:=[.G711]/[.$E$715]" office:value-type="float" office:value="0.55">
            <text:p>0,55</text:p>
          </table:table-cell>
          <table:table-cell table:number-columns-repeated="10"/>
        </table:table-row>
        <table:table-row table:style-name="ro1">
          <table:table-cell office:value-type="string">
            <text:p>0,59-0,66</text:p>
          </table:table-cell>
          <table:table-cell table:formula="of:=[.B711]+0.07" office:value-type="float" office:value="0.59">
            <text:p>0,59</text:p>
          </table:table-cell>
          <table:table-cell table:formula="of:=[.B712]+0.07" office:value-type="float" office:value="0.66">
            <text:p>0,66</text:p>
          </table:table-cell>
          <table:table-cell table:formula="of:=([.B712]+[.C712])/2" office:value-type="float" office:value="0.625">
            <text:p>0,63</text:p>
          </table:table-cell>
          <table:table-cell table:formula="of:=[.C663]-[.C625]" office:value-type="float" office:value="38">
            <text:p>38</text:p>
          </table:table-cell>
          <table:table-cell table:formula="of:=[.E712]/[.$E$715]" office:value-type="float" office:value="0.316666666666667">
            <text:p>0,32</text:p>
          </table:table-cell>
          <table:table-cell table:formula="of:=[.E712]+[.G711]" office:value-type="float" office:value="104">
            <text:p>104</text:p>
          </table:table-cell>
          <table:table-cell table:formula="of:=[.G712]/[.$E$715]" office:value-type="float" office:value="0.866666666666667">
            <text:p>0,87</text:p>
          </table:table-cell>
          <table:table-cell table:number-columns-repeated="10"/>
        </table:table-row>
        <table:table-row table:style-name="ro1">
          <table:table-cell office:value-type="string">
            <text:p>0,66-0,73</text:p>
          </table:table-cell>
          <table:table-cell table:formula="of:=[.B712]+0.07" office:value-type="float" office:value="0.66">
            <text:p>0,66</text:p>
          </table:table-cell>
          <table:table-cell table:formula="of:=[.B713]+0.07" office:value-type="float" office:value="0.73">
            <text:p>0,73</text:p>
          </table:table-cell>
          <table:table-cell table:formula="of:=([.B713]+[.C713])/2" office:value-type="float" office:value="0.695">
            <text:p>0,7</text:p>
          </table:table-cell>
          <table:table-cell table:formula="of:=[.C676]-[.C663]" office:value-type="float" office:value="13">
            <text:p>13</text:p>
          </table:table-cell>
          <table:table-cell table:formula="of:=[.E713]/[.$E$715]" office:value-type="float" office:value="0.108333333333333">
            <text:p>0,11</text:p>
          </table:table-cell>
          <table:table-cell table:formula="of:=[.E713]+[.G712]" office:value-type="float" office:value="117">
            <text:p>117</text:p>
          </table:table-cell>
          <table:table-cell table:formula="of:=[.G713]/[.$E$715]" office:value-type="float" office:value="0.975">
            <text:p>0,98</text:p>
          </table:table-cell>
          <table:table-cell table:number-columns-repeated="10"/>
        </table:table-row>
        <table:table-row table:style-name="ro1">
          <table:table-cell office:value-type="string">
            <text:p>0,73-0,80</text:p>
          </table:table-cell>
          <table:table-cell table:formula="of:=[.B713]+0.07" office:value-type="float" office:value="0.73">
            <text:p>0,73</text:p>
          </table:table-cell>
          <table:table-cell table:formula="of:=[.B714]+0.07" office:value-type="float" office:value="0.8">
            <text:p>0,8</text:p>
          </table:table-cell>
          <table:table-cell table:formula="of:=([.B714]+[.C714])/2" office:value-type="float" office:value="0.765">
            <text:p>0,77</text:p>
          </table:table-cell>
          <table:table-cell table:formula="of:=[.C679]-[.C676]" office:value-type="float" office:value="3">
            <text:p>3</text:p>
          </table:table-cell>
          <table:table-cell table:formula="of:=[.E714]/[.$E$715]" office:value-type="float" office:value="0.025">
            <text:p>0,03</text:p>
          </table:table-cell>
          <table:table-cell table:formula="of:=[.E714]+[.G713]" office:value-type="float" office:value="120">
            <text:p>120</text:p>
          </table:table-cell>
          <table:table-cell table:formula="of:=[.G714]/[.$E$715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710:.E714])" office:value-type="float" office:value="120">
            <text:p>12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Histograma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table:number-columns-repeated="12"/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formula="of:=[.F710]/[.B719]" office:value-type="float" office:value="2.02380952380952">
            <text:p>2,02</text:p>
          </table:table-cell>
          <table:table-cell table:formula="of:=[.H710]/[.B719]" office:value-type="float" office:value="2.02380952380952">
            <text:p>2,02</text:p>
          </table:table-cell>
          <table:table-cell table:formula="of:=[.E710]/[.B719]" office:value-type="float" office:value="242.857142857143">
            <text:p>242,86</text:p>
          </table:table-cell>
          <table:table-cell table:formula="of:=[.G710]/[.B719]" office:value-type="float" office:value="242.857142857143">
            <text:p>242,86</text:p>
          </table:table-cell>
          <table:table-cell table:number-columns-repeated="12"/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formula="of:=[.F711]/[.B720]" office:value-type="float" office:value="5.83333333333333">
            <text:p>5,83</text:p>
          </table:table-cell>
          <table:table-cell table:formula="of:=[.H711]/[.B720]" office:value-type="float" office:value="7.85714285714286">
            <text:p>7,86</text:p>
          </table:table-cell>
          <table:table-cell table:formula="of:=[.E711]/[.B720]" office:value-type="float" office:value="700">
            <text:p>700</text:p>
          </table:table-cell>
          <table:table-cell table:formula="of:=[.G711]/[.B720]" office:value-type="float" office:value="942.857142857143">
            <text:p>942,86</text:p>
          </table:table-cell>
          <table:table-cell table:number-columns-repeated="12"/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formula="of:=[.F712]/[.B721]" office:value-type="float" office:value="4.52380952380952">
            <text:p>4,52</text:p>
          </table:table-cell>
          <table:table-cell table:formula="of:=[.H712]/[.B721]" office:value-type="float" office:value="12.3809523809524">
            <text:p>12,38</text:p>
          </table:table-cell>
          <table:table-cell table:formula="of:=[.E712]/[.B721]" office:value-type="float" office:value="542.857142857143">
            <text:p>542,86</text:p>
          </table:table-cell>
          <table:table-cell table:formula="of:=[.G712]/[.B721]" office:value-type="float" office:value="1485.71428571429">
            <text:p>1485,71</text:p>
          </table:table-cell>
          <table:table-cell table:number-columns-repeated="12"/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formula="of:=[.F713]/[.B722]" office:value-type="float" office:value="1.54761904761905">
            <text:p>1,55</text:p>
          </table:table-cell>
          <table:table-cell table:formula="of:=[.H713]/[.B722]" office:value-type="float" office:value="13.9285714285714">
            <text:p>13,93</text:p>
          </table:table-cell>
          <table:table-cell table:formula="of:=[.E713]/[.B722]" office:value-type="float" office:value="185.714285714286">
            <text:p>185,71</text:p>
          </table:table-cell>
          <table:table-cell table:formula="of:=[.G713]/[.B722]" office:value-type="float" office:value="1671.42857142857">
            <text:p>1671,43</text:p>
          </table:table-cell>
          <table:table-cell table:number-columns-repeated="12"/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formula="of:=[.F714]/[.B723]" office:value-type="float" office:value="0.357142857142857">
            <text:p>0,36</text:p>
          </table:table-cell>
          <table:table-cell table:formula="of:=[.H714]/[.B723]" office:value-type="float" office:value="14.2857142857143">
            <text:p>14,29</text:p>
          </table:table-cell>
          <table:table-cell table:formula="of:=[.E714]/[.B723]" office:value-type="float" office:value="42.8571428571429">
            <text:p>42,86</text:p>
          </table:table-cell>
          <table:table-cell table:formula="of:=[.G714]/[.B723]" office:value-type="float" office:value="1714.28571428571">
            <text:p>1714,29</text:p>
          </table:table-cell>
          <table:table-cell table:number-columns-repeated="12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PROB 2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es de llangost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 </text:p>
          </table:table-cell>
          <table:table-cell office:value-type="string">
            <text:p>dades ordenades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10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</text:p>
          </table:table-cell>
          <table:table-cell office:value-type="float" office:value="0.48">
            <text:p>0,48</text:p>
          </table:table-cell>
          <table:table-cell/>
          <table:table-cell office:value-type="string">
            <text:p>valors</text:p>
          </table:table-cell>
          <table:table-cell office:value-type="string">
            <text:p>freq abs <text:s/>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Tipus valor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49">
            <text:p>0,4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</text:p>
          </table:table-cell>
          <table:table-cell office:value-type="float" office:value="1.24">
            <text:p>1,24</text:p>
          </table:table-cell>
          <table:table-cell/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formula="of:=[.I738]" office:value-type="float" office:value="1">
            <text:p>1</text:p>
          </table:table-cell>
          <table:table-cell table:style-name="ce5" table:formula="of:=[.J738]/[.$I$794]" office:value-type="float" office:value="0.00833333333333333">
            <text:p>0,008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52">
            <text:p>0,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ang</text:p>
          </table:table-cell>
          <table:table-cell table:formula="of:=[.F738]-[.F737]" office:value-type="float" office:value="0.76">
            <text:p>0,76</text:p>
          </table:table-cell>
          <table:table-cell/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 table:formula="of:=[.I739]+[.J738]" office:value-type="float" office:value="2">
            <text:p>2</text:p>
          </table:table-cell>
          <table:table-cell table:style-name="ce5" table:formula="of:=[.J739]/[.$I$794]" office:value-type="float" office:value="0.0166666666666667">
            <text:p>0,017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52">
            <text:p>0,5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.52">
            <text:p>0,52</text:p>
          </table:table-cell>
          <table:table-cell office:value-type="float" office:value="3">
            <text:p>3</text:p>
          </table:table-cell>
          <table:table-cell table:formula="of:=[.I740]+[.J739]" office:value-type="float" office:value="5">
            <text:p>5</text:p>
          </table:table-cell>
          <table:table-cell table:style-name="ce5" table:formula="of:=[.J740]/[.$I$794]" office:value-type="float" office:value="0.0416666666666667">
            <text:p>0,042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52">
            <text:p>0,5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  <table:table-cell table:formula="of:=[.I741]+[.J740]" office:value-type="float" office:value="7">
            <text:p>7</text:p>
          </table:table-cell>
          <table:table-cell table:style-name="ce5" table:formula="of:=[.J741]/[.$I$794]" office:value-type="float" office:value="0.0583333333333333">
            <text:p>0,058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53">
            <text:p>0,5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.56">
            <text:p>0,56</text:p>
          </table:table-cell>
          <table:table-cell office:value-type="float" office:value="2">
            <text:p>2</text:p>
          </table:table-cell>
          <table:table-cell table:formula="of:=[.I742]+[.J741]" office:value-type="float" office:value="9">
            <text:p>9</text:p>
          </table:table-cell>
          <table:table-cell table:style-name="ce5" table:formula="of:=[.J742]/[.$I$794]" office:value-type="float" office:value="0.075">
            <text:p>0,075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53">
            <text:p>0,5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0.57">
            <text:p>0,57</text:p>
          </table:table-cell>
          <table:table-cell office:value-type="float" office:value="3">
            <text:p>3</text:p>
          </table:table-cell>
          <table:table-cell table:formula="of:=[.I743]+[.J742]" office:value-type="float" office:value="12">
            <text:p>12</text:p>
          </table:table-cell>
          <table:table-cell table:style-name="ce5" table:formula="of:=[.J743]/[.$I$794]" office:value-type="float" office:value="0.1">
            <text:p>0,100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.58">
            <text:p>0,58</text:p>
          </table:table-cell>
          <table:table-cell office:value-type="float" office:value="2">
            <text:p>2</text:p>
          </table:table-cell>
          <table:table-cell table:formula="of:=[.I744]+[.J743]" office:value-type="float" office:value="14">
            <text:p>14</text:p>
          </table:table-cell>
          <table:table-cell table:style-name="ce5" table:formula="of:=[.J744]/[.$I$794]" office:value-type="float" office:value="0.116666666666667">
            <text:p>0,117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56">
            <text:p>0,56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0.59">
            <text:p>0,59</text:p>
          </table:table-cell>
          <table:table-cell office:value-type="float" office:value="2">
            <text:p>2</text:p>
          </table:table-cell>
          <table:table-cell table:formula="of:=[.I745]+[.J744]" office:value-type="float" office:value="16">
            <text:p>16</text:p>
          </table:table-cell>
          <table:table-cell table:style-name="ce5" table:formula="of:=[.J745]/[.$I$794]" office:value-type="float" office:value="0.133333333333333">
            <text:p>0,133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57">
            <text:p>0,57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table:formula="of:=[.I746]+[.J745]" office:value-type="float" office:value="17">
            <text:p>17</text:p>
          </table:table-cell>
          <table:table-cell table:style-name="ce5" table:formula="of:=[.J746]/[.$I$794]" office:value-type="float" office:value="0.141666666666667">
            <text:p>0,142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57">
            <text:p>0,57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0.61">
            <text:p>0,61</text:p>
          </table:table-cell>
          <table:table-cell office:value-type="float" office:value="3">
            <text:p>3</text:p>
          </table:table-cell>
          <table:table-cell table:formula="of:=[.I747]+[.J746]" office:value-type="float" office:value="20">
            <text:p>20</text:p>
          </table:table-cell>
          <table:table-cell table:style-name="ce5" table:formula="of:=[.J747]/[.$I$794]" office:value-type="float" office:value="0.166666666666667">
            <text:p>0,167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57">
            <text:p>0,57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.62">
            <text:p>0,62</text:p>
          </table:table-cell>
          <table:table-cell office:value-type="float" office:value="3">
            <text:p>3</text:p>
          </table:table-cell>
          <table:table-cell table:formula="of:=[.I748]+[.J747]" office:value-type="float" office:value="23">
            <text:p>23</text:p>
          </table:table-cell>
          <table:table-cell table:style-name="ce5" table:formula="of:=[.J748]/[.$I$794]" office:value-type="float" office:value="0.191666666666667">
            <text:p>0,192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64">
            <text:p>0,64</text:p>
          </table:table-cell>
          <table:table-cell office:value-type="float" office:value="3">
            <text:p>3</text:p>
          </table:table-cell>
          <table:table-cell table:formula="of:=[.I749]+[.J748]" office:value-type="float" office:value="26">
            <text:p>26</text:p>
          </table:table-cell>
          <table:table-cell table:style-name="ce5" table:formula="of:=[.J749]/[.$I$794]" office:value-type="float" office:value="0.216666666666667">
            <text:p>0,217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.19">
            <text:p>1,19</text:p>
          </table:table-cell>
          <table:table-cell office:value-type="float" office:value="0.58">
            <text:p>0,5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0.65">
            <text:p>0,65</text:p>
          </table:table-cell>
          <table:table-cell office:value-type="float" office:value="3">
            <text:p>3</text:p>
          </table:table-cell>
          <table:table-cell table:formula="of:=[.I750]+[.J749]" office:value-type="float" office:value="29">
            <text:p>29</text:p>
          </table:table-cell>
          <table:table-cell table:style-name="ce5" table:formula="of:=[.J750]/[.$I$794]" office:value-type="float" office:value="0.241666666666667">
            <text:p>0,242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9">
            <text:p>0,59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0.66">
            <text:p>0,66</text:p>
          </table:table-cell>
          <table:table-cell office:value-type="float" office:value="3">
            <text:p>3</text:p>
          </table:table-cell>
          <table:table-cell table:formula="of:=[.I751]+[.J750]" office:value-type="float" office:value="32">
            <text:p>32</text:p>
          </table:table-cell>
          <table:table-cell table:style-name="ce5" table:formula="of:=[.J751]/[.$I$794]" office:value-type="float" office:value="0.266666666666667">
            <text:p>0,267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59">
            <text:p>0,59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0.67">
            <text:p>0,67</text:p>
          </table:table-cell>
          <table:table-cell office:value-type="float" office:value="4">
            <text:p>4</text:p>
          </table:table-cell>
          <table:table-cell table:formula="of:=[.I752]+[.J751]" office:value-type="float" office:value="36">
            <text:p>36</text:p>
          </table:table-cell>
          <table:table-cell table:style-name="ce5" table:formula="of:=[.J752]/[.$I$794]" office:value-type="float" office:value="0.3">
            <text:p>0,300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.68">
            <text:p>0,68</text:p>
          </table:table-cell>
          <table:table-cell office:value-type="float" office:value="3">
            <text:p>3</text:p>
          </table:table-cell>
          <table:table-cell table:formula="of:=[.I753]+[.J752]" office:value-type="float" office:value="39">
            <text:p>39</text:p>
          </table:table-cell>
          <table:table-cell table:style-name="ce5" table:formula="of:=[.J753]/[.$I$794]" office:value-type="float" office:value="0.325">
            <text:p>0,325</text:p>
          </table:table-cell>
          <table:table-cell/>
          <table:table-cell office:value-type="string">
            <text:p>Típic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.15">
            <text:p>1,15</text:p>
          </table:table-cell>
          <table:table-cell office:value-type="float" office:value="0.61">
            <text:p>0,6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0.69">
            <text:p>0,69</text:p>
          </table:table-cell>
          <table:table-cell office:value-type="float" office:value="2">
            <text:p>2</text:p>
          </table:table-cell>
          <table:table-cell table:formula="of:=[.I754]+[.J753]" office:value-type="float" office:value="41">
            <text:p>41</text:p>
          </table:table-cell>
          <table:table-cell table:style-name="ce5" table:formula="of:=[.J754]/[.$I$794]" office:value-type="float" office:value="0.341666666666667">
            <text:p>0,3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1">
            <text:p>0,6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4">
            <text:p>4</text:p>
          </table:table-cell>
          <table:table-cell table:formula="of:=[.I755]+[.J754]" office:value-type="float" office:value="45">
            <text:p>45</text:p>
          </table:table-cell>
          <table:table-cell table:style-name="ce5" table:formula="of:=[.J755]/[.$I$794]" office:value-type="float" office:value="0.375">
            <text:p>0,3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61">
            <text:p>0,6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.71">
            <text:p>0,71</text:p>
          </table:table-cell>
          <table:table-cell office:value-type="float" office:value="2">
            <text:p>2</text:p>
          </table:table-cell>
          <table:table-cell table:formula="of:=[.I756]+[.J755]" office:value-type="float" office:value="47">
            <text:p>47</text:p>
          </table:table-cell>
          <table:table-cell table:style-name="ce5" table:formula="of:=[.J756]/[.$I$794]" office:value-type="float" office:value="0.391666666666667">
            <text:p>0,3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0.72">
            <text:p>0,72</text:p>
          </table:table-cell>
          <table:table-cell office:value-type="float" office:value="2">
            <text:p>2</text:p>
          </table:table-cell>
          <table:table-cell table:formula="of:=[.I757]+[.J756]" office:value-type="float" office:value="49">
            <text:p>49</text:p>
          </table:table-cell>
          <table:table-cell table:style-name="ce5" table:formula="of:=[.J757]/[.$I$794]" office:value-type="float" office:value="0.408333333333333">
            <text:p>0,4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62">
            <text:p>0,62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0.73">
            <text:p>0,73</text:p>
          </table:table-cell>
          <table:table-cell office:value-type="float" office:value="1">
            <text:p>1</text:p>
          </table:table-cell>
          <table:table-cell table:formula="of:=[.I758]+[.J757]" office:value-type="float" office:value="50">
            <text:p>50</text:p>
          </table:table-cell>
          <table:table-cell table:style-name="ce5" table:formula="of:=[.J758]/[.$I$794]" office:value-type="float" office:value="0.416666666666667">
            <text:p>0,41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62">
            <text:p>0,62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0.74">
            <text:p>0,74</text:p>
          </table:table-cell>
          <table:table-cell office:value-type="float" office:value="2">
            <text:p>2</text:p>
          </table:table-cell>
          <table:table-cell table:formula="of:=[.I759]+[.J758]" office:value-type="float" office:value="52">
            <text:p>52</text:p>
          </table:table-cell>
          <table:table-cell table:style-name="ce5" table:formula="of:=[.J759]/[.$I$794]" office:value-type="float" office:value="0.433333333333333">
            <text:p>0,4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64">
            <text:p>0,64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table:formula="of:=[.I760]+[.J759]" office:value-type="float" office:value="54">
            <text:p>54</text:p>
          </table:table-cell>
          <table:table-cell table:style-name="ce5" table:formula="of:=[.J760]/[.$I$794]" office:value-type="float" office:value="0.45">
            <text:p>0,45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0.76">
            <text:p>0,76</text:p>
          </table:table-cell>
          <table:table-cell office:value-type="float" office:value="6">
            <text:p>6</text:p>
          </table:table-cell>
          <table:table-cell table:formula="of:=[.I761]+[.J760]" office:value-type="float" office:value="60">
            <text:p>60</text:p>
          </table:table-cell>
          <table:table-cell table:style-name="ce5" table:formula="of:=[.J761]/[.$I$794]" office:value-type="float" office:value="0.5">
            <text:p>0,500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64">
            <text:p>0,64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0.77">
            <text:p>0,77</text:p>
          </table:table-cell>
          <table:table-cell office:value-type="float" office:value="3">
            <text:p>3</text:p>
          </table:table-cell>
          <table:table-cell table:formula="of:=[.I762]+[.J761]" office:value-type="float" office:value="63">
            <text:p>63</text:p>
          </table:table-cell>
          <table:table-cell table:style-name="ce5" table:formula="of:=[.J762]/[.$I$794]" office:value-type="float" office:value="0.525">
            <text:p>0,5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65">
            <text:p>0,65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0.79">
            <text:p>0,79</text:p>
          </table:table-cell>
          <table:table-cell office:value-type="float" office:value="4">
            <text:p>4</text:p>
          </table:table-cell>
          <table:table-cell table:formula="of:=[.I763]+[.J762]" office:value-type="float" office:value="67">
            <text:p>67</text:p>
          </table:table-cell>
          <table:table-cell table:style-name="ce5" table:formula="of:=[.J763]/[.$I$794]" office:value-type="float" office:value="0.558333333333333">
            <text:p>0,5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formula="of:=[.I764]+[.J763]" office:value-type="float" office:value="68">
            <text:p>68</text:p>
          </table:table-cell>
          <table:table-cell table:style-name="ce5" table:formula="of:=[.J764]/[.$I$794]" office:value-type="float" office:value="0.566666666666667">
            <text:p>0,5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65">
            <text:p>0,65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0.81">
            <text:p>0,81</text:p>
          </table:table-cell>
          <table:table-cell office:value-type="float" office:value="5">
            <text:p>5</text:p>
          </table:table-cell>
          <table:table-cell table:formula="of:=[.I765]+[.J764]" office:value-type="float" office:value="73">
            <text:p>73</text:p>
          </table:table-cell>
          <table:table-cell table:style-name="ce5" table:formula="of:=[.J765]/[.$I$794]" office:value-type="float" office:value="0.608333333333333">
            <text:p>0,6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66">
            <text:p>0,66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0.82">
            <text:p>0,82</text:p>
          </table:table-cell>
          <table:table-cell office:value-type="float" office:value="2">
            <text:p>2</text:p>
          </table:table-cell>
          <table:table-cell table:formula="of:=[.I766]+[.J765]" office:value-type="float" office:value="75">
            <text:p>75</text:p>
          </table:table-cell>
          <table:table-cell table:style-name="ce5" table:formula="of:=[.J766]/[.$I$794]" office:value-type="float" office:value="0.625">
            <text:p>0,6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0.83">
            <text:p>0,83</text:p>
          </table:table-cell>
          <table:table-cell office:value-type="float" office:value="1">
            <text:p>1</text:p>
          </table:table-cell>
          <table:table-cell table:formula="of:=[.I767]+[.J766]" office:value-type="float" office:value="76">
            <text:p>76</text:p>
          </table:table-cell>
          <table:table-cell table:style-name="ce5" table:formula="of:=[.J767]/[.$I$794]" office:value-type="float" office:value="0.633333333333333">
            <text:p>0,6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float" office:value="0.84">
            <text:p>0,84</text:p>
          </table:table-cell>
          <table:table-cell office:value-type="float" office:value="1">
            <text:p>1</text:p>
          </table:table-cell>
          <table:table-cell table:formula="of:=[.I768]+[.J767]" office:value-type="float" office:value="77">
            <text:p>77</text:p>
          </table:table-cell>
          <table:table-cell table:style-name="ce5" table:formula="of:=[.J768]/[.$I$794]" office:value-type="float" office:value="0.641666666666667">
            <text:p>0,6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1.06">
            <text:p>1,06</text:p>
          </table:table-cell>
          <table:table-cell office:value-type="float" office:value="0.67">
            <text:p>0,67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float" office:value="0.85">
            <text:p>0,85</text:p>
          </table:table-cell>
          <table:table-cell office:value-type="float" office:value="3">
            <text:p>3</text:p>
          </table:table-cell>
          <table:table-cell table:formula="of:=[.I769]+[.J768]" office:value-type="float" office:value="80">
            <text:p>80</text:p>
          </table:table-cell>
          <table:table-cell table:style-name="ce5" table:formula="of:=[.J769]/[.$I$794]" office:value-type="float" office:value="0.666666666666667">
            <text:p>0,6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67">
            <text:p>0,67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0.86">
            <text:p>0,86</text:p>
          </table:table-cell>
          <table:table-cell office:value-type="float" office:value="1">
            <text:p>1</text:p>
          </table:table-cell>
          <table:table-cell table:formula="of:=[.I770]+[.J769]" office:value-type="float" office:value="81">
            <text:p>81</text:p>
          </table:table-cell>
          <table:table-cell table:style-name="ce5" table:formula="of:=[.J770]/[.$I$794]" office:value-type="float" office:value="0.675">
            <text:p>0,6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67">
            <text:p>0,67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float" office:value="0.87">
            <text:p>0,87</text:p>
          </table:table-cell>
          <table:table-cell office:value-type="float" office:value="4">
            <text:p>4</text:p>
          </table:table-cell>
          <table:table-cell table:formula="of:=[.I771]+[.J770]" office:value-type="float" office:value="85">
            <text:p>85</text:p>
          </table:table-cell>
          <table:table-cell table:style-name="ce5" table:formula="of:=[.J771]/[.$I$794]" office:value-type="float" office:value="0.708333333333333">
            <text:p>0,7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67">
            <text:p>0,67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float" office:value="0.88">
            <text:p>0,88</text:p>
          </table:table-cell>
          <table:table-cell office:value-type="float" office:value="2">
            <text:p>2</text:p>
          </table:table-cell>
          <table:table-cell table:formula="of:=[.I772]+[.J771]" office:value-type="float" office:value="87">
            <text:p>87</text:p>
          </table:table-cell>
          <table:table-cell table:style-name="ce5" table:formula="of:=[.J772]/[.$I$794]" office:value-type="float" office:value="0.725">
            <text:p>0,7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68">
            <text:p>0,68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float" office:value="0.89">
            <text:p>0,89</text:p>
          </table:table-cell>
          <table:table-cell office:value-type="float" office:value="2">
            <text:p>2</text:p>
          </table:table-cell>
          <table:table-cell table:formula="of:=[.I773]+[.J772]" office:value-type="float" office:value="89">
            <text:p>89</text:p>
          </table:table-cell>
          <table:table-cell table:style-name="ce5" table:formula="of:=[.J773]/[.$I$794]" office:value-type="float" office:value="0.741666666666667">
            <text:p>0,7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68">
            <text:p>0,68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formula="of:=[.I774]+[.J773]" office:value-type="float" office:value="90">
            <text:p>90</text:p>
          </table:table-cell>
          <table:table-cell table:style-name="ce5" table:formula="of:=[.J774]/[.$I$794]" office:value-type="float" office:value="0.75">
            <text:p>0,750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68">
            <text:p>0,68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float" office:value="0.91">
            <text:p>0,91</text:p>
          </table:table-cell>
          <table:table-cell office:value-type="float" office:value="1">
            <text:p>1</text:p>
          </table:table-cell>
          <table:table-cell table:formula="of:=[.I775]+[.J774]" office:value-type="float" office:value="91">
            <text:p>91</text:p>
          </table:table-cell>
          <table:table-cell table:style-name="ce5" table:formula="of:=[.J775]/[.$I$794]" office:value-type="float" office:value="0.758333333333333">
            <text:p>0,7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0.92">
            <text:p>0,92</text:p>
          </table:table-cell>
          <table:table-cell office:value-type="float" office:value="4">
            <text:p>4</text:p>
          </table:table-cell>
          <table:table-cell table:formula="of:=[.I776]+[.J775]" office:value-type="float" office:value="95">
            <text:p>95</text:p>
          </table:table-cell>
          <table:table-cell table:style-name="ce5" table:formula="of:=[.J776]/[.$I$794]" office:value-type="float" office:value="0.791666666666667">
            <text:p>0,7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69">
            <text:p>0,69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float" office:value="0.93">
            <text:p>0,93</text:p>
          </table:table-cell>
          <table:table-cell office:value-type="float" office:value="2">
            <text:p>2</text:p>
          </table:table-cell>
          <table:table-cell table:formula="of:=[.I777]+[.J776]" office:value-type="float" office:value="97">
            <text:p>97</text:p>
          </table:table-cell>
          <table:table-cell table:style-name="ce5" table:formula="of:=[.J777]/[.$I$794]" office:value-type="float" office:value="0.808333333333333">
            <text:p>0,8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float" office:value="0.94">
            <text:p>0,94</text:p>
          </table:table-cell>
          <table:table-cell office:value-type="float" office:value="1">
            <text:p>1</text:p>
          </table:table-cell>
          <table:table-cell table:formula="of:=[.I778]+[.J777]" office:value-type="float" office:value="98">
            <text:p>98</text:p>
          </table:table-cell>
          <table:table-cell table:style-name="ce5" table:formula="of:=[.J778]/[.$I$794]" office:value-type="float" office:value="0.816666666666667">
            <text:p>0,81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float" office:value="0.95">
            <text:p>0,95</text:p>
          </table:table-cell>
          <table:table-cell office:value-type="float" office:value="3">
            <text:p>3</text:p>
          </table:table-cell>
          <table:table-cell table:formula="of:=[.I779]+[.J778]" office:value-type="float" office:value="101">
            <text:p>101</text:p>
          </table:table-cell>
          <table:table-cell table:style-name="ce5" table:formula="of:=[.J779]/[.$I$794]" office:value-type="float" office:value="0.841666666666667">
            <text:p>0,8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float" office:value="0.96">
            <text:p>0,96</text:p>
          </table:table-cell>
          <table:table-cell office:value-type="float" office:value="2">
            <text:p>2</text:p>
          </table:table-cell>
          <table:table-cell table:formula="of:=[.I780]+[.J779]" office:value-type="float" office:value="103">
            <text:p>103</text:p>
          </table:table-cell>
          <table:table-cell table:style-name="ce5" table:formula="of:=[.J780]/[.$I$794]" office:value-type="float" office:value="0.858333333333333">
            <text:p>0,8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7">
            <text:p>0,7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float" office:value="0.97">
            <text:p>0,97</text:p>
          </table:table-cell>
          <table:table-cell office:value-type="float" office:value="1">
            <text:p>1</text:p>
          </table:table-cell>
          <table:table-cell table:formula="of:=[.I781]+[.J780]" office:value-type="float" office:value="104">
            <text:p>104</text:p>
          </table:table-cell>
          <table:table-cell table:style-name="ce5" table:formula="of:=[.J781]/[.$I$794]" office:value-type="float" office:value="0.866666666666667">
            <text:p>0,8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71">
            <text:p>0,71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table:formula="of:=[.I782]+[.J781]" office:value-type="float" office:value="105">
            <text:p>105</text:p>
          </table:table-cell>
          <table:table-cell table:style-name="ce5" table:formula="of:=[.J782]/[.$I$794]" office:value-type="float" office:value="0.875">
            <text:p>0,8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71">
            <text:p>0,71</text:p>
          </table:table-cell>
          <table:table-cell office:value-type="float" office:value="47">
            <text:p>4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[.I783]+[.J782]" office:value-type="float" office:value="106">
            <text:p>106</text:p>
          </table:table-cell>
          <table:table-cell table:style-name="ce5" table:formula="of:=[.J783]/[.$I$794]" office:value-type="float" office:value="0.883333333333333">
            <text:p>0,88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1.04">
            <text:p>1,04</text:p>
          </table:table-cell>
          <table:table-cell office:value-type="float" office:value="0.72">
            <text:p>0,72</text:p>
          </table:table-cell>
          <table:table-cell office:value-type="float" office:value="48">
            <text:p>48</text:p>
          </table:table-cell>
          <table:table-cell table:number-columns-repeated="4"/>
          <table:table-cell office:value-type="float" office:value="1.03">
            <text:p>1,03</text:p>
          </table:table-cell>
          <table:table-cell office:value-type="float" office:value="2">
            <text:p>2</text:p>
          </table:table-cell>
          <table:table-cell table:formula="of:=[.I784]+[.J783]" office:value-type="float" office:value="108">
            <text:p>108</text:p>
          </table:table-cell>
          <table:table-cell table:style-name="ce5" table:formula="of:=[.J784]/[.$I$794]" office:value-type="float" office:value="0.9">
            <text:p>0,90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72">
            <text:p>0,72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float" office:value="1.04">
            <text:p>1,04</text:p>
          </table:table-cell>
          <table:table-cell office:value-type="float" office:value="2">
            <text:p>2</text:p>
          </table:table-cell>
          <table:table-cell table:formula="of:=[.I785]+[.J784]" office:value-type="float" office:value="110">
            <text:p>110</text:p>
          </table:table-cell>
          <table:table-cell table:style-name="ce5" table:formula="of:=[.J785]/[.$I$794]" office:value-type="float" office:value="0.916666666666667">
            <text:p>0,91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.05">
            <text:p>1,05</text:p>
          </table:table-cell>
          <table:table-cell office:value-type="float" office:value="1">
            <text:p>1</text:p>
          </table:table-cell>
          <table:table-cell table:formula="of:=[.I786]+[.J785]" office:value-type="float" office:value="111">
            <text:p>111</text:p>
          </table:table-cell>
          <table:table-cell table:style-name="ce5" table:formula="of:=[.J786]/[.$I$794]" office:value-type="float" office:value="0.925">
            <text:p>0,9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51">
            <text:p>51</text:p>
          </table:table-cell>
          <table:table-cell table:number-columns-repeated="4"/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table:formula="of:=[.I787]+[.J786]" office:value-type="float" office:value="112">
            <text:p>112</text:p>
          </table:table-cell>
          <table:table-cell table:style-name="ce5" table:formula="of:=[.J787]/[.$I$794]" office:value-type="float" office:value="0.933333333333333">
            <text:p>0,9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74">
            <text:p>0,74</text:p>
          </table:table-cell>
          <table:table-cell office:value-type="float" office:value="52">
            <text:p>52</text:p>
          </table:table-cell>
          <table:table-cell table:number-columns-repeated="4"/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  <table:table-cell table:formula="of:=[.I788]+[.J787]" office:value-type="float" office:value="114">
            <text:p>114</text:p>
          </table:table-cell>
          <table:table-cell table:style-name="ce5" table:formula="of:=[.J788]/[.$I$794]" office:value-type="float" office:value="0.95">
            <text:p>0,95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75">
            <text:p>0,75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  <table:table-cell table:formula="of:=[.I789]+[.J788]" office:value-type="float" office:value="116">
            <text:p>116</text:p>
          </table:table-cell>
          <table:table-cell table:style-name="ce5" table:formula="of:=[.J789]/[.$I$794]" office:value-type="float" office:value="0.966666666666667">
            <text:p>0,9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75">
            <text:p>0,75</text:p>
          </table:table-cell>
          <table:table-cell office:value-type="float" office:value="54">
            <text:p>54</text:p>
          </table:table-cell>
          <table:table-cell table:number-columns-repeated="4"/>
          <table:table-cell office:value-type="float" office:value="1.17">
            <text:p>1,17</text:p>
          </table:table-cell>
          <table:table-cell office:value-type="float" office:value="1">
            <text:p>1</text:p>
          </table:table-cell>
          <table:table-cell table:formula="of:=[.I790]+[.J789]" office:value-type="float" office:value="117">
            <text:p>117</text:p>
          </table:table-cell>
          <table:table-cell table:style-name="ce5" table:formula="of:=[.J790]/[.$I$794]" office:value-type="float" office:value="0.975">
            <text:p>0,9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float" office:value="1.19">
            <text:p>1,19</text:p>
          </table:table-cell>
          <table:table-cell office:value-type="float" office:value="1">
            <text:p>1</text:p>
          </table:table-cell>
          <table:table-cell table:formula="of:=[.I791]+[.J790]" office:value-type="float" office:value="118">
            <text:p>118</text:p>
          </table:table-cell>
          <table:table-cell table:style-name="ce5" table:formula="of:=[.J791]/[.$I$794]" office:value-type="float" office:value="0.983333333333333">
            <text:p>0,98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float" office:value="1.21">
            <text:p>1,21</text:p>
          </table:table-cell>
          <table:table-cell office:value-type="float" office:value="1">
            <text:p>1</text:p>
          </table:table-cell>
          <table:table-cell table:formula="of:=[.I792]+[.J791]" office:value-type="float" office:value="119">
            <text:p>119</text:p>
          </table:table-cell>
          <table:table-cell table:style-name="ce5" table:formula="of:=[.J792]/[.$I$794]" office:value-type="float" office:value="0.991666666666667">
            <text:p>0,9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76">
            <text:p>0,76</text:p>
          </table:table-cell>
          <table:table-cell office:value-type="float" office:value="57">
            <text:p>57</text:p>
          </table:table-cell>
          <table:table-cell table:number-columns-repeated="4"/>
          <table:table-cell office:value-type="float" office:value="1.24">
            <text:p>1,24</text:p>
          </table:table-cell>
          <table:table-cell office:value-type="float" office:value="1">
            <text:p>1</text:p>
          </table:table-cell>
          <table:table-cell table:formula="of:=[.I793]+[.J792]" office:value-type="float" office:value="120">
            <text:p>120</text:p>
          </table:table-cell>
          <table:table-cell table:style-name="ce5" table:formula="of:=[.J793]/[.$I$794]" office:value-type="float" office:value="1">
            <text:p>1,00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76">
            <text:p>0,76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SUM([.I738:.I793])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76">
            <text:p>0,76</text:p>
          </table:table-cell>
          <table:table-cell office:value-type="float" office:value="59">
            <text:p>59</text:p>
          </table:table-cell>
          <table:table-cell table:number-columns-repeated="15"/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76">
            <text:p>0,76</text:p>
          </table:table-cell>
          <table:table-cell office:value-type="float" office:value="60">
            <text:p>60</text:p>
          </table:table-cell>
          <table:table-cell table:number-columns-repeated="15"/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77">
            <text:p>0,77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Diagrama capsa</text:p>
          </table:table-cell>
          <table:table-cell table:number-columns-repeated="11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77">
            <text:p>0,77</text:p>
          </table:table-cell>
          <table:table-cell office:value-type="float" office:value="62">
            <text:p>62</text:p>
          </table:table-cell>
          <table:table-cell table:number-columns-repeated="4"/>
          <table:table-cell office:value-type="string">
            <text:p>Q1 </text:p>
          </table:table-cell>
          <table:table-cell office:value-type="float" office:value="0.66">
            <text:p>0,66</text:p>
          </table:table-cell>
          <table:table-cell table:number-columns-repeated="9"/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77">
            <text:p>0,77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string">
            <text:p>Q3</text:p>
          </table:table-cell>
          <table:table-cell office:value-type="float" office:value="0.9">
            <text:p>0,9</text:p>
          </table:table-cell>
          <table:table-cell table:number-columns-repeated="9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Mediana</text:p>
          </table:table-cell>
          <table:table-cell office:value-type="float" office:value="0.76">
            <text:p>0,76</text:p>
          </table:table-cell>
          <table:table-cell table:number-columns-repeated="9"/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79">
            <text:p>0,79</text:p>
          </table:table-cell>
          <table:table-cell office:value-type="float" office:value="65">
            <text:p>65</text:p>
          </table:table-cell>
          <table:table-cell table:number-columns-repeated="4"/>
          <table:table-cell office:value-type="string">
            <text:p>RIQ</text:p>
          </table:table-cell>
          <table:table-cell table:formula="of:=[.H774]-[.H751]" office:value-type="float" office:value="0.24">
            <text:p>0,24</text:p>
          </table:table-cell>
          <table:table-cell table:number-columns-repeated="9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79">
            <text:p>0,79</text:p>
          </table:table-cell>
          <table:table-cell office:value-type="float" office:value="66">
            <text:p>66</text:p>
          </table:table-cell>
          <table:table-cell table:number-columns-repeated="4"/>
          <table:table-cell office:value-type="string">
            <text:p>LAS</text:p>
          </table:table-cell>
          <table:table-cell table:formula="of:=[.H774]+1.5*[.I801]" office:value-type="float" office:value="1.26">
            <text:p>1,26</text:p>
          </table:table-cell>
          <table:table-cell table:number-columns-repeated="9"/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79">
            <text:p>0,79</text:p>
          </table:table-cell>
          <table:table-cell office:value-type="float" office:value="67">
            <text:p>67</text:p>
          </table:table-cell>
          <table:table-cell table:number-columns-repeated="4"/>
          <table:table-cell office:value-type="string">
            <text:p>LAI</text:p>
          </table:table-cell>
          <table:table-cell table:formula="of:=[.H751]-1.5*[.I801]" office:value-type="float" office:value="0.3">
            <text:p>0,3</text:p>
          </table:table-cell>
          <table:table-cell table:number-columns-repeated="9"/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 table:number-columns-repeated="4"/>
          <table:table-cell office:value-type="string">
            <text:p>LES</text:p>
          </table:table-cell>
          <table:table-cell table:formula="of:=[.H774]+3*[.I801]" office:value-type="float" office:value="1.62">
            <text:p>1,62</text:p>
          </table:table-cell>
          <table:table-cell table:number-columns-repeated="9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69">
            <text:p>69</text:p>
          </table:table-cell>
          <table:table-cell table:number-columns-repeated="4"/>
          <table:table-cell office:value-type="string">
            <text:p>LEI</text:p>
          </table:table-cell>
          <table:table-cell table:formula="of:=[.H751]-3*[.I801]" office:value-type="float" office:value="-0.06">
            <text:p>-0,06</text:p>
          </table:table-cell>
          <table:table-cell table:number-columns-repeated="9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81">
            <text:p>0,81</text:p>
          </table:table-cell>
          <table:table-cell office:value-type="float" office:value="70">
            <text:p>70</text:p>
          </table:table-cell>
          <table:table-cell table:number-columns-repeated="15"/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table:number-columns-repeated="4"/>
          <table:table-cell office:value-type="string">
            <text:p>Atípics</text:p>
          </table:table-cell>
          <table:table-cell table:style-name="ce7" office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81">
            <text:p>0,81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string">
            <text:p>Extrems </text:p>
          </table:table-cell>
          <table:table-cell table:style-name="ce7" office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81">
            <text:p>0,81</text:p>
          </table:table-cell>
          <table:table-cell office:value-type="float" office:value="73">
            <text:p>73</text:p>
          </table:table-cell>
          <table:table-cell table:number-columns-repeated="15"/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82">
            <text:p>0,82</text:p>
          </table:table-cell>
          <table:table-cell office:value-type="float" office:value="74">
            <text:p>74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82">
            <text:p>0,82</text:p>
          </table:table-cell>
          <table:table-cell office:value-type="float" office:value="75">
            <text:p>75</text:p>
          </table:table-cell>
          <table:table-cell table:number-columns-repeated="15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83">
            <text:p>0,83</text:p>
          </table:table-cell>
          <table:table-cell office:value-type="float" office:value="76">
            <text:p>76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84">
            <text:p>0,84</text:p>
          </table:table-cell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85">
            <text:p>0,85</text:p>
          </table:table-cell>
          <table:table-cell office:value-type="float" office:value="78">
            <text:p>78</text:p>
          </table:table-cell>
          <table:table-cell table:number-columns-repeated="15"/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85">
            <text:p>0,85</text:p>
          </table:table-cell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85">
            <text:p>0,85</text:p>
          </table:table-cell>
          <table:table-cell office:value-type="float" office:value="80">
            <text:p>80</text:p>
          </table:table-cell>
          <table:table-cell table:number-columns-repeated="1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86">
            <text:p>0,86</text:p>
          </table:table-cell>
          <table:table-cell office:value-type="float" office:value="81">
            <text:p>81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87">
            <text:p>0,87</text:p>
          </table:table-cell>
          <table:table-cell office:value-type="float" office:value="82">
            <text:p>82</text:p>
          </table:table-cell>
          <table:table-cell table:number-columns-repeated="1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87">
            <text:p>0,87</text:p>
          </table:table-cell>
          <table:table-cell office:value-type="float" office:value="83">
            <text:p>83</text:p>
          </table:table-cell>
          <table:table-cell table:number-columns-repeated="15"/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87">
            <text:p>0,87</text:p>
          </table:table-cell>
          <table:table-cell office:value-type="float" office:value="84">
            <text:p>84</text:p>
          </table:table-cell>
          <table:table-cell table:number-columns-repeated="15"/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87">
            <text:p>0,87</text:p>
          </table:table-cell>
          <table:table-cell office:value-type="float" office:value="85">
            <text:p>85</text:p>
          </table:table-cell>
          <table:table-cell table:number-columns-repeated="15"/>
        </table:table-row>
        <table:table-row table:style-name="ro1"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86">
            <text:p>86</text:p>
          </table:table-cell>
          <table:table-cell table:number-columns-repeated="15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88">
            <text:p>0,88</text:p>
          </table:table-cell>
          <table:table-cell office:value-type="float" office:value="87">
            <text:p>87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89">
            <text:p>0,89</text:p>
          </table:table-cell>
          <table:table-cell office:value-type="float" office:value="88">
            <text:p>88</text:p>
          </table:table-cell>
          <table:table-cell table:number-columns-repeated="1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89">
            <text:p>0,89</text:p>
          </table:table-cell>
          <table:table-cell office:value-type="float" office:value="89">
            <text:p>89</text:p>
          </table:table-cell>
          <table:table-cell table:number-columns-repeated="1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9">
            <text:p>0,9</text:p>
          </table:table-cell>
          <table:table-cell office:value-type="float" office:value="90">
            <text:p>90</text:p>
          </table:table-cell>
          <table:table-cell table:number-columns-repeated="15"/>
        </table:table-row>
        <table:table-row table:style-name="ro1">
          <table:table-cell office:value-type="float" office:value="1.15">
            <text:p>1,15</text:p>
          </table:table-cell>
          <table:table-cell office:value-type="float" office:value="0.91">
            <text:p>0,91</text:p>
          </table:table-cell>
          <table:table-cell office:value-type="float" office:value="91">
            <text:p>91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92">
            <text:p>0,92</text:p>
          </table:table-cell>
          <table:table-cell office:value-type="float" office:value="92">
            <text:p>92</text:p>
          </table:table-cell>
          <table:table-cell table:number-columns-repeated="1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92">
            <text:p>0,92</text:p>
          </table:table-cell>
          <table:table-cell office:value-type="float" office:value="93">
            <text:p>93</text:p>
          </table:table-cell>
          <table:table-cell table:number-columns-repeated="1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92">
            <text:p>0,92</text:p>
          </table:table-cell>
          <table:table-cell office:value-type="float" office:value="95">
            <text:p>95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93">
            <text:p>0,93</text:p>
          </table:table-cell>
          <table:table-cell office:value-type="float" office:value="96">
            <text:p>96</text:p>
          </table:table-cell>
          <table:table-cell table:number-columns-repeated="15"/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93">
            <text:p>0,93</text:p>
          </table:table-cell>
          <table:table-cell office:value-type="float" office:value="97">
            <text:p>97</text:p>
          </table:table-cell>
          <table:table-cell table:number-columns-repeated="15"/>
        </table:table-row>
        <table:table-row table:style-name="ro1">
          <table:table-cell office:value-type="float" office:value="1.21">
            <text:p>1,21</text:p>
          </table:table-cell>
          <table:table-cell office:value-type="float" office:value="0.94">
            <text:p>0,94</text:p>
          </table:table-cell>
          <table:table-cell office:value-type="float" office:value="98">
            <text:p>98</text:p>
          </table:table-cell>
          <table:table-cell table:number-columns-repeated="1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99">
            <text:p>99</text:p>
          </table:table-cell>
          <table:table-cell table:number-columns-repeated="15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95">
            <text:p>0,95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95">
            <text:p>0,95</text:p>
          </table:table-cell>
          <table:table-cell office:value-type="float" office:value="101">
            <text:p>101</text:p>
          </table:table-cell>
          <table:table-cell table:number-columns-repeated="15"/>
        </table:table-row>
        <table:table-row table:style-name="ro1"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102">
            <text:p>102</text:p>
          </table:table-cell>
          <table:table-cell table:number-columns-repeated="15"/>
        </table:table-row>
        <table:table-row table:style-name="ro1">
          <table:table-cell office:value-type="float" office:value="1.05">
            <text:p>1,05</text:p>
          </table:table-cell>
          <table:table-cell office:value-type="float" office:value="0.96">
            <text:p>0,96</text:p>
          </table:table-cell>
          <table:table-cell office:value-type="float" office:value="103">
            <text:p>103</text:p>
          </table:table-cell>
          <table:table-cell table:number-columns-repeated="1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97">
            <text:p>0,97</text:p>
          </table:table-cell>
          <table:table-cell office:value-type="float" office:value="104">
            <text:p>104</text:p>
          </table:table-cell>
          <table:table-cell table:number-columns-repeated="15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99">
            <text:p>0,99</text:p>
          </table:table-cell>
          <table:table-cell office:value-type="float" office:value="105">
            <text:p>105</text:p>
          </table:table-cell>
          <table:table-cell table:number-columns-repeated="1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15"/>
        </table:table-row>
        <table:table-row table:style-name="ro1">
          <table:table-cell office:value-type="float" office:value="1.04">
            <text:p>1,04</text:p>
          </table:table-cell>
          <table:table-cell office:value-type="float" office:value="1.03">
            <text:p>1,03</text:p>
          </table:table-cell>
          <table:table-cell office:value-type="float" office:value="107">
            <text:p>107</text:p>
          </table:table-cell>
          <table:table-cell table:number-columns-repeated="15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1.03">
            <text:p>1,03</text:p>
          </table:table-cell>
          <table:table-cell office:value-type="float" office:value="108">
            <text:p>108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1.04">
            <text:p>1,04</text:p>
          </table:table-cell>
          <table:table-cell office:value-type="float" office:value="109">
            <text:p>109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1.04">
            <text:p>1,04</text:p>
          </table:table-cell>
          <table:table-cell office:value-type="float" office:value="110">
            <text:p>110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1.05">
            <text:p>1,05</text:p>
          </table:table-cell>
          <table:table-cell office:value-type="float" office:value="111">
            <text:p>111</text:p>
          </table:table-cell>
          <table:table-cell table:number-columns-repeated="1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1.06">
            <text:p>1,06</text:p>
          </table:table-cell>
          <table:table-cell office:value-type="float" office:value="112">
            <text:p>112</text:p>
          </table:table-cell>
          <table:table-cell table:number-columns-repeated="15"/>
        </table:table-row>
        <table:table-row table:style-name="ro1">
          <table:table-cell office:value-type="float" office:value="1.03">
            <text:p>1,03</text:p>
          </table:table-cell>
          <table:table-cell office:value-type="float" office:value="1.1">
            <text:p>1,1</text:p>
          </table:table-cell>
          <table:table-cell office:value-type="float" office:value="113">
            <text:p>113</text:p>
          </table:table-cell>
          <table:table-cell table:number-columns-repeated="15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1.1">
            <text:p>1,1</text:p>
          </table:table-cell>
          <table:table-cell office:value-type="float" office:value="114">
            <text:p>114</text:p>
          </table:table-cell>
          <table:table-cell table:number-columns-repeated="15"/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1.15">
            <text:p>1,15</text:p>
          </table:table-cell>
          <table:table-cell office:value-type="float" office:value="115">
            <text:p>115</text:p>
          </table:table-cell>
          <table:table-cell table:number-columns-repeated="15"/>
        </table:table-row>
        <table:table-row table:style-name="ro1">
          <table:table-cell office:value-type="float" office:value="1.24">
            <text:p>1,24</text:p>
          </table:table-cell>
          <table:table-cell office:value-type="float" office:value="1.15">
            <text:p>1,15</text:p>
          </table:table-cell>
          <table:table-cell office:value-type="float" office:value="116">
            <text:p>116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1.17">
            <text:p>1,17</text:p>
          </table:table-cell>
          <table:table-cell office:value-type="float" office:value="117">
            <text:p>117</text:p>
          </table:table-cell>
          <table:table-cell table:number-columns-repeated="15"/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118">
            <text:p>118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1.21">
            <text:p>1,21</text:p>
          </table:table-cell>
          <table:table-cell office:value-type="float" office:value="119">
            <text:p>119</text:p>
          </table:table-cell>
          <table:table-cell table:number-columns-repeated="15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1.24">
            <text:p>1,24</text:p>
          </table:table-cell>
          <table:table-cell office:value-type="float" office:value="120">
            <text:p>1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Hoja1.M876" table:end-x="0.648cm" table:end-y="0.025cm" draw:z-index="9" draw:style-name="gr1" svg:width="7.999cm" svg:height="6.471cm" svg:x="0.074cm" svg:y="0.33cm">
              <draw:object draw:notify-on-update-of-ranges="Hoja1.A864:Hoja1.A874 Hoja1.E864:Hoja1.E87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TAULA <text:s/>(amplada intervals=0,07)</text:p>
          </table:table-cell>
          <table:table-cell table:number-columns-repeated="17"/>
        </table:table-row>
        <table:table-row table:style-name="ro1">
          <table:table-cell office:value-type="string">
            <text:p>Taula <text:s/></text:p>
          </table:table-cell>
          <table:table-cell table:number-columns-repeated="1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Diagrama pastís</text:p>
          </table:table-cell>
          <table:table-cell table:number-columns-repeated="8"/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864]+0.07" office:value-type="float" office:value="0.52">
            <text:p>0,52</text:p>
          </table:table-cell>
          <table:table-cell table:formula="of:=([.B864]+[.C864])/2" office:value-type="float" office:value="0.485">
            <text:p>0,49</text:p>
          </table:table-cell>
          <table:table-cell table:formula="of:=[.C739]-[.C737]" office:value-type="float" office:value="2">
            <text:p>2</text:p>
          </table:table-cell>
          <table:table-cell table:formula="of:=[.E864]/[.$E$875]" office:value-type="float" office:value="0.0166666666666667">
            <text:p>0,02</text:p>
          </table:table-cell>
          <table:table-cell table:formula="of:=[.E864]" office:value-type="float" office:value="2">
            <text:p>2</text:p>
          </table:table-cell>
          <table:table-cell table:formula="of:=[.G864]/[.$E$875]" office:value-type="float" office:value="0.0166666666666667">
            <text:p>0,02</text:p>
          </table:table-cell>
          <table:table-cell table:number-columns-repeated="10"/>
        </table:table-row>
        <table:table-row table:style-name="ro1">
          <table:table-cell office:value-type="string">
            <text:p>0,52-0,59</text:p>
          </table:table-cell>
          <table:table-cell table:formula="of:=[.B864]+0.07" office:value-type="float" office:value="0.52">
            <text:p>0,52</text:p>
          </table:table-cell>
          <table:table-cell table:formula="of:=[.B865]+0.07" office:value-type="float" office:value="0.59">
            <text:p>0,59</text:p>
          </table:table-cell>
          <table:table-cell table:formula="of:=([.B865]+[.C865])/2" office:value-type="float" office:value="0.555">
            <text:p>0,56</text:p>
          </table:table-cell>
          <table:table-cell table:formula="of:=[.C751]-[.C739]" office:value-type="float" office:value="12">
            <text:p>12</text:p>
          </table:table-cell>
          <table:table-cell table:formula="of:=[.E865]/[.$E$875]" office:value-type="float" office:value="0.1">
            <text:p>0,1</text:p>
          </table:table-cell>
          <table:table-cell table:formula="of:=[.E865]+[.G864]" office:value-type="float" office:value="14">
            <text:p>14</text:p>
          </table:table-cell>
          <table:table-cell table:formula="of:=[.G865]/[.$E$875]" office:value-type="float" office:value="0.116666666666667">
            <text:p>0,12</text:p>
          </table:table-cell>
          <table:table-cell table:number-columns-repeated="10"/>
        </table:table-row>
        <table:table-row table:style-name="ro1">
          <table:table-cell office:value-type="string">
            <text:p>0,59-0,66</text:p>
          </table:table-cell>
          <table:table-cell table:formula="of:=[.B865]+0.07" office:value-type="float" office:value="0.59">
            <text:p>0,59</text:p>
          </table:table-cell>
          <table:table-cell table:formula="of:=[.B866]+0.07" office:value-type="float" office:value="0.66">
            <text:p>0,66</text:p>
          </table:table-cell>
          <table:table-cell table:formula="of:=([.B866]+[.C866])/2" office:value-type="float" office:value="0.625">
            <text:p>0,63</text:p>
          </table:table-cell>
          <table:table-cell table:formula="of:=[.C766]-[.C751]" office:value-type="float" office:value="15">
            <text:p>15</text:p>
          </table:table-cell>
          <table:table-cell table:formula="of:=[.E866]/[.$E$875]" office:value-type="float" office:value="0.125">
            <text:p>0,13</text:p>
          </table:table-cell>
          <table:table-cell table:formula="of:=[.E866]+[.G865]" office:value-type="float" office:value="29">
            <text:p>29</text:p>
          </table:table-cell>
          <table:table-cell table:formula="of:=[.G866]/[.$E$875]" office:value-type="float" office:value="0.241666666666667">
            <text:p>0,24</text:p>
          </table:table-cell>
          <table:table-cell table:number-columns-repeated="10"/>
        </table:table-row>
        <table:table-row table:style-name="ro1">
          <table:table-cell office:value-type="string">
            <text:p>0,66-0,73</text:p>
          </table:table-cell>
          <table:table-cell table:formula="of:=[.B866]+0.07" office:value-type="float" office:value="0.66">
            <text:p>0,66</text:p>
          </table:table-cell>
          <table:table-cell table:formula="of:=[.B867]+0.07" office:value-type="float" office:value="0.73">
            <text:p>0,73</text:p>
          </table:table-cell>
          <table:table-cell table:formula="of:=([.B867]+[.C867])/2" office:value-type="float" office:value="0.695">
            <text:p>0,7</text:p>
          </table:table-cell>
          <table:table-cell table:formula="of:=[.C786]-[.C766]" office:value-type="float" office:value="20">
            <text:p>20</text:p>
          </table:table-cell>
          <table:table-cell table:formula="of:=[.E867]/[.$E$875]" office:value-type="float" office:value="0.166666666666667">
            <text:p>0,17</text:p>
          </table:table-cell>
          <table:table-cell table:formula="of:=[.E867]+[.G866]" office:value-type="float" office:value="49">
            <text:p>49</text:p>
          </table:table-cell>
          <table:table-cell table:formula="of:=[.G867]/[.$E$875]" office:value-type="float" office:value="0.408333333333333">
            <text:p>0,41</text:p>
          </table:table-cell>
          <table:table-cell table:number-columns-repeated="10"/>
        </table:table-row>
        <table:table-row table:style-name="ro1">
          <table:table-cell office:value-type="string">
            <text:p>0,73-0,80</text:p>
          </table:table-cell>
          <table:table-cell table:formula="of:=[.B867]+0.07" office:value-type="float" office:value="0.73">
            <text:p>0,73</text:p>
          </table:table-cell>
          <table:table-cell table:formula="of:=[.B868]+0.07" office:value-type="float" office:value="0.8">
            <text:p>0,8</text:p>
          </table:table-cell>
          <table:table-cell table:formula="of:=([.B868]+[.C868])/2" office:value-type="float" office:value="0.765">
            <text:p>0,77</text:p>
          </table:table-cell>
          <table:table-cell table:formula="of:=[.C804]-[.C786]" office:value-type="float" office:value="18">
            <text:p>18</text:p>
          </table:table-cell>
          <table:table-cell table:formula="of:=[.E868]/[.$E$875]" office:value-type="float" office:value="0.15">
            <text:p>0,15</text:p>
          </table:table-cell>
          <table:table-cell table:formula="of:=[.E868]+[.G867]" office:value-type="float" office:value="67">
            <text:p>67</text:p>
          </table:table-cell>
          <table:table-cell table:formula="of:=[.G868]/[.$E$875]" office:value-type="float" office:value="0.558333333333333">
            <text:p>0,56</text:p>
          </table:table-cell>
          <table:table-cell table:number-columns-repeated="10"/>
        </table:table-row>
        <table:table-row table:style-name="ro1">
          <table:table-cell office:value-type="string">
            <text:p>0,80-0,87</text:p>
          </table:table-cell>
          <table:table-cell table:formula="of:=[.B868]+0.07" office:value-type="float" office:value="0.8">
            <text:p>0,8</text:p>
          </table:table-cell>
          <table:table-cell table:formula="of:=[.B869]+0.07" office:value-type="float" office:value="0.87">
            <text:p>0,87</text:p>
          </table:table-cell>
          <table:table-cell table:formula="of:=([.B869]+[.C869])/2" office:value-type="float" office:value="0.835">
            <text:p>0,84</text:p>
          </table:table-cell>
          <table:table-cell table:formula="of:=[.C818]-[.C804]" office:value-type="float" office:value="14">
            <text:p>14</text:p>
          </table:table-cell>
          <table:table-cell table:formula="of:=[.E869]/[.$E$875]" office:value-type="float" office:value="0.116666666666667">
            <text:p>0,12</text:p>
          </table:table-cell>
          <table:table-cell table:formula="of:=[.E869]+[.G868]" office:value-type="float" office:value="81">
            <text:p>81</text:p>
          </table:table-cell>
          <table:table-cell table:formula="of:=[.G869]/[.$E$875]" office:value-type="float" office:value="0.675">
            <text:p>0,68</text:p>
          </table:table-cell>
          <table:table-cell table:number-columns-repeated="10"/>
        </table:table-row>
        <table:table-row table:style-name="ro1">
          <table:table-cell office:value-type="string">
            <text:p>0,87-0,94</text:p>
          </table:table-cell>
          <table:table-cell table:formula="of:=[.B869]+0.07" office:value-type="float" office:value="0.87">
            <text:p>0,87</text:p>
          </table:table-cell>
          <table:table-cell table:formula="of:=[.B870]+0.07" office:value-type="float" office:value="0.94">
            <text:p>0,94</text:p>
          </table:table-cell>
          <table:table-cell table:formula="of:=([.B870]+[.C870])/2" office:value-type="float" office:value="0.905">
            <text:p>0,91</text:p>
          </table:table-cell>
          <table:table-cell table:formula="of:=[.C834]-[.C818]" office:value-type="float" office:value="16">
            <text:p>16</text:p>
          </table:table-cell>
          <table:table-cell table:formula="of:=[.E870]/[.$E$875]" office:value-type="float" office:value="0.133333333333333">
            <text:p>0,13</text:p>
          </table:table-cell>
          <table:table-cell table:formula="of:=[.E870]+[.G869]" office:value-type="float" office:value="97">
            <text:p>97</text:p>
          </table:table-cell>
          <table:table-cell table:formula="of:=[.G870]/[.$E$875]" office:value-type="float" office:value="0.808333333333333">
            <text:p>0,81</text:p>
          </table:table-cell>
          <table:table-cell table:number-columns-repeated="10"/>
        </table:table-row>
        <table:table-row table:style-name="ro1">
          <table:table-cell office:value-type="string">
            <text:p>0,94-1,01</text:p>
          </table:table-cell>
          <table:table-cell table:formula="of:=[.B870]+0.07" office:value-type="float" office:value="0.94">
            <text:p>0,94</text:p>
          </table:table-cell>
          <table:table-cell table:formula="of:=[.B871]+0.07" office:value-type="float" office:value="1.01">
            <text:p>1,01</text:p>
          </table:table-cell>
          <table:table-cell table:formula="of:=([.B871]+[.C871])/2" office:value-type="float" office:value="0.975">
            <text:p>0,98</text:p>
          </table:table-cell>
          <table:table-cell table:formula="of:=[.C843]-[.C834]" office:value-type="float" office:value="9">
            <text:p>9</text:p>
          </table:table-cell>
          <table:table-cell table:formula="of:=[.E871]/[.$E$875]" office:value-type="float" office:value="0.075">
            <text:p>0,08</text:p>
          </table:table-cell>
          <table:table-cell table:formula="of:=[.E871]+[.G870]" office:value-type="float" office:value="106">
            <text:p>106</text:p>
          </table:table-cell>
          <table:table-cell table:formula="of:=[.G871]/[.$E$875]" office:value-type="float" office:value="0.883333333333333">
            <text:p>0,88</text:p>
          </table:table-cell>
          <table:table-cell table:number-columns-repeated="10"/>
        </table:table-row>
        <table:table-row table:style-name="ro1">
          <table:table-cell office:value-type="string">
            <text:p>1,01-1,08</text:p>
          </table:table-cell>
          <table:table-cell table:formula="of:=[.B871]+0.07" office:value-type="float" office:value="1.01">
            <text:p>1,01</text:p>
          </table:table-cell>
          <table:table-cell table:formula="of:=[.B872]+0.07" office:value-type="float" office:value="1.08">
            <text:p>1,08</text:p>
          </table:table-cell>
          <table:table-cell table:formula="of:=([.B872]+[.C872])/2" office:value-type="float" office:value="1.045">
            <text:p>1,05</text:p>
          </table:table-cell>
          <table:table-cell table:formula="of:=[.C849]-[.C843]" office:value-type="float" office:value="6">
            <text:p>6</text:p>
          </table:table-cell>
          <table:table-cell table:formula="of:=[.E872]/[.$E$875]" office:value-type="float" office:value="0.05">
            <text:p>0,05</text:p>
          </table:table-cell>
          <table:table-cell table:formula="of:=[.E872]+[.G871]" office:value-type="float" office:value="112">
            <text:p>112</text:p>
          </table:table-cell>
          <table:table-cell table:formula="of:=[.G872]/[.$E$875]" office:value-type="float" office:value="0.933333333333333">
            <text:p>0,93</text:p>
          </table:table-cell>
          <table:table-cell table:number-columns-repeated="10"/>
        </table:table-row>
        <table:table-row table:style-name="ro1">
          <table:table-cell office:value-type="string">
            <text:p>1,08-1,15</text:p>
          </table:table-cell>
          <table:table-cell table:formula="of:=[.B872]+0.07" office:value-type="float" office:value="1.08">
            <text:p>1,08</text:p>
          </table:table-cell>
          <table:table-cell table:formula="of:=[.B873]+0.07" office:value-type="float" office:value="1.15">
            <text:p>1,15</text:p>
          </table:table-cell>
          <table:table-cell table:formula="of:=([.B873]+[.C873])/2" office:value-type="float" office:value="1.115">
            <text:p>1,12</text:p>
          </table:table-cell>
          <table:table-cell table:formula="of:=[.C851]-[.C849]" office:value-type="float" office:value="2">
            <text:p>2</text:p>
          </table:table-cell>
          <table:table-cell table:formula="of:=[.E873]/[.$E$875]" office:value-type="float" office:value="0.0166666666666667">
            <text:p>0,02</text:p>
          </table:table-cell>
          <table:table-cell table:formula="of:=[.E873]+[.G872]" office:value-type="float" office:value="114">
            <text:p>114</text:p>
          </table:table-cell>
          <table:table-cell table:formula="of:=[.G873]/[.$E$875]" office:value-type="float" office:value="0.95">
            <text:p>0,95</text:p>
          </table:table-cell>
          <table:table-cell table:number-columns-repeated="10"/>
        </table:table-row>
        <table:table-row table:style-name="ro1">
          <table:table-cell office:value-type="string">
            <text:p>més de 1,15</text:p>
          </table:table-cell>
          <table:table-cell table:formula="of:=[.B873]+0.07" office:value-type="float" office:value="1.15">
            <text:p>1,15</text:p>
          </table:table-cell>
          <table:table-cell table:style-name="ce3" table:formula="of:=[.B874]+0.091" office:value-type="float" office:value="1.241">
            <text:p>1,24</text:p>
          </table:table-cell>
          <table:table-cell table:formula="of:=([.B874]+[.C874])/2" office:value-type="float" office:value="1.1955">
            <text:p>1,2</text:p>
          </table:table-cell>
          <table:table-cell table:formula="of:=[.C857]-[.C851]" office:value-type="float" office:value="6">
            <text:p>6</text:p>
          </table:table-cell>
          <table:table-cell table:formula="of:=[.E874]/[.$E$875]" office:value-type="float" office:value="0.05">
            <text:p>0,05</text:p>
          </table:table-cell>
          <table:table-cell table:formula="of:=[.E874]+[.G873]" office:value-type="float" office:value="120">
            <text:p>120</text:p>
          </table:table-cell>
          <table:table-cell table:formula="of:=[.G874]/[.$E$875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864:.E874])" office:value-type="float" office:value="120">
            <text:p>12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Histograma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table:number-columns-repeated="12"/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formula="of:=[.F864]/[.B880]" office:value-type="float" office:value="0.238095238095238">
            <text:p>0,24</text:p>
          </table:table-cell>
          <table:table-cell table:formula="of:=[.H864]/[.B880]" office:value-type="float" office:value="0.238095238095238">
            <text:p>0,24</text:p>
          </table:table-cell>
          <table:table-cell table:formula="of:=[.E864]/[.B880]" office:value-type="float" office:value="28.5714285714286">
            <text:p>28,57</text:p>
          </table:table-cell>
          <table:table-cell table:formula="of:=[.G864]/[.B880]" office:value-type="float" office:value="28.5714285714286">
            <text:p>28,57</text:p>
          </table:table-cell>
          <table:table-cell table:number-columns-repeated="12"/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formula="of:=[.F865]/[.B881]" office:value-type="float" office:value="1.42857142857143">
            <text:p>1,43</text:p>
          </table:table-cell>
          <table:table-cell table:formula="of:=[.H865]/[.B881]" office:value-type="float" office:value="1.66666666666667">
            <text:p>1,67</text:p>
          </table:table-cell>
          <table:table-cell table:formula="of:=[.E865]/[.B881]" office:value-type="float" office:value="171.428571428571">
            <text:p>171,43</text:p>
          </table:table-cell>
          <table:table-cell table:formula="of:=[.G865]/[.B881]" office:value-type="float" office:value="200">
            <text:p>200</text:p>
          </table:table-cell>
          <table:table-cell table:number-columns-repeated="12"/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formula="of:=[.F866]/[.B882]" office:value-type="float" office:value="1.78571428571429">
            <text:p>1,79</text:p>
          </table:table-cell>
          <table:table-cell table:formula="of:=[.H866]/[.B882]" office:value-type="float" office:value="3.45238095238095">
            <text:p>3,45</text:p>
          </table:table-cell>
          <table:table-cell table:formula="of:=[.E866]/[.B882]" office:value-type="float" office:value="214.285714285714">
            <text:p>214,29</text:p>
          </table:table-cell>
          <table:table-cell table:formula="of:=[.G866]/[.B882]" office:value-type="float" office:value="414.285714285714">
            <text:p>414,29</text:p>
          </table:table-cell>
          <table:table-cell table:number-columns-repeated="12"/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formula="of:=[.F867]/[.B883]" office:value-type="float" office:value="2.38095238095238">
            <text:p>2,38</text:p>
          </table:table-cell>
          <table:table-cell table:formula="of:=[.H867]/[.B883]" office:value-type="float" office:value="5.83333333333333">
            <text:p>5,83</text:p>
          </table:table-cell>
          <table:table-cell table:formula="of:=[.E867]/[.B883]" office:value-type="float" office:value="285.714285714286">
            <text:p>285,71</text:p>
          </table:table-cell>
          <table:table-cell table:formula="of:=[.G867]/[.B883]" office:value-type="float" office:value="700">
            <text:p>700</text:p>
          </table:table-cell>
          <table:table-cell table:number-columns-repeated="12"/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formula="of:=[.F868]/[.B884]" office:value-type="float" office:value="2.14285714285714">
            <text:p>2,14</text:p>
          </table:table-cell>
          <table:table-cell table:formula="of:=[.H868]/[.B884]" office:value-type="float" office:value="7.97619047619048">
            <text:p>7,98</text:p>
          </table:table-cell>
          <table:table-cell table:formula="of:=[.E868]/[.B884]" office:value-type="float" office:value="257.142857142857">
            <text:p>257,14</text:p>
          </table:table-cell>
          <table:table-cell table:formula="of:=[.G868]/[.B884]" office:value-type="float" office:value="957.142857142857">
            <text:p>957,14</text:p>
          </table:table-cell>
          <table:table-cell table:number-columns-repeated="12"/>
        </table:table-row>
        <table:table-row table:style-name="ro1">
          <table:table-cell office:value-type="string">
            <text:p>0,80-0,87</text:p>
          </table:table-cell>
          <table:table-cell table:formula="of:=0.07" office:value-type="float" office:value="0.07">
            <text:p>0,07</text:p>
          </table:table-cell>
          <table:table-cell table:formula="of:=[.F869]/[.B885]" office:value-type="float" office:value="1.66666666666667">
            <text:p>1,67</text:p>
          </table:table-cell>
          <table:table-cell table:formula="of:=[.H869]/[.B885]" office:value-type="float" office:value="9.64285714285714">
            <text:p>9,64</text:p>
          </table:table-cell>
          <table:table-cell table:formula="of:=[.E869]/[.B885]" office:value-type="float" office:value="200">
            <text:p>200</text:p>
          </table:table-cell>
          <table:table-cell table:formula="of:=[.G869]/[.B885]" office:value-type="float" office:value="1157.14285714286">
            <text:p>1157,14</text:p>
          </table:table-cell>
          <table:table-cell table:number-columns-repeated="12"/>
        </table:table-row>
        <table:table-row table:style-name="ro1">
          <table:table-cell office:value-type="string">
            <text:p>0,87-0,94</text:p>
          </table:table-cell>
          <table:table-cell table:formula="of:=0.07" office:value-type="float" office:value="0.07">
            <text:p>0,07</text:p>
          </table:table-cell>
          <table:table-cell table:formula="of:=[.F870]/[.B886]" office:value-type="float" office:value="1.9047619047619">
            <text:p>1,9</text:p>
          </table:table-cell>
          <table:table-cell table:formula="of:=[.H870]/[.B886]" office:value-type="float" office:value="11.547619047619">
            <text:p>11,55</text:p>
          </table:table-cell>
          <table:table-cell table:formula="of:=[.E870]/[.B886]" office:value-type="float" office:value="228.571428571429">
            <text:p>228,57</text:p>
          </table:table-cell>
          <table:table-cell table:formula="of:=[.G870]/[.B886]" office:value-type="float" office:value="1385.71428571429">
            <text:p>1385,71</text:p>
          </table:table-cell>
          <table:table-cell table:number-columns-repeated="12"/>
        </table:table-row>
        <table:table-row table:style-name="ro1">
          <table:table-cell office:value-type="string">
            <text:p>0,94-1,01</text:p>
          </table:table-cell>
          <table:table-cell table:formula="of:=0.07" office:value-type="float" office:value="0.07">
            <text:p>0,07</text:p>
          </table:table-cell>
          <table:table-cell table:formula="of:=[.F871]/[.B887]" office:value-type="float" office:value="1.07142857142857">
            <text:p>1,07</text:p>
          </table:table-cell>
          <table:table-cell table:formula="of:=[.H871]/[.B887]" office:value-type="float" office:value="12.6190476190476">
            <text:p>12,62</text:p>
          </table:table-cell>
          <table:table-cell table:formula="of:=[.E871]/[.B887]" office:value-type="float" office:value="128.571428571429">
            <text:p>128,57</text:p>
          </table:table-cell>
          <table:table-cell table:formula="of:=[.G871]/[.B887]" office:value-type="float" office:value="1514.28571428571">
            <text:p>1514,29</text:p>
          </table:table-cell>
          <table:table-cell table:number-columns-repeated="12"/>
        </table:table-row>
        <table:table-row table:style-name="ro1">
          <table:table-cell office:value-type="string">
            <text:p>1,01-1,08</text:p>
          </table:table-cell>
          <table:table-cell table:formula="of:=0.07" office:value-type="float" office:value="0.07">
            <text:p>0,07</text:p>
          </table:table-cell>
          <table:table-cell table:formula="of:=[.F872]/[.B888]" office:value-type="float" office:value="0.714285714285714">
            <text:p>0,71</text:p>
          </table:table-cell>
          <table:table-cell table:formula="of:=[.H872]/[.B888]" office:value-type="float" office:value="13.3333333333333">
            <text:p>13,33</text:p>
          </table:table-cell>
          <table:table-cell table:formula="of:=[.E872]/[.B888]" office:value-type="float" office:value="85.7142857142857">
            <text:p>85,71</text:p>
          </table:table-cell>
          <table:table-cell table:formula="of:=[.G872]/[.B888]" office:value-type="float" office:value="1600">
            <text:p>1600</text:p>
          </table:table-cell>
          <table:table-cell table:number-columns-repeated="12"/>
        </table:table-row>
        <table:table-row table:style-name="ro1">
          <table:table-cell office:value-type="string">
            <text:p>1,08-1,15</text:p>
          </table:table-cell>
          <table:table-cell table:formula="of:=0.07" office:value-type="float" office:value="0.07">
            <text:p>0,07</text:p>
          </table:table-cell>
          <table:table-cell table:formula="of:=[.F873]/[.B889]" office:value-type="float" office:value="0.238095238095238">
            <text:p>0,24</text:p>
          </table:table-cell>
          <table:table-cell table:formula="of:=[.H873]/[.B889]" office:value-type="float" office:value="13.5714285714286">
            <text:p>13,57</text:p>
          </table:table-cell>
          <table:table-cell table:formula="of:=[.E873]/[.B889]" office:value-type="float" office:value="28.5714285714286">
            <text:p>28,57</text:p>
          </table:table-cell>
          <table:table-cell table:formula="of:=[.G873]/[.B889]" office:value-type="float" office:value="1628.57142857143">
            <text:p>1628,57</text:p>
          </table:table-cell>
          <table:table-cell table:number-columns-repeated="12"/>
        </table:table-row>
        <table:table-row table:style-name="ro1">
          <table:table-cell office:value-type="string">
            <text:p>més de 1,15</text:p>
          </table:table-cell>
          <table:table-cell table:formula="of:=0.09" office:value-type="float" office:value="0.09">
            <text:p>0,09</text:p>
          </table:table-cell>
          <table:table-cell table:formula="of:=[.F874]/[.B890]" office:value-type="float" office:value="0.555555555555556">
            <text:p>0,56</text:p>
          </table:table-cell>
          <table:table-cell table:formula="of:=[.H874]/[.B890]" office:value-type="float" office:value="11.1111111111111">
            <text:p>11,11</text:p>
          </table:table-cell>
          <table:table-cell table:formula="of:=[.E874]/[.B890]" office:value-type="float" office:value="66.6666666666667">
            <text:p>66,67</text:p>
          </table:table-cell>
          <table:table-cell table:formula="of:=[.G874]/[.B890]" office:value-type="float" office:value="1333.33333333333">
            <text:p>1333,33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ROB 2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PT\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rginal PT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899:.D899])"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900:.D900])"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901:.D901])"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arginal C</text:p>
          </table:table-cell>
          <table:table-cell table:formula="of:=SUM([.B899:.B901])" office:value-type="float" office:value="9">
            <text:p>9</text:p>
          </table:table-cell>
          <table:table-cell table:formula="of:=SUM([.C899:.C901])" office:value-type="float" office:value="9">
            <text:p>9</text:p>
          </table:table-cell>
          <table:table-cell table:formula="of:=SUM([.D899:.D901])" office:value-type="float" office:value="8">
            <text:p>8</text:p>
          </table:table-cell>
          <table:table-cell table:formula="of:=SUM([.B899:.D901])" office:value-type="float" office:value="26">
            <text:p>26</text:p>
          </table:table-cell>
          <table:table-cell office:value-type="string">
            <text:p>Suma total (N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retard</text:p>
          </table:table-cell>
          <table:table-cell table:number-columns-repeated="17"/>
        </table:table-row>
        <table:table-row table:style-name="ro1">
          <table:table-cell office:value-type="string">
            <text:p>Variable Y: velocita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17"/>
        </table:table-row>
        <table:table-row table:style-name="ro1">
          <table:table-cell office:value-type="string">
            <text:p>X\Y</text:p>
          </table:table-cell>
          <table:table-cell office:value-type="string">
            <text:p>40-50</text:p>
          </table:table-cell>
          <table:table-cell office:value-type="string">
            <text:p>50-60</text:p>
          </table:table-cell>
          <table:table-cell office:value-type="string">
            <text:p>60-80</text:p>
          </table:table-cell>
          <table:table-cell office:value-type="string">
            <text:p>Marginal X</text:p>
          </table:table-cell>
          <table:table-cell table:number-columns-repeated="13"/>
        </table:table-row>
        <table:table-row table:style-name="ro1">
          <table:table-cell office:value-type="string">
            <text:p>0-1</text:p>
          </table:table-cell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formula="of:=SUM([.B913:.D913])" office:value-type="float" office:value="0.32">
            <text:p>0,32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1-2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08">
            <text:p>0,08</text:p>
          </table:table-cell>
          <table:table-cell table:formula="of:=SUM([.B914:.D914])" office:value-type="float" office:value="0.21">
            <text:p>0,2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2-3</text:p>
          </table:table-cell>
          <table:table-cell office:value-type="float" office:value="0.16">
            <text:p>0,16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formula="of:=SUM([.B915:.D915])" office:value-type="float" office:value="0.26">
            <text:p>0,26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3-4</text:p>
          </table:table-cell>
          <table:table-cell office:value-type="float" office:value="0.15">
            <text:p>0,15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table:formula="of:=SUM([.B916:.D916])" office:value-type="float" office:value="0.21">
            <text:p>0,21</text:p>
          </table:table-cell>
          <table:table-cell table:number-columns-repeated="13"/>
        </table:table-row>
        <table:table-row table:style-name="ro1">
          <table:table-cell office:value-type="string">
            <text:p>Marginal Y </text:p>
          </table:table-cell>
          <table:table-cell table:formula="of:=SUM([.B913:.B916])" office:value-type="float" office:value="0.31">
            <text:p>0,31</text:p>
          </table:table-cell>
          <table:table-cell table:formula="of:=SUM([.C913:.C916])" office:value-type="float" office:value="0.29">
            <text:p>0,29</text:p>
          </table:table-cell>
          <table:table-cell table:formula="of:=SUM([.D913:.D916])" office:value-type="float" office:value="0.4">
            <text:p>0,4</text:p>
          </table:table-cell>
          <table:table-cell table:formula="of:=SUM([.B913:.D916])" office:value-type="float" office:value="1">
            <text:p>1</text:p>
          </table:table-cell>
          <table:table-cell office:value-type="string">
            <text:p>Suma total (N)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nij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08">
            <text:p>0,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6">
            <text:p>0,16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5">
            <text:p>0,15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ij</text:p>
          </table:table-cell>
          <table:table-cell table:number-columns-repeated="17"/>
        </table:table-row>
        <table:table-row table:style-name="ro1">
          <table:table-cell/>
          <table:table-cell table:formula="of:=[.B$917]*[.$E913]/[.$E$917]" office:value-type="float" office:value="0.0992">
            <text:p>0,1</text:p>
          </table:table-cell>
          <table:table-cell table:formula="of:=[.C$917]*[.$E913]/[.$E$917]" office:value-type="float" office:value="0.0928">
            <text:p>0,09</text:p>
          </table:table-cell>
          <table:table-cell table:formula="of:=[.D$917]*[.$E913]/[.$E$917]" office:value-type="float" office:value="0.128">
            <text:p>0,13</text:p>
          </table:table-cell>
          <table:table-cell table:number-columns-repeated="14"/>
        </table:table-row>
        <table:table-row table:style-name="ro1">
          <table:table-cell/>
          <table:table-cell table:formula="of:=[.B$917]*[.$E914]/[.$E$917]" office:value-type="float" office:value="0.0651">
            <text:p>0,07</text:p>
          </table:table-cell>
          <table:table-cell table:formula="of:=[.C$917]*[.$E914]/[.$E$917]" office:value-type="float" office:value="0.0609">
            <text:p>0,06</text:p>
          </table:table-cell>
          <table:table-cell table:formula="of:=[.D$917]*[.$E914]/[.$E$917]" office:value-type="float" office:value="0.084">
            <text:p>0,08</text:p>
          </table:table-cell>
          <table:table-cell table:number-columns-repeated="14"/>
        </table:table-row>
        <table:table-row table:style-name="ro1">
          <table:table-cell/>
          <table:table-cell table:formula="of:=[.B$917]*[.$E915]/[.$E$917]" office:value-type="float" office:value="0.0806">
            <text:p>0,08</text:p>
          </table:table-cell>
          <table:table-cell table:formula="of:=[.C$917]*[.$E915]/[.$E$917]" office:value-type="float" office:value="0.0754">
            <text:p>0,08</text:p>
          </table:table-cell>
          <table:table-cell table:formula="of:=[.D$917]*[.$E915]/[.$E$917]" office:value-type="float" office:value="0.104">
            <text:p>0,1</text:p>
          </table:table-cell>
          <table:table-cell table:number-columns-repeated="14"/>
        </table:table-row>
        <table:table-row table:style-name="ro1">
          <table:table-cell/>
          <table:table-cell table:formula="of:=[.B$917]*[.$E916]/[.$E$917]" office:value-type="float" office:value="0.0651">
            <text:p>0,07</text:p>
          </table:table-cell>
          <table:table-cell table:formula="of:=[.C$917]*[.$E916]/[.$E$917]" office:value-type="float" office:value="0.0609">
            <text:p>0,06</text:p>
          </table:table-cell>
          <table:table-cell table:formula="of:=[.D$917]*[.$E916]/[.$E$917]" office:value-type="float" office:value="0.084">
            <text:p>0,0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(nij-eij)^2/eij</text:p>
          </table:table-cell>
          <table:table-cell table:number-columns-repeated="17"/>
        </table:table-row>
        <table:table-row table:style-name="ro1">
          <table:table-cell/>
          <table:table-cell table:formula="of:=(([.B921]-[.B927])^2)/[.B927]" office:value-type="float" office:value="0.0992">
            <text:p>0,1</text:p>
          </table:table-cell>
          <table:table-cell table:formula="of:=(([.C921]-[.C927])^2)/[.C927]" office:value-type="float" office:value="0.0928">
            <text:p>0,09</text:p>
          </table:table-cell>
          <table:table-cell table:formula="of:=(([.D921]-[.D927])^2)/[.D927]" office:value-type="float" office:value="0.288">
            <text:p>0,29</text:p>
          </table:table-cell>
          <table:table-cell table:number-columns-repeated="14"/>
        </table:table-row>
        <table:table-row table:style-name="ro1">
          <table:table-cell/>
          <table:table-cell table:formula="of:=(([.B922]-[.B928])^2)/[.B928]" office:value-type="float" office:value="0.0651">
            <text:p>0,07</text:p>
          </table:table-cell>
          <table:table-cell table:formula="of:=(([.C922]-[.C928])^2)/[.C928]" office:value-type="float" office:value="0.078404105090312">
            <text:p>0,08</text:p>
          </table:table-cell>
          <table:table-cell table:formula="of:=(([.D922]-[.D928])^2)/[.D928]" office:value-type="float" office:value="0.000190476190476192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(([.B923]-[.B929])^2)/[.B929]" office:value-type="float" office:value="0.0782178660049628">
            <text:p>0,08</text:p>
          </table:table-cell>
          <table:table-cell table:formula="of:=(([.C923]-[.C929])^2)/[.C929]" office:value-type="float" office:value="0.00802599469496021">
            <text:p>0,01</text:p>
          </table:table-cell>
          <table:table-cell table:formula="of:=(([.D923]-[.D929])^2)/[.D929]" office:value-type="float" office:value="0.104">
            <text:p>0,1</text:p>
          </table:table-cell>
          <table:table-cell table:number-columns-repeated="14"/>
        </table:table-row>
        <table:table-row table:style-name="ro1">
          <table:table-cell/>
          <table:table-cell table:formula="of:=(([.B924]-[.B930])^2)/[.B930]" office:value-type="float" office:value="0.110722119815668">
            <text:p>0,11</text:p>
          </table:table-cell>
          <table:table-cell table:formula="of:=(([.C924]-[.C930])^2)/[.C930]" office:value-type="float" office:value="0.0000133004926108376">
            <text:p>0</text:p>
          </table:table-cell>
          <table:table-cell table:formula="of:=(([.D924]-[.D930])^2)/[.D930]" office:value-type="float" office:value="0.084">
            <text:p>0,0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hi^2</text:p>
          </table:table-cell>
          <table:table-cell table:formula="of:=SUM([.B933:.D936])" office:value-type="float" office:value="1.00867386228899">
            <text:p>1,01</text:p>
          </table:table-cell>
          <table:table-cell table:number-columns-repeated="16"/>
        </table:table-row>
        <table:table-row table:style-name="ro1">
          <table:table-cell office:value-type="string">
            <text:p>C</text:p>
          </table:table-cell>
          <table:table-cell table:formula="of:=SQRT([.B938]/([.E917]+[.B938]))" office:value-type="float" office:value="0.708631852019689">
            <text:p>0,71</text:p>
          </table:table-cell>
          <table:table-cell table:number-columns-repeated="16"/>
        </table:table-row>
        <table:table-row table:style-name="ro1">
          <table:table-cell office:value-type="string">
            <text:p>num files (k)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string">
            <text:p>num colum (l)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string">
            <text:p>Cmax</text:p>
          </table:table-cell>
          <table:table-cell table:formula="of:=SQRT(1-1/[.B941])" office:value-type="float" office:value="0.816496580927726">
            <text:p>0,82</text:p>
          </table:table-cell>
          <table:table-cell table:number-columns-repeated="16"/>
        </table:table-row>
        <table:table-row table:style-name="ro1">
          <table:table-cell office:value-type="string">
            <text:p>C/Cmax (%)</text:p>
          </table:table-cell>
          <table:table-cell table:formula="of:=[.B939]/[.B942]*100" office:value-type="float" office:value="86.7893226465838">
            <text:p>86,79</text:p>
          </table:table-cell>
          <table:table-cell office:value-type="string">
            <text:p>Forta dependència estadística entre X i Y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errors</text:p>
          </table:table-cell>
          <table:table-cell table:number-columns-repeated="17"/>
        </table:table-row>
        <table:table-row table:style-name="ro1">
          <table:table-cell office:value-type="string">
            <text:p>Variable Y: temp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X\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arginal X</text:p>
          </table:table-cell>
          <table:table-cell table:number-columns-repeated="3"/>
          <table:table-cell office:value-type="string">
            <text:p>frelX</text:p>
          </table:table-cell>
          <table:table-cell office:value-type="string">
            <text:p>frelX*(x-mitjanaX)^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SUM([.B954:.E954])" office:value-type="float" office:value="29">
            <text:p>29</text:p>
          </table:table-cell>
          <table:table-cell table:number-columns-repeated="3"/>
          <table:table-cell table:formula="of:=[.F954]/[.$F$957]" office:value-type="float" office:value="0.241666666666667">
            <text:p>0,24</text:p>
          </table:table-cell>
          <table:table-cell table:formula="of:=[.J954]*([.A954]-[.$B$961])^2" office:value-type="float" office:value="0.283622685185185">
            <text:p>0,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SUM([.B955:.E955])" office:value-type="float" office:value="52">
            <text:p>52</text:p>
          </table:table-cell>
          <table:table-cell office:value-type="string">
            <text:p>Moda X</text:p>
          </table:table-cell>
          <table:table-cell table:number-columns-repeated="2"/>
          <table:table-cell table:formula="of:=[.F955]/[.$F$957]" office:value-type="float" office:value="0.433333333333333">
            <text:p>0,43</text:p>
          </table:table-cell>
          <table:table-cell table:formula="of:=[.J955]*([.A955]-[.$B$961])^2" office:value-type="float" office:value="0.00300925925925925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SUM([.B956:.E956])" office:value-type="float" office:value="39">
            <text:p>39</text:p>
          </table:table-cell>
          <table:table-cell table:number-columns-repeated="3"/>
          <table:table-cell table:formula="of:=[.F956]/[.$F$957]" office:value-type="float" office:value="0.325">
            <text:p>0,33</text:p>
          </table:table-cell>
          <table:table-cell table:formula="of:=[.J956]*([.A956]-[.$B$961])^2" office:value-type="float" office:value="0.273090277777778">
            <text:p>0,27</text:p>
          </table:table-cell>
          <table:table-cell table:number-columns-repeated="7"/>
        </table:table-row>
        <table:table-row table:style-name="ro1">
          <table:table-cell office:value-type="string">
            <text:p>Marginal Y </text:p>
          </table:table-cell>
          <table:table-cell table:formula="of:=SUM([.B954:.B956])" office:value-type="float" office:value="23">
            <text:p>23</text:p>
          </table:table-cell>
          <table:table-cell table:formula="of:=SUM([.C954:.C956])" office:value-type="float" office:value="27">
            <text:p>27</text:p>
          </table:table-cell>
          <table:table-cell table:formula="of:=SUM([.D954:.D956])" office:value-type="float" office:value="44">
            <text:p>44</text:p>
          </table:table-cell>
          <table:table-cell table:formula="of:=SUM([.E954:.E956])" office:value-type="float" office:value="26">
            <text:p>26</text:p>
          </table:table-cell>
          <table:table-cell table:formula="of:=SUM([.B954:.E956])" office:value-type="float" office:value="120">
            <text:p>120</text:p>
          </table:table-cell>
          <table:table-cell office:value-type="string">
            <text:p>Suma total (N)</text:p>
          </table:table-cell>
          <table:table-cell table:number-columns-repeated="3"/>
          <table:table-cell table:formula="of:=SUM([.K954:.K956])" office:value-type="float" office:value="0.559722222222222">
            <text:p>0,56</text:p>
          </table:table-cell>
          <table:table-cell office:value-type="string">
            <text:p>Var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da Y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odaX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frelY</text:p>
          </table:table-cell>
          <table:table-cell office:value-type="string">
            <text:p>frelY*(y-mitjanaY)^2</text:p>
          </table:table-cell>
          <table:table-cell table:number-columns-repeated="7"/>
        </table:table-row>
        <table:table-row table:style-name="ro1">
          <table:table-cell office:value-type="string">
            <text:p>MitjanaX</text:p>
          </table:table-cell>
          <table:table-cell table:formula="of:=SUMPRODUCT([.A954:.A956];[.F954:.F956])/[.F957]" office:value-type="float" office:value="1.08333333333333">
            <text:p>1,08</text:p>
          </table:table-cell>
          <table:table-cell table:number-columns-repeated="7"/>
          <table:table-cell table:formula="of:=[.N961]/[.$F$957]" office:value-type="float" office:value="0.191666666666667">
            <text:p>0,19</text:p>
          </table:table-cell>
          <table:table-cell table:formula="of:=[.J961]*([.M961]-[.$B$965])^2" office:value-type="float" office:value="0.495791087962963">
            <text:p>0,5</text:p>
          </table:table-cell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DesvTipX</text:p>
          </table:table-cell>
          <table:table-cell table:formula="of:=SQRT([.K957])" office:value-type="float" office:value="0.748145856248781">
            <text:p>0,75</text:p>
          </table:table-cell>
          <table:table-cell table:number-columns-repeated="7"/>
          <table:table-cell table:formula="of:=[.N962]/[.$F$957]" office:value-type="float" office:value="0.225">
            <text:p>0,23</text:p>
          </table:table-cell>
          <table:table-cell table:formula="of:=[.J962]*([.M962]-[.$B$965])^2" office:value-type="float" office:value="0.083265625">
            <text:p>0,08</text:p>
          </table:table-cell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N963]/[.$F$957]" office:value-type="float" office:value="0.366666666666667">
            <text:p>0,37</text:p>
          </table:table-cell>
          <table:table-cell table:formula="of:=[.J963]*([.M963]-[.$B$965])^2" office:value-type="float" office:value="0.0562476851851852">
            <text:p>0,06</text:p>
          </table:table-cell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ModaY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f:=[.N964]/[.$F$957]" office:value-type="float" office:value="0.216666666666667">
            <text:p>0,22</text:p>
          </table:table-cell>
          <table:table-cell table:formula="of:=[.J964]*([.M964]-[.$B$965])^2" office:value-type="float" office:value="0.419626157407407">
            <text:p>0,42</text:p>
          </table:table-cell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MitjanaY</text:p>
          </table:table-cell>
          <table:table-cell table:formula="of:=SUMPRODUCT([.M961:.M964];[.N961:.N964])/[.F957]" office:value-type="float" office:value="4.60833333333333">
            <text:p>4,61</text:p>
          </table:table-cell>
          <table:table-cell table:number-columns-repeated="8"/>
          <table:table-cell table:formula="of:=SUM([.K961:.K964])" office:value-type="float" office:value="1.05493055555556">
            <text:p>1,05</text:p>
          </table:table-cell>
          <table:table-cell office:value-type="string">
            <text:p>VarY</text:p>
          </table:table-cell>
          <table:table-cell table:number-columns-repeated="6"/>
        </table:table-row>
        <table:table-row table:style-name="ro1">
          <table:table-cell office:value-type="string">
            <text:p>DesvTipY</text:p>
          </table:table-cell>
          <table:table-cell table:formula="of:=SQRT([.K965])" office:value-type="float" office:value="1.02709812362576">
            <text:p>1,03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ratio compte</text:p>
          </table:table-cell>
          <table:table-cell table:number-columns-repeated="17"/>
        </table:table-row>
        <table:table-row table:style-name="ro1">
          <table:table-cell office:value-type="string">
            <text:p>Variable I: saldo mitjà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I\X</text:p>
          </table:table-cell>
          <table:table-cell office:value-type="string">
            <text:p>menys de 0,1</text:p>
          </table:table-cell>
          <table:table-cell office:value-type="string">
            <text:p>0,1-0,3</text:p>
          </table:table-cell>
          <table:table-cell office:value-type="string">
            <text:p>més de 0,3</text:p>
          </table:table-cell>
          <table:table-cell office:value-type="string">
            <text:p>marginal I</text:p>
          </table:table-cell>
          <table:table-cell table:number-columns-repeated="13"/>
        </table:table-row>
        <table:table-row table:style-name="ro1">
          <table:table-cell office:value-type="string">
            <text:p>menys de 2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formula="of:=SUM([.B977:.D977])" office:value-type="float" office:value="48">
            <text:p>48</text:p>
          </table:table-cell>
          <table:table-cell table:number-columns-repeated="13"/>
        </table:table-row>
        <table:table-row table:style-name="ro1">
          <table:table-cell office:value-type="string">
            <text:p>20-5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([.B978:.D978])" office:value-type="float" office:value="32">
            <text:p>32</text:p>
          </table:table-cell>
          <table:table-cell table:number-columns-repeated="13"/>
        </table:table-row>
        <table:table-row table:style-name="ro1">
          <table:table-cell office:value-type="string">
            <text:p>50-1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B979:.D979])"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100-2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980:.D980])"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és de 25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B981:.D981])"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arginal X</text:p>
          </table:table-cell>
          <table:table-cell table:formula="of:=SUM([.B977:.B981])" office:value-type="float" office:value="96">
            <text:p>96</text:p>
          </table:table-cell>
          <table:table-cell table:formula="of:=SUM([.C977:.C981])" office:value-type="float" office:value="30">
            <text:p>30</text:p>
          </table:table-cell>
          <table:table-cell table:formula="of:=SUM([.D977:.D981])" office:value-type="float" office:value="4">
            <text:p>4</text:p>
          </table:table-cell>
          <table:table-cell table:formula="of:=SUM([.B977:.D981])" office:value-type="float" office:value="130">
            <text:p>130</text:p>
          </table:table-cell>
          <table:table-cell office:value-type="string">
            <text:p>Suma total (N)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I</text:p>
          </table:table-cell>
          <table:table-cell table:number-columns-repeated="17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table:number-columns-repeated="13"/>
        </table:table-row>
        <table:table-row table:style-name="ro1">
          <table:table-cell office:value-type="string">
            <text:p>menys de 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([.B987]+[.C987])/2"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 office:value-type="string">
            <text:p>20-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([.B988]+[.C988])/2"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13"/>
        </table:table-row>
        <table:table-row table:style-name="ro1">
          <table:table-cell office:value-type="string">
            <text:p>50-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B989]+[.C989])/2" office:value-type="float" office:value="75">
            <text:p>75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100-2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formula="of:=([.B990]+[.C990])/2" office:value-type="float" office:value="175">
            <text:p>175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és de 250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table:formula="of:=([.B991]+[.C991])/2" office:value-type="float" office:value="625">
            <text:p>625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E987:.E991])" office:value-type="float" office:value="130">
            <text:p>130</text:p>
          </table:table-cell>
          <table:table-cell table:number-columns-repeated="13"/>
        </table:table-row>
        <table:table-row table:style-name="ro1">
          <table:table-cell office:value-type="string">
            <text:p>Mitjana I</text:p>
          </table:table-cell>
          <table:table-cell table:formula="of:=SUMPRODUCT([.D987:.D991];[.E987:.E991])/SUM([.E987:.E991])" office:value-type="float" office:value="106.153846153846">
            <text:p>106,1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X</text:p>
          </table:table-cell>
          <table:table-cell table:number-columns-repeated="17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table:number-columns-repeated="11"/>
        </table:table-row>
        <table:table-row table:style-name="ro1">
          <table:table-cell office:value-type="string">
            <text:p>menys de 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formula="of:=([.B998]+[.C998])/2" office:value-type="float" office:value="0.05">
            <text:p>0,05</text:p>
          </table:table-cell>
          <table:table-cell office:value-type="float" office:value="96">
            <text:p>96</text:p>
          </table:table-cell>
          <table:table-cell table:formula="of:=[.E998]" office:value-type="float" office:value="96">
            <text:p>96</text:p>
          </table:table-cell>
          <table:table-cell table:formula="of:=[.F998]/[.$E$1001]" office:value-type="float" office:value="0.738461538461539">
            <text:p>0,74</text:p>
          </table:table-cell>
          <table:table-cell table:number-columns-repeated="11"/>
        </table:table-row>
        <table:table-row table:style-name="ro1">
          <table:table-cell office:value-type="string">
            <text:p>0,1-0,3</text:p>
          </table:table-cell>
          <table:table-cell office:value-type="float" office:value="0.1">
            <text:p>0,1</text:p>
          </table:table-cell>
          <table:table-cell office:value-type="float" office:value="0.3">
            <text:p>0,3</text:p>
          </table:table-cell>
          <table:table-cell table:formula="of:=([.B999]+[.C999])/2" office:value-type="float" office:value="0.2">
            <text:p>0,2</text:p>
          </table:table-cell>
          <table:table-cell office:value-type="float" office:value="30">
            <text:p>30</text:p>
          </table:table-cell>
          <table:table-cell table:formula="of:=[.E999]+[.F998]" office:value-type="float" office:value="126">
            <text:p>126</text:p>
          </table:table-cell>
          <table:table-cell table:formula="of:=[.F999]/[.$E$1001]" office:value-type="float" office:value="0.969230769230769">
            <text:p>0,97</text:p>
          </table:table-cell>
          <table:table-cell office:value-type="string">
            <text:p>Q3</text:p>
          </table:table-cell>
          <table:table-cell table:number-columns-repeated="10"/>
        </table:table-row>
        <table:table-row table:style-name="ro1">
          <table:table-cell office:value-type="string">
            <text:p>més de 0,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formula="of:=([.B1000]+[.C1000])/2" office:value-type="float" office:value="0.65">
            <text:p>0,65</text:p>
          </table:table-cell>
          <table:table-cell office:value-type="float" office:value="4">
            <text:p>4</text:p>
          </table:table-cell>
          <table:table-cell table:formula="of:=[.E1000]+[.F999]" office:value-type="float" office:value="130">
            <text:p>130</text:p>
          </table:table-cell>
          <table:table-cell table:formula="of:=[.F1000]/[.$E$1001]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E998:.E1000])" office:value-type="float" office:value="130">
            <text:p>130</text:p>
          </table:table-cell>
          <table:table-cell table:number-columns-repeated="13"/>
        </table:table-row>
        <table:table-row table:style-name="ro1">
          <table:table-cell office:value-type="string">
            <text:p>Q3 <text:s/></text:p>
          </table:table-cell>
          <table:table-cell table:formula="of:=[.B999]+([.C999]-[.B999])*(0.75*[.E1001]-[.F998])/[.E999]" office:value-type="float" office:value="0.11">
            <text:p>0,11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I condicionada a Variable X en 0,1-03</text:p>
          </table:table-cell>
          <table:table-cell table:number-columns-repeated="17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string">
            <text:p>menys de 20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20-50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1">
          <table:table-cell office:value-type="string">
            <text:p>50-100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string">
            <text:p>100-25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string">
            <text:p>més de 250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nombre balances</text:p>
          </table:table-cell>
          <table:table-cell table:number-columns-repeated="17"/>
        </table:table-row>
        <table:table-row table:style-name="ro1">
          <table:table-cell office:value-type="string">
            <text:p>Variable I: nombre dependent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X\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Marginal X</text:p>
          </table:table-cell>
          <table:table-cell table:number-columns-repeated="3"/>
          <table:table-cell office:value-type="string">
            <text:p>frelX</text:p>
          </table:table-cell>
          <table:table-cell office:value-type="string">
            <text:p>frelX*(x-mitjanaX)^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1022:.E1022])" office:value-type="float" office:value="3">
            <text:p>3</text:p>
          </table:table-cell>
          <table:table-cell table:number-columns-repeated="3"/>
          <table:table-cell table:formula="of:=[.F1022]/[.$F$1026]" office:value-type="float" office:value="0.125">
            <text:p>0,13</text:p>
          </table:table-cell>
          <table:table-cell table:formula="of:=[.J1022]*([.A1022]-[.$B$1037])^2" office:value-type="float" office:value="0.347222222222222">
            <text:p>0,3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1023:.E1023])" office:value-type="float" office:value="7">
            <text:p>7</text:p>
          </table:table-cell>
          <table:table-cell table:number-columns-repeated="3"/>
          <table:table-cell table:formula="of:=[.F1023]/[.$F$1026]" office:value-type="float" office:value="0.291666666666667">
            <text:p>0,29</text:p>
          </table:table-cell>
          <table:table-cell table:formula="of:=[.J1023]*([.A1023]-[.$B$1037])^2" office:value-type="float" office:value="0.12962962962963">
            <text:p>0,1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024:.E1024])" office:value-type="float" office:value="9">
            <text:p>9</text:p>
          </table:table-cell>
          <table:table-cell table:number-columns-repeated="3"/>
          <table:table-cell table:formula="of:=[.F1024]/[.$F$1026]" office:value-type="float" office:value="0.375">
            <text:p>0,38</text:p>
          </table:table-cell>
          <table:table-cell table:formula="of:=[.J1024]*([.A1024]-[.$B$1037])^2" office:value-type="float" office:value="0.0416666666666667">
            <text:p>0,0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1025:.E1025])" office:value-type="float" office:value="5">
            <text:p>5</text:p>
          </table:table-cell>
          <table:table-cell table:number-columns-repeated="3"/>
          <table:table-cell table:formula="of:=[.F1025]/[.$F$1026]" office:value-type="float" office:value="0.208333333333333">
            <text:p>0,21</text:p>
          </table:table-cell>
          <table:table-cell table:formula="of:=[.J1025]*([.A1025]-[.$B$1037])^2" office:value-type="float" office:value="0.37037037037037">
            <text:p>0,37</text:p>
          </table:table-cell>
          <table:table-cell table:number-columns-repeated="7"/>
        </table:table-row>
        <table:table-row table:style-name="ro1">
          <table:table-cell office:value-type="string">
            <text:p>Marginal I</text:p>
          </table:table-cell>
          <table:table-cell table:formula="of:=SUM([.B1022:.B1025])" office:value-type="float" office:value="2">
            <text:p>2</text:p>
          </table:table-cell>
          <table:table-cell table:formula="of:=SUM([.C1022:.C1025])" office:value-type="float" office:value="5">
            <text:p>5</text:p>
          </table:table-cell>
          <table:table-cell table:formula="of:=SUM([.D1022:.D1025])" office:value-type="float" office:value="7">
            <text:p>7</text:p>
          </table:table-cell>
          <table:table-cell table:formula="of:=SUM([.E1022:.E1025])" office:value-type="float" office:value="10">
            <text:p>10</text:p>
          </table:table-cell>
          <table:table-cell table:formula="of:=SUM([.B1022:.E1025])" office:value-type="float" office:value="24">
            <text:p>24</text:p>
          </table:table-cell>
          <table:table-cell office:value-type="string">
            <text:p>Suma total (N)</text:p>
          </table:table-cell>
          <table:table-cell table:number-columns-repeated="3"/>
          <table:table-cell table:formula="of:=SUM([.K1022:.K1025])" office:value-type="float" office:value="0.888888888888889">
            <text:p>0,89</text:p>
          </table:table-cell>
          <table:table-cell office:value-type="string">
            <text:p>VarX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*y*n/N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[.$A1022]*[.B$1021]*[.B1022]/[.$F$1026]" office:value-type="float" office:value="0.0416666666666667">
            <text:p>0,04</text:p>
          </table:table-cell>
          <table:table-cell table:style-name="ce3" table:formula="of:=[.$A1022]*[.C$1021]*[.C1022]/[.$F$1026]" office:value-type="float" office:value="0.166666666666667">
            <text:p>0,17</text:p>
          </table:table-cell>
          <table:table-cell table:style-name="ce3" table:formula="of:=[.$A1022]*[.D$1021]*[.D1022]/[.$F$1026]" office:value-type="float" office:value="0">
            <text:p>0,00</text:p>
          </table:table-cell>
          <table:table-cell table:style-name="ce3" table:formula="of:=[.$A1022]*[.E$1021]*[.E1022]/[.$F$1026]" office:value-type="float" office:value="0">
            <text:p>0,00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$A1023]*[.B$1021]*[.B1023]/[.$F$1026]" office:value-type="float" office:value="0.0833333333333333">
            <text:p>0,08</text:p>
          </table:table-cell>
          <table:table-cell table:style-name="ce3" table:formula="of:=[.$A1023]*[.C$1021]*[.C1023]/[.$F$1026]" office:value-type="float" office:value="0.333333333333333">
            <text:p>0,33</text:p>
          </table:table-cell>
          <table:table-cell table:style-name="ce3" table:formula="of:=[.$A1023]*[.D$1021]*[.D1023]/[.$F$1026]" office:value-type="float" office:value="0.75">
            <text:p>0,75</text:p>
          </table:table-cell>
          <table:table-cell table:style-name="ce3" table:formula="of:=[.$A1023]*[.E$1021]*[.E1023]/[.$F$1026]" office:value-type="float" office:value="0.333333333333333">
            <text:p>0,33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$A1024]*[.B$1021]*[.B1024]/[.$F$1026]" office:value-type="float" office:value="0">
            <text:p>0,00</text:p>
          </table:table-cell>
          <table:table-cell table:style-name="ce3" table:formula="of:=[.$A1024]*[.C$1021]*[.C1024]/[.$F$1026]" office:value-type="float" office:value="0.25">
            <text:p>0,25</text:p>
          </table:table-cell>
          <table:table-cell table:style-name="ce3" table:formula="of:=[.$A1024]*[.D$1021]*[.D1024]/[.$F$1026]" office:value-type="float" office:value="0.75">
            <text:p>0,75</text:p>
          </table:table-cell>
          <table:table-cell table:style-name="ce3" table:formula="of:=[.$A1024]*[.E$1021]*[.E1024]/[.$F$1026]" office:value-type="float" office:value="3">
            <text:p>3,00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$A1025]*[.B$1021]*[.B1025]/[.$F$1026]" office:value-type="float" office:value="0">
            <text:p>0,00</text:p>
          </table:table-cell>
          <table:table-cell table:style-name="ce3" table:formula="of:=[.$A1025]*[.C$1021]*[.C1025]/[.$F$1026]" office:value-type="float" office:value="0">
            <text:p>0,00</text:p>
          </table:table-cell>
          <table:table-cell table:style-name="ce3" table:formula="of:=[.$A1025]*[.D$1021]*[.D1025]/[.$F$1026]" office:value-type="float" office:value="1">
            <text:p>1,00</text:p>
          </table:table-cell>
          <table:table-cell table:style-name="ce3" table:formula="of:=[.$A1025]*[.E$1021]*[.E1025]/[.$F$1026]" office:value-type="float" office:value="2">
            <text:p>2,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(XY)</text:p>
          </table:table-cell>
          <table:table-cell table:formula="of:=SUM([.B1030:.E1033])" office:value-type="float" office:value="8.70833333333333">
            <text:p>8,7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X</text:p>
          </table:table-cell>
          <table:table-cell table:formula="of:=SUMPRODUCT([.A1022:.A1025];[.F1022:.F1025])/[.F1026]" office:value-type="float" office:value="2.66666666666667">
            <text:p>2,67</text:p>
          </table:table-cell>
          <table:table-cell table:number-columns-repeated="16"/>
        </table:table-row>
        <table:table-row table:style-name="ro1">
          <table:table-cell office:value-type="string">
            <text:p>DesvTipX</text:p>
          </table:table-cell>
          <table:table-cell table:formula="of:=SQRT([.K1026])" office:value-type="float" office:value="0.942809041582063">
            <text:p>0,94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relI</text:p>
          </table:table-cell>
          <table:table-cell table:formula="of:=[.B1026]/[.$F$1026]" office:value-type="float" office:value="0.0833333333333333">
            <text:p>0,08</text:p>
          </table:table-cell>
          <table:table-cell table:formula="of:=[.C1026]/[.$F$1026]" office:value-type="float" office:value="0.208333333333333">
            <text:p>0,21</text:p>
          </table:table-cell>
          <table:table-cell table:formula="of:=[.D1026]/[.$F$1026]" office:value-type="float" office:value="0.291666666666667">
            <text:p>0,29</text:p>
          </table:table-cell>
          <table:table-cell table:formula="of:=[.E1026]/[.$F$1026]" office:value-type="float" office:value="0.416666666666667">
            <text:p>0,42</text:p>
          </table:table-cell>
          <table:table-cell table:number-columns-repeated="13"/>
        </table:table-row>
        <table:table-row table:style-name="ro1">
          <table:table-cell office:value-type="string">
            <text:p>frelI*(I-mitjanaI)^2</text:p>
          </table:table-cell>
          <table:table-cell table:formula="of:=[.B1040]*([.B1021]-[.$B$1043])^2" office:value-type="float" office:value="0.347366898148148">
            <text:p>0,35</text:p>
          </table:table-cell>
          <table:table-cell table:formula="of:=[.C1040]*([.C1021]-[.$B$1043])^2" office:value-type="float" office:value="0.226056134259259">
            <text:p>0,23</text:p>
          </table:table-cell>
          <table:table-cell table:formula="of:=[.D1040]*([.D1021]-[.$B$1043])^2" office:value-type="float" office:value="0.000506365740740737">
            <text:p>0</text:p>
          </table:table-cell>
          <table:table-cell table:formula="of:=[.E1040]*([.E1021]-[.$B$1043])^2" office:value-type="float" office:value="0.382667824074074">
            <text:p>0,3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1041:.E1041])" office:value-type="float" office:value="0.956597222222222">
            <text:p>0,96</text:p>
          </table:table-cell>
          <table:table-cell office:value-type="string">
            <text:p>varY</text:p>
          </table:table-cell>
          <table:table-cell table:number-columns-repeated="11"/>
        </table:table-row>
        <table:table-row table:style-name="ro1">
          <table:table-cell office:value-type="string">
            <text:p>MitjanaI</text:p>
          </table:table-cell>
          <table:table-cell table:formula="of:=SUMPRODUCT([.B1021:.E1021];[.B1026:.E1026])/[.F1026]" office:value-type="float" office:value="3.04166666666667">
            <text:p>3,04</text:p>
          </table:table-cell>
          <table:table-cell table:number-columns-repeated="16"/>
        </table:table-row>
        <table:table-row table:style-name="ro1">
          <table:table-cell office:value-type="string">
            <text:p>DesvTipI</text:p>
          </table:table-cell>
          <table:table-cell table:formula="of:=SQRT([.F1042])" office:value-type="float" office:value="0.978057882858792">
            <text:p>0,9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CovXI</text:p>
          </table:table-cell>
          <table:table-cell table:formula="of:=[.B1035]-[.B1037]*[.B1043]" office:value-type="float" office:value="0.597222222222221">
            <text:p>0,6</text:p>
          </table:table-cell>
          <table:table-cell table:number-columns-repeated="16"/>
        </table:table-row>
        <table:table-row table:style-name="ro1">
          <table:table-cell office:value-type="string">
            <text:p>coef correlXI (rXI)</text:p>
          </table:table-cell>
          <table:table-cell table:formula="of:=[.B1047]/([.B1038]*[.B1044])" office:value-type="float" office:value="0.647660875613435">
            <text:p>0,6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2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control 1</text:p>
          </table:table-cell>
          <table:table-cell table:number-columns-repeated="17"/>
        </table:table-row>
        <table:table-row table:style-name="ro1">
          <table:table-cell office:value-type="string">
            <text:p>Variable Y: control 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Y\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rginal Y</text:p>
          </table:table-cell>
          <table:table-cell table:number-columns-repeated="3"/>
          <table:table-cell office:value-type="string">
            <text:p>fabs acumY</text:p>
          </table:table-cell>
          <table:table-cell office:value-type="string">
            <text:p>frel acum Y</text:p>
          </table:table-cell>
          <table:table-cell/>
          <table:table-cell office:value-type="string">
            <text:p>frelY</text:p>
          </table:table-cell>
          <table:table-cell office:value-type="string">
            <text:p>frelY*(y-mitjanaY)^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B1057:.E1057])" office:value-type="float" office:value="15">
            <text:p>15</text:p>
          </table:table-cell>
          <table:table-cell office:value-type="string">
            <text:p>Moda Y </text:p>
          </table:table-cell>
          <table:table-cell table:number-columns-repeated="2"/>
          <table:table-cell table:formula="of:=[.F1057]" office:value-type="float" office:value="15">
            <text:p>15</text:p>
          </table:table-cell>
          <table:table-cell table:formula="of:=[.J1057]/[.$F$1061]" office:value-type="float" office:value="0.357142857142857">
            <text:p>0,36</text:p>
          </table:table-cell>
          <table:table-cell/>
          <table:table-cell table:formula="of:=[.F1057]/[.$F$1061]" office:value-type="float" office:value="0.357142857142857">
            <text:p>0,36</text:p>
          </table:table-cell>
          <table:table-cell table:formula="of:=[.M1057]*([.A1057]-[.$B$1065])^2" office:value-type="float" office:value="0.447238419177195">
            <text:p>0,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1058:.E1058])" office:value-type="float" office:value="13">
            <text:p>13</text:p>
          </table:table-cell>
          <table:table-cell table:number-columns-repeated="3"/>
          <table:table-cell table:formula="of:=[.F1058]+[.J1057]" office:value-type="float" office:value="28">
            <text:p>28</text:p>
          </table:table-cell>
          <table:table-cell table:formula="of:=[.J1058]/[.$F$1061]" office:value-type="float" office:value="0.666666666666667">
            <text:p>0,67</text:p>
          </table:table-cell>
          <table:table-cell office:value-type="string">
            <text:p>Mediana Y</text:p>
          </table:table-cell>
          <table:table-cell table:formula="of:=[.F1058]/[.$F$1061]" office:value-type="float" office:value="0.30952380952381">
            <text:p>0,31</text:p>
          </table:table-cell>
          <table:table-cell table:formula="of:=[.M1058]*([.A1058]-[.$B$1065])^2" office:value-type="float" office:value="0.00438667530504265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1059:.E1059])" office:value-type="float" office:value="8">
            <text:p>8</text:p>
          </table:table-cell>
          <table:table-cell table:number-columns-repeated="3"/>
          <table:table-cell table:formula="of:=[.F1059]+[.J1058]" office:value-type="float" office:value="36">
            <text:p>36</text:p>
          </table:table-cell>
          <table:table-cell table:formula="of:=[.J1059]/[.$F$1061]" office:value-type="float" office:value="0.857142857142857">
            <text:p>0,86</text:p>
          </table:table-cell>
          <table:table-cell/>
          <table:table-cell table:formula="of:=[.F1059]/[.$F$1061]" office:value-type="float" office:value="0.19047619047619">
            <text:p>0,19</text:p>
          </table:table-cell>
          <table:table-cell table:formula="of:=[.M1059]*([.A1059]-[.$B$1065])^2" office:value-type="float" office:value="0.147824209048699">
            <text:p>0,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1060:.E1060])" office:value-type="float" office:value="6">
            <text:p>6</text:p>
          </table:table-cell>
          <table:table-cell table:number-columns-repeated="3"/>
          <table:table-cell table:formula="of:=[.F1060]+[.J1059]" office:value-type="float" office:value="42">
            <text:p>42</text:p>
          </table:table-cell>
          <table:table-cell table:formula="of:=[.J1060]/[.$F$1061]" office:value-type="float" office:value="1">
            <text:p>1</text:p>
          </table:table-cell>
          <table:table-cell/>
          <table:table-cell table:formula="of:=[.F1060]/[.$F$1061]" office:value-type="float" office:value="0.142857142857143">
            <text:p>0,14</text:p>
          </table:table-cell>
          <table:table-cell table:formula="of:=[.M1060]*([.A1060]-[.$B$1065])^2" office:value-type="float" office:value="0.505425979915776">
            <text:p>0,51</text:p>
          </table:table-cell>
          <table:table-cell table:number-columns-repeated="4"/>
        </table:table-row>
        <table:table-row table:style-name="ro1">
          <table:table-cell office:value-type="string">
            <text:p>marginal X</text:p>
          </table:table-cell>
          <table:table-cell table:formula="of:=SUM([.B1057:.B1060])" office:value-type="float" office:value="11">
            <text:p>11</text:p>
          </table:table-cell>
          <table:table-cell table:formula="of:=SUM([.C1057:.C1060])" office:value-type="float" office:value="11">
            <text:p>11</text:p>
          </table:table-cell>
          <table:table-cell table:formula="of:=SUM([.D1057:.D1060])" office:value-type="float" office:value="10">
            <text:p>10</text:p>
          </table:table-cell>
          <table:table-cell table:formula="of:=SUM([.E1057:.E1060])" office:value-type="float" office:value="10">
            <text:p>10</text:p>
          </table:table-cell>
          <table:table-cell table:formula="of:=SUM([.B1057:.E1060])" office:value-type="float" office:value="42">
            <text:p>42</text:p>
          </table:table-cell>
          <table:table-cell office:value-type="string">
            <text:p>Suma total (N)</text:p>
          </table:table-cell>
          <table:table-cell table:number-columns-repeated="6"/>
          <table:table-cell table:formula="of:=SUM([.N1057:.N1060])" office:value-type="float" office:value="1.10487528344671">
            <text:p>1,1</text:p>
          </table:table-cell>
          <table:table-cell office:value-type="string">
            <text:p>VarY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ModaY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MitjanaY</text:p>
          </table:table-cell>
          <table:table-cell table:formula="of:=SUMPRODUCT([.A1057:.A1060];[.F1057:.F1060])/[.F1061]" office:value-type="float" office:value="1.11904761904762">
            <text:p>1,12</text:p>
          </table:table-cell>
          <table:table-cell table:number-columns-repeated="16"/>
        </table:table-row>
        <table:table-row table:style-name="ro1">
          <table:table-cell office:value-type="string">
            <text:p>MedianaY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DesvTipY</text:p>
          </table:table-cell>
          <table:table-cell table:formula="of:=SQRT([.N1061])" office:value-type="float" office:value="1.05113047879258">
            <text:p>1,0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MitjanaX</text:p>
          </table:table-cell>
          <table:table-cell table:formula="of:=SUMPRODUCT([.B1056:.E1056];[.B1061:.E1061])/[.F1061]" office:value-type="float" office:value="1.45238095238095">
            <text:p>1,45</text:p>
          </table:table-cell>
          <table:table-cell table:number-columns-repeated="16"/>
        </table:table-row>
        <table:table-row table:style-name="ro1">
          <table:table-cell office:value-type="string">
            <text:p>DesvTipX</text:p>
          </table:table-cell>
          <table:table-cell table:formula="of:=SQRT([.F1075])" office:value-type="float" office:value="1.1170194386419">
            <text:p>1,1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relX</text:p>
          </table:table-cell>
          <table:table-cell table:formula="of:=[.B1061]/[.$F$1061]" office:value-type="float" office:value="0.261904761904762">
            <text:p>0,26</text:p>
          </table:table-cell>
          <table:table-cell table:formula="of:=[.C1061]/[.$F$1061]" office:value-type="float" office:value="0.261904761904762">
            <text:p>0,26</text:p>
          </table:table-cell>
          <table:table-cell table:formula="of:=[.D1061]/[.$F$1061]" office:value-type="float" office:value="0.238095238095238">
            <text:p>0,24</text:p>
          </table:table-cell>
          <table:table-cell table:formula="of:=[.E1061]/[.$F$1061]" office:value-type="float" office:value="0.238095238095238">
            <text:p>0,24</text:p>
          </table:table-cell>
          <table:table-cell table:number-columns-repeated="13"/>
        </table:table-row>
        <table:table-row table:style-name="ro1">
          <table:table-cell office:value-type="string">
            <text:p>frelX*(x-mitjanaX)^2</text:p>
          </table:table-cell>
          <table:table-cell table:formula="of:=[.B1073]*([.B1056]-[.$B$1070])^2" office:value-type="float" office:value="0.55246463664831">
            <text:p>0,55</text:p>
          </table:table-cell>
          <table:table-cell table:formula="of:=[.C1073]*([.C1056]-[.$B$1070])^2" office:value-type="float" office:value="0.0535984234963827">
            <text:p>0,05</text:p>
          </table:table-cell>
          <table:table-cell table:formula="of:=[.D1073]*([.D1056]-[.$B$1070])^2" office:value-type="float" office:value="0.0714015765036173">
            <text:p>0,07</text:p>
          </table:table-cell>
          <table:table-cell table:formula="of:=[.E1073]*([.E1056]-[.$B$1070])^2" office:value-type="float" office:value="0.570267789655545">
            <text:p>0,5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1074:.E1074])" office:value-type="float" office:value="1.24773242630386">
            <text:p>1,25</text:p>
          </table:table-cell>
          <table:table-cell office:value-type="string">
            <text:p>VarX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*y*n/N</text:p>
          </table:table-cell>
          <table:table-cell table:number-columns-repeated="17"/>
        </table:table-row>
        <table:table-row table:style-name="ro1">
          <table:table-cell/>
          <table:table-cell table:formula="of:=[.$A1057]*[.B$1056]*[.B1057]/[.$F$1061]" office:value-type="float" office:value="0">
            <text:p>0</text:p>
          </table:table-cell>
          <table:table-cell table:formula="of:=[.$A1057]*[.C$1056]*[.C1057]/[.$F$1061]" office:value-type="float" office:value="0">
            <text:p>0</text:p>
          </table:table-cell>
          <table:table-cell table:formula="of:=[.$A1057]*[.D$1056]*[.D1057]/[.$F$1061]" office:value-type="float" office:value="0">
            <text:p>0</text:p>
          </table:table-cell>
          <table:table-cell table:formula="of:=[.$A1057]*[.E$1056]*[.E1057]/[.$F$1061]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[.$A1058]*[.B$1056]*[.B1058]/[.$F$1061]" office:value-type="float" office:value="0">
            <text:p>0</text:p>
          </table:table-cell>
          <table:table-cell table:formula="of:=[.$A1058]*[.C$1056]*[.C1058]/[.$F$1061]" office:value-type="float" office:value="0.0952380952380952">
            <text:p>0,1</text:p>
          </table:table-cell>
          <table:table-cell table:formula="of:=[.$A1058]*[.D$1056]*[.D1058]/[.$F$1061]" office:value-type="float" office:value="0.142857142857143">
            <text:p>0,14</text:p>
          </table:table-cell>
          <table:table-cell table:formula="of:=[.$A1058]*[.E$1056]*[.E1058]/[.$F$1061]" office:value-type="float" office:value="0.285714285714286">
            <text:p>0,29</text:p>
          </table:table-cell>
          <table:table-cell table:number-columns-repeated="13"/>
        </table:table-row>
        <table:table-row table:style-name="ro1">
          <table:table-cell/>
          <table:table-cell table:formula="of:=[.$A1059]*[.B$1056]*[.B1059]/[.$F$1061]" office:value-type="float" office:value="0">
            <text:p>0</text:p>
          </table:table-cell>
          <table:table-cell table:formula="of:=[.$A1059]*[.C$1056]*[.C1059]/[.$F$1061]" office:value-type="float" office:value="0.0952380952380952">
            <text:p>0,1</text:p>
          </table:table-cell>
          <table:table-cell table:formula="of:=[.$A1059]*[.D$1056]*[.D1059]/[.$F$1061]" office:value-type="float" office:value="0">
            <text:p>0</text:p>
          </table:table-cell>
          <table:table-cell table:formula="of:=[.$A1059]*[.E$1056]*[.E1059]/[.$F$1061]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[.$A1060]*[.B$1056]*[.B1060]/[.$F$1061]" office:value-type="float" office:value="0">
            <text:p>0</text:p>
          </table:table-cell>
          <table:table-cell table:formula="of:=[.$A1060]*[.C$1056]*[.C1060]/[.$F$1061]" office:value-type="float" office:value="0.142857142857143">
            <text:p>0,14</text:p>
          </table:table-cell>
          <table:table-cell table:formula="of:=[.$A1060]*[.D$1056]*[.D1060]/[.$F$1061]" office:value-type="float" office:value="0.142857142857143">
            <text:p>0,14</text:p>
          </table:table-cell>
          <table:table-cell table:formula="of:=[.$A1060]*[.E$1056]*[.E1060]/[.$F$1061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(XY)</text:p>
          </table:table-cell>
          <table:table-cell table:formula="of:=SUM([.B1079:.E1082])" office:value-type="float" office:value="0.904761904761905">
            <text:p>0,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XY</text:p>
          </table:table-cell>
          <table:table-cell table:formula="of:=[.B1084]-[.B1070]*[.B1065]" office:value-type="float" office:value="-0.720521541950113">
            <text:p>-0,72</text:p>
          </table:table-cell>
          <table:table-cell table:number-columns-repeated="16"/>
        </table:table-row>
        <table:table-row table:style-name="ro1">
          <table:table-cell office:value-type="string">
            <text:p>coef correlXY (rXY)</text:p>
          </table:table-cell>
          <table:table-cell table:formula="of:=[.B1086]/([.B1071]*[.B1067])" office:value-type="float" office:value="-0.613662534917901">
            <text:p>-0,61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estoc</text:p>
          </table:table-cell>
          <table:table-cell table:number-columns-repeated="17"/>
        </table:table-row>
        <table:table-row table:style-name="ro1">
          <table:table-cell office:value-type="string">
            <text:p>Variable I: vendes</text:p>
          </table:table-cell>
          <table:table-cell table:number-columns-repeated="17"/>
        </table:table-row>
        <table:table-row table:style-name="ro1">
          <table:table-cell office:value-type="string">
            <text:p>Variable Z: empleats fixos</text:p>
          </table:table-cell>
          <table:table-cell table:number-columns-repeated="17"/>
        </table:table-row>
        <table:table-row table:style-name="ro1">
          <table:table-cell office:value-type="string">
            <text:p>Variable V: empleats eventual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operativa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V</text:p>
          </table:table-cell>
          <table:table-cell/>
          <table:table-cell office:value-type="string">
            <text:p>X.I</text:p>
          </table:table-cell>
          <table:table-cell office:value-type="string">
            <text:p>I.Z</text:p>
          </table:table-cell>
          <table:table-cell office:value-type="string">
            <text:p>Z.V</text:p>
          </table:table-cell>
          <table:table-cell table:number-columns-repeated="9"/>
        </table:table-row>
        <table:table-row table:style-name="ro1">
          <table:table-cell office:value-type="string">
            <text:p>A 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B1099]*[.C1099]" office:value-type="float" office:value="3796">
            <text:p>3796</text:p>
          </table:table-cell>
          <table:table-cell table:formula="of:=[.C1099]*[.D1099]" office:value-type="float" office:value="876">
            <text:p>876</text:p>
          </table:table-cell>
          <table:table-cell table:formula="of:=[.D1099]*[.E1099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[.B1100]*[.C1100]" office:value-type="float" office:value="5511">
            <text:p>5511</text:p>
          </table:table-cell>
          <table:table-cell table:formula="of:=[.C1100]*[.D1100]" office:value-type="float" office:value="1336">
            <text:p>1336</text:p>
          </table:table-cell>
          <table:table-cell table:formula="of:=[.D1100]*[.E1100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B1101]*[.C1101]" office:value-type="float" office:value="1104">
            <text:p>1104</text:p>
          </table:table-cell>
          <table:table-cell table:formula="of:=[.C1101]*[.D1101]" office:value-type="float" office:value="552">
            <text:p>552</text:p>
          </table:table-cell>
          <table:table-cell table:formula="of:=[.D1101]*[.E1101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D 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[.B1102]*[.C1102]" office:value-type="float" office:value="2250">
            <text:p>2250</text:p>
          </table:table-cell>
          <table:table-cell table:formula="of:=[.C1102]*[.D1102]" office:value-type="float" office:value="1000">
            <text:p>1000</text:p>
          </table:table-cell>
          <table:table-cell table:formula="of:=[.D1102]*[.E1102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E 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B1103]*[.C1103]" office:value-type="float" office:value="2124">
            <text:p>2124</text:p>
          </table:table-cell>
          <table:table-cell table:formula="of:=[.C1103]*[.D1103]" office:value-type="float" office:value="1180">
            <text:p>1180</text:p>
          </table:table-cell>
          <table:table-cell table:formula="of:=[.D1103]*[.E1103]"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string">
            <text:p>F </text:p>
          </table:table-cell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B1104]*[.C1104]" office:value-type="float" office:value="3300">
            <text:p>3300</text:p>
          </table:table-cell>
          <table:table-cell table:formula="of:=[.C1104]*[.D1104]" office:value-type="float" office:value="1320">
            <text:p>1320</text:p>
          </table:table-cell>
          <table:table-cell table:formula="of:=[.D1104]*[.E1104]"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</text:p>
          </table:table-cell>
          <table:table-cell table:formula="of:=AVERAGE([.B1099:.B1104])" office:value-type="float" office:value="22">
            <text:p>22</text:p>
          </table:table-cell>
          <table:table-cell table:formula="of:=AVERAGE([.C1099:.C1104])" office:value-type="float" office:value="130">
            <text:p>130</text:p>
          </table:table-cell>
          <table:table-cell table:formula="of:=AVERAGE([.D1099:.D1104])" office:value-type="float" office:value="8">
            <text:p>8</text:p>
          </table:table-cell>
          <table:table-cell table:formula="of:=AVERAGE([.E1099:.E1104])" office:value-type="float" office:value="6">
            <text:p>6</text:p>
          </table:table-cell>
          <table:table-cell/>
          <table:table-cell table:formula="of:=AVERAGE([.G1099:.G1104])" office:value-type="float" office:value="3014.16666666667">
            <text:p>3014,17</text:p>
          </table:table-cell>
          <table:table-cell table:formula="of:=AVERAGE([.H1099:.H1104])" office:value-type="float" office:value="1044">
            <text:p>1044</text:p>
          </table:table-cell>
          <table:table-cell table:formula="of:=AVERAGE([.I1099:.I1104])" office:value-type="float" office:value="45.3333333333333">
            <text:p>45,33</text:p>
          </table:table-cell>
          <table:table-cell table:number-columns-repeated="9"/>
        </table:table-row>
        <table:table-row table:style-name="ro1">
          <table:table-cell office:value-type="string">
            <text:p>Var</text:p>
          </table:table-cell>
          <table:table-cell table:formula="of:=VARP([.B1099:.B1104])" office:value-type="float" office:value="46.3333333333333">
            <text:p>46,33</text:p>
          </table:table-cell>
          <table:table-cell table:formula="of:=VARP([.C1099:.C1104])" office:value-type="float" office:value="540.333333333333">
            <text:p>540,33</text:p>
          </table:table-cell>
          <table:table-cell table:formula="of:=VARP([.D1099:.D1104])" office:value-type="float" office:value="2.66666666666667">
            <text:p>2,67</text:p>
          </table:table-cell>
          <table:table-cell table:formula="of:=VARP([.E1099:.E1104])" office:value-type="float" office:value="2.66666666666667">
            <text:p>2,67</text:p>
          </table:table-cell>
          <table:table-cell table:number-columns-repeated="13"/>
        </table:table-row>
        <table:table-row table:style-name="ro1">
          <table:table-cell office:value-type="string">
            <text:p>DesvTip</text:p>
          </table:table-cell>
          <table:table-cell table:formula="of:=SQRT([.B1107])" office:value-type="float" office:value="6.80685928555405">
            <text:p>6,81</text:p>
          </table:table-cell>
          <table:table-cell table:formula="of:=SQRT([.C1107])" office:value-type="float" office:value="23.2450711621482">
            <text:p>23,25</text:p>
          </table:table-cell>
          <table:table-cell table:formula="of:=SQRT([.D1107])" office:value-type="float" office:value="1.63299316185545">
            <text:p>1,63</text:p>
          </table:table-cell>
          <table:table-cell table:formula="of:=SQRT([.E1107])" office:value-type="float" office:value="1.63299316185545">
            <text:p>1,6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XI</text:p>
          </table:table-cell>
          <table:table-cell table:formula="of:=[.G1106]-[.B1106]*[.C1106]" office:value-type="float" office:value="154.166666666667">
            <text:p>154,17</text:p>
          </table:table-cell>
          <table:table-cell table:number-columns-repeated="16"/>
        </table:table-row>
        <table:table-row table:style-name="ro1">
          <table:table-cell office:value-type="string">
            <text:p>rXI</text:p>
          </table:table-cell>
          <table:table-cell table:formula="of:=[.B1110]/([.B1108]*[.C1108])" office:value-type="float" office:value="0.974345154073838">
            <text:p>0,9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IZ</text:p>
          </table:table-cell>
          <table:table-cell table:formula="of:=[.H1106]-[.C1106]*[.D1106]"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string">
            <text:p>rIZ</text:p>
          </table:table-cell>
          <table:table-cell table:formula="of:=[.B1113]/([.C1108]*[.D1108])" office:value-type="float" office:value="0.105376736672326">
            <text:p>0,1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ZV</text:p>
          </table:table-cell>
          <table:table-cell table:formula="of:=[.I1106]-[.D1106]*[.E1106]" office:value-type="float" office:value="-2.66666666666666">
            <text:p>-2,67</text:p>
          </table:table-cell>
          <table:table-cell table:number-columns-repeated="16"/>
        </table:table-row>
        <table:table-row table:style-name="ro1">
          <table:table-cell office:value-type="string">
            <text:p>rZV</text:p>
          </table:table-cell>
          <table:table-cell table:formula="of:=[.B1116]/([.D1108]*[.E1108])" office:value-type="float" office:value="-0.999999999999999">
            <text:p>-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>
            <draw:frame table:end-cell-address="Hoja1.D1134" table:end-x="1.615cm" table:end-y="0.414cm" draw:z-index="10" draw:style-name="gr1" svg:width="7.999cm" svg:height="6.478cm" svg:x="0.453cm" svg:y="0.289cm">
              <draw:object draw:notify-on-update-of-ranges="Hoja1.B1099:Hoja1.B1104 Hoja1.C1098:Hoja1.C1098 Hoja1.C1099:Hoja1.C110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Hoja1.H1134" table:end-x="1.71cm" table:end-y="0.415cm" draw:z-index="11" draw:style-name="gr1" svg:width="7.999cm" svg:height="6.478cm" svg:x="0.485cm" svg:y="0.29cm">
              <draw:object draw:notify-on-update-of-ranges="Hoja1.C1099:Hoja1.C1104 Hoja1.D1098:Hoja1.D1098 Hoja1.D1099:Hoja1.D110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>
            <draw:frame table:end-cell-address="Hoja1.K1134" table:end-x="1.104cm" table:end-y="0.415cm" draw:z-index="12" draw:style-name="gr1" svg:width="7.999cm" svg:height="6.478cm" svg:x="0.09cm" svg:y="0.29cm">
              <draw:object draw:notify-on-update-of-ranges="Hoja1.D1099:Hoja1.D1104 Hoja1.E1098:Hoja1.E1098 Hoja1.E1099:Hoja1.E110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office:value-type="string">
            <text:p>PROB 3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qualificació usuari A</text:p>
          </table:table-cell>
          <table:table-cell table:number-columns-repeated="17"/>
        </table:table-row>
        <table:table-row table:style-name="ro1">
          <table:table-cell office:value-type="string">
            <text:p>Variable Y: qualificació usuari B</text:p>
          </table:table-cell>
          <table:table-cell table:number-columns-repeated="17"/>
        </table:table-row>
        <table:table-row table:style-name="ro1">
          <table:table-cell table:number-columns-repeated="6"/>
          <table:table-cell>
            <draw:frame table:end-cell-address="Hoja1.J1159" table:end-x="0.671cm" table:end-y="0.031cm" draw:z-index="13" draw:style-name="gr1" svg:width="7.999cm" svg:height="6.51cm" svg:x="1.915cm" svg:y="0.297cm">
              <draw:object draw:notify-on-update-of-ranges="Hoja1.B1145:Hoja1.B1150 Hoja1.C1144:Hoja1.C1144 Hoja1.C1145:Hoja1.C115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Detergen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X.Y</text:p>
          </table:table-cell>
          <table:table-cell table:number-columns-repeated="6"/>
          <table:table-cell office:value-type="string">
            <text:p>(X-Y)^2</text:p>
          </table:table-cell>
          <table:table-cell table:number-columns-repeated="6"/>
        </table:table-row>
        <table:table-row table:style-name="ro1">
          <table:table-cell office:value-type="string">
            <text:p>A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B1145]*[.C1145]" office:value-type="float" office:value="6">
            <text:p>6</text:p>
          </table:table-cell>
          <table:table-cell table:number-columns-repeated="6"/>
          <table:table-cell table:formula="of:=([.B1145]-[.C1145])^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[.B1146]*[.C1146]" office:value-type="float" office:value="8">
            <text:p>8</text:p>
          </table:table-cell>
          <table:table-cell table:number-columns-repeated="6"/>
          <table:table-cell table:formula="of:=([.B1146]-[.C1146])^2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B1147]*[.C1147]" office:value-type="float" office:value="20">
            <text:p>20</text:p>
          </table:table-cell>
          <table:table-cell table:number-columns-repeated="6"/>
          <table:table-cell table:formula="of:=([.B1147]-[.C1147])^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 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1148]*[.C1148]" office:value-type="float" office:value="1">
            <text:p>1</text:p>
          </table:table-cell>
          <table:table-cell table:number-columns-repeated="6"/>
          <table:table-cell table:formula="of:=([.B1148]-[.C1148])^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 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B1149]*[.C1149]" office:value-type="float" office:value="36">
            <text:p>36</text:p>
          </table:table-cell>
          <table:table-cell table:number-columns-repeated="6"/>
          <table:table-cell table:formula="of:=([.B1149]-[.C1149])^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B1150]*[.C1150]" office:value-type="float" office:value="15">
            <text:p>15</text:p>
          </table:table-cell>
          <table:table-cell table:number-columns-repeated="6"/>
          <table:table-cell table:formula="of:=([.B1150]-[.C1150])^2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SUM([.L1145:.L1150])" office:value-type="float" office:value="10">
            <text:p>10</text:p>
          </table:table-cell>
          <table:table-cell office:value-type="string">
            <text:p>suma</text:p>
          </table:table-cell>
          <table:table-cell table:number-columns-repeated="5"/>
        </table:table-row>
        <table:table-row table:style-name="ro1">
          <table:table-cell office:value-type="string">
            <text:p>Mitjana</text:p>
          </table:table-cell>
          <table:table-cell table:formula="of:=AVERAGE([.B1145:.B1150])" office:value-type="float" office:value="3.5">
            <text:p>3,5</text:p>
          </table:table-cell>
          <table:table-cell table:formula="of:=AVERAGE([.C1145:.C1150])" office:value-type="float" office:value="3.5">
            <text:p>3,5</text:p>
          </table:table-cell>
          <table:table-cell/>
          <table:table-cell table:formula="of:=AVERAGE([.E1145:.E1150])" office:value-type="float" office:value="14.3333333333333">
            <text:p>14,33</text:p>
          </table:table-cell>
          <table:table-cell table:number-columns-repeated="13"/>
        </table:table-row>
        <table:table-row table:style-name="ro1">
          <table:table-cell office:value-type="string">
            <text:p>Var</text:p>
          </table:table-cell>
          <table:table-cell table:formula="of:=VARP([.B1145:.B1150])" office:value-type="float" office:value="2.91666666666667">
            <text:p>2,92</text:p>
          </table:table-cell>
          <table:table-cell table:formula="of:=VARP([.C1145:.C1150])" office:value-type="float" office:value="2.91666666666667">
            <text:p>2,92</text:p>
          </table:table-cell>
          <table:table-cell table:number-columns-repeated="7"/>
          <table:table-cell office:value-type="string">
            <text:p>coef Spearman</text:p>
          </table:table-cell>
          <table:table-cell table:formula="of:=1-(6*[.L1151]/(6*35))" office:value-type="float" office:value="0.714285714285714">
            <text:p>0,71</text:p>
          </table:table-cell>
          <table:table-cell table:number-columns-repeated="6"/>
        </table:table-row>
        <table:table-row table:style-name="ro1">
          <table:table-cell office:value-type="string">
            <text:p>DesvTip</text:p>
          </table:table-cell>
          <table:table-cell table:formula="of:=SQRT([.B1153])" office:value-type="float" office:value="1.70782512765993">
            <text:p>1,71</text:p>
          </table:table-cell>
          <table:table-cell table:formula="of:=SQRT([.C1153])" office:value-type="float" office:value="1.70782512765993">
            <text:p>1,7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XY</text:p>
          </table:table-cell>
          <table:table-cell table:formula="of:=[.E1152]-[.B1152]*[.C1152]" office:value-type="float" office:value="2.08333333333333">
            <text:p>2,08</text:p>
          </table:table-cell>
          <table:table-cell table:number-columns-repeated="16"/>
        </table:table-row>
        <table:table-row table:style-name="ro1">
          <table:table-cell office:value-type="string">
            <text:p>rXY</text:p>
          </table:table-cell>
          <table:table-cell table:formula="of:=[.B1156]/([.B1154]*[.C1154])" office:value-type="float" office:value="0.714285714285715">
            <text:p>0,71</text:p>
          </table:table-cell>
          <table:table-cell office:value-type="string">
            <text:p>relativament forta correlació lineal</text:p>
          </table:table-cell>
          <table:table-cell table:number-columns-repeated="1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>
            <text:p>PROB 3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persuasió</text:p>
          </table:table-cell>
          <table:table-cell table:number-columns-repeated="17"/>
        </table:table-row>
        <table:table-row table:style-name="ro1">
          <table:table-cell office:value-type="string">
            <text:p>Variable Y: retentiva</text:p>
          </table:table-cell>
          <table:table-cell table:number-columns-repeated="17"/>
        </table:table-row>
        <table:table-row table:style-name="ro1">
          <table:table-cell office:value-type="string">
            <text:p>Variable Z: prudènci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mplea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 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Y 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Z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|(Y&lt;&gt;0)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Z|(Y&lt;&gt;0)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|(Y=1, Z=1)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3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rendibilitat 1</text:p>
          </table:table-cell>
          <table:table-cell table:number-columns-repeated="17"/>
        </table:table-row>
        <table:table-row table:style-name="ro1">
          <table:table-cell office:value-type="string">
            <text:p>Variable Y: rendibilitat 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17"/>
        </table:table-row>
        <table:table-row table:style-name="ro1">
          <table:table-cell office:value-type="string">
            <text:p>Y\X</text:p>
          </table:table-cell>
          <table:table-cell table:style-name="ce1" office:value-type="string">
            <text:p>5-10</text:p>
          </table:table-cell>
          <table:table-cell table:style-name="ce1" office:value-type="string">
            <text:p>10-15</text:p>
          </table:table-cell>
          <table:table-cell office:value-type="string">
            <text:p>Marginal Y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0-5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formula="of:=SUM([.B1235:.C1235])" office:value-type="float" office:value="0.08">
            <text:p>0,08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5-10</text:p>
          </table:table-cell>
          <table:table-cell office:value-type="float" office:value="0.14">
            <text:p>0,14</text:p>
          </table:table-cell>
          <table:table-cell office:value-type="float" office:value="0.38">
            <text:p>0,38</text:p>
          </table:table-cell>
          <table:table-cell table:formula="of:=SUM([.B1236:.C1236])" office:value-type="float" office:value="0.52">
            <text:p>0,52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10-15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table:formula="of:=SUM([.B1237:.C1237])" office:value-type="float" office:value="0.4">
            <text:p>0,4</text:p>
          </table:table-cell>
          <table:table-cell table:number-columns-repeated="14"/>
        </table:table-row>
        <table:table-row table:style-name="ro1">
          <table:table-cell office:value-type="string">
            <text:p>marginal X</text:p>
          </table:table-cell>
          <table:table-cell table:formula="of:=SUM([.B1235:.B1237])" office:value-type="float" office:value="0.5">
            <text:p>0,5</text:p>
          </table:table-cell>
          <table:table-cell table:formula="of:=SUM([.C1235:.C1237])" office:value-type="float" office:value="0.5">
            <text:p>0,5</text:p>
          </table:table-cell>
          <table:table-cell table:formula="of:=SUM([.B1235:.C1237])" office:value-type="float" office:value="1">
            <text:p>1</text:p>
          </table:table-cell>
          <table:table-cell office:value-type="string">
            <text:p>Suma total (N)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X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l</text:p>
          </table:table-cell>
          <table:table-cell/>
          <table:table-cell office:value-type="string">
            <text:p>frel*(x-mitjanaX)^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-10</text:p>
          </table:table-cell>
          <table:table-cell table:style-name="ce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B1243]+[.C1243])/2" office:value-type="float" office:value="7.5">
            <text:p>7,5</text:p>
          </table:table-cell>
          <table:table-cell office:value-type="float" office:value="0.5">
            <text:p>0,5</text:p>
          </table:table-cell>
          <table:table-cell/>
          <table:table-cell table:formula="of:=[.E1243]*([.D1243]-[.$B$1246])^2" office:value-type="float" office:value="3.125">
            <text:p>3,1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-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B1244]+[.C1244])/2" office:value-type="float" office:value="12.5">
            <text:p>12,5</text:p>
          </table:table-cell>
          <table:table-cell office:value-type="float" office:value="0.5">
            <text:p>0,5</text:p>
          </table:table-cell>
          <table:table-cell/>
          <table:table-cell table:formula="of:=[.E1244]*([.D1244]-[.$B$1246])^2" office:value-type="float" office:value="3.125">
            <text:p>3,1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 X</text:p>
          </table:table-cell>
          <table:table-cell table:formula="of:=SUMPRODUCT([.D1243:.D1244];[.E1243:.E1244])" office:value-type="float" office:value="10">
            <text:p>10</text:p>
          </table:table-cell>
          <table:table-cell table:number-columns-repeated="16"/>
        </table:table-row>
        <table:table-row table:style-name="ro1">
          <table:table-cell office:value-type="string">
            <text:p>Variància X</text:p>
          </table:table-cell>
          <table:table-cell table:formula="of:=SUM([.G1243:.G1244])" office:value-type="float" office:value="6.25">
            <text:p>6,25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Variable Y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l</text:p>
          </table:table-cell>
          <table:table-cell/>
          <table:table-cell office:value-type="string">
            <text:p>frel*(y-mitjanaY)^2</text:p>
          </table:table-cell>
          <table:table-cell table:number-columns-repeated="11"/>
        </table:table-row>
        <table:table-row table:style-name="ro1">
          <table:table-cell office:value-type="string">
            <text:p>0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B1253]+[.C1253])/2" office:value-type="float" office:value="2.5">
            <text:p>2,5</text:p>
          </table:table-cell>
          <table:table-cell office:value-type="float" office:value="0.08">
            <text:p>0,08</text:p>
          </table:table-cell>
          <table:table-cell/>
          <table:table-cell table:formula="of:=[.E1253]*([.D1253]-[.$B$1257])^2" office:value-type="float" office:value="3.4848">
            <text:p>3,48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-10</text:p>
          </table:table-cell>
          <table:table-cell table:style-name="ce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B1254]+[.C1254])/2" office:value-type="float" office:value="7.5">
            <text:p>7,5</text:p>
          </table:table-cell>
          <table:table-cell office:value-type="float" office:value="0.52">
            <text:p>0,52</text:p>
          </table:table-cell>
          <table:table-cell/>
          <table:table-cell table:formula="of:=[.E1254]*([.D1254]-[.$B$1257])^2" office:value-type="float" office:value="1.3312">
            <text:p>1,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-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B1255]+[.C1255])/2" office:value-type="float" office:value="12.5">
            <text:p>12,5</text:p>
          </table:table-cell>
          <table:table-cell office:value-type="float" office:value="0.4">
            <text:p>0,4</text:p>
          </table:table-cell>
          <table:table-cell/>
          <table:table-cell table:formula="of:=[.E1255]*([.D1255]-[.$B$1257])^2" office:value-type="float" office:value="4.624">
            <text:p>4,62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 Y</text:p>
          </table:table-cell>
          <table:table-cell table:formula="of:=SUMPRODUCT([.D1253:.D1255];[.E1253:.E1255])" office:value-type="float" office:value="9.1">
            <text:p>9,1</text:p>
          </table:table-cell>
          <table:table-cell office:value-type="string">
            <text:p>(menor que MitjanaX)</text:p>
          </table:table-cell>
          <table:table-cell table:number-columns-repeated="15"/>
        </table:table-row>
        <table:table-row table:style-name="ro1">
          <table:table-cell office:value-type="string">
            <text:p>Variància Y</text:p>
          </table:table-cell>
          <table:table-cell table:formula="of:=SUM([.G1253:.G1255])" office:value-type="float" office:value="9.44">
            <text:p>9,44</text:p>
          </table:table-cell>
          <table:table-cell office:value-type="string">
            <text:p>(major que VarianciaX)</text:p>
          </table:table-cell>
          <table:table-cell table:number-columns-repeated="15"/>
        </table:table-row>
      </table:table>
      <table:database-ranges>
        <table:database-range table:target-range-address="Hoja1.B737:Hoja1.B85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14:04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07T14:04:39</dc:date>
    <meta:editing-duration>PT17H52M6S</meta:editing-duration>
    <meta:editing-cycles>93</meta:editing-cycles>
    <meta:generator>OpenOffice.org/3.3$Unix OpenOffice.org_project/330m20$Build-9567</meta:generator>
    <dc:creator>José Luis Lisani</dc:creator>
    <meta:document-statistic meta:table-count="1" meta:cell-count="4690" meta:object-count="1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665307998657pt" style:font-size-asian="7.99665307998657pt" style:font-size-complex="7.9966530799865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377cm" svg:height="7.168cm" chart:class="chart:bar" chart:style-name="ch1">
        <chart:legend chart:legend-position="end" svg:x="9.946cm" svg:y="3.062cm" chart:style-name="ch2"/>
        <chart:plot-area chart:style-name="ch3" table:cell-range-address="Hoja1.A3:Hoja1.C10" chart:data-source-has-labels="both" svg:x="0.267cm" svg:y="0.141cm" svg:width="9.413cm" svg:height="6.739cm">
          <chart:axis chart:dimension="x" chart:name="primary-x" chart:style-name="ch4">
            <chart:categories table:cell-range-address="Hoja1.A4:Hoja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B10" chart:label-cell-address="Hoja1.B3:Hoja1.B3" chart:class="chart:bar">
            <chart:data-point chart:repeated="7"/>
          </chart:series>
          <chart:series chart:style-name="ch8" chart:values-cell-range-address="Hoja1.C4:Hoja1.C10" chart:label-cell-address="Hoja1.C3:Hoja1.C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B3">nombre restaurants</text:p>
              </table:table-cell>
              <table:table-cell office:value-type="string">
                <text:p text:id="Hoja1.C3:Hoja1.C3">nombre estimat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10">1991</text:p>
              </table:table-cell>
              <table:table-cell office:value-type="float" office:value="4">
                <text:p text:id="Hoja1.B4:Hoja1.B10">4</text:p>
              </table:table-cell>
              <table:table-cell office:value-type="float" office:value="4">
                <text:p text:id="Hoja1.C4:Hoja1.C10">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#NAN">
                <text:p>1.#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904285430908pt" style:font-size-asian="12.8904285430908pt" style:font-size-complex="12.8904285430908pt"/>
    </style:style>
    <style:style style:name="ch3" style:family="chart">
      <style:graphic-properties draw:stroke="none" svg:stroke-color="#b3b3b3" draw:fill="none" draw:fill-color="#e6e6e6"/>
      <style:text-properties fo:font-size="7.93257141113281pt" style:font-size-asian="7.93257141113281pt" style:font-size-complex="7.93257141113281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6.52cm" xlink:href=".." xlink:type="simple" chart:class="chart:circle" chart:style-name="ch1">
        <chart:title svg:x="2.919cm" svg:y="0.133cm" chart:style-name="ch2">
          <text:p>Pesos (Kg)</text:p>
        </chart:title>
        <chart:legend chart:legend-position="end" svg:x="5.974cm" svg:y="2.177cm" chart:style-name="ch3"/>
        <chart:plot-area chart:style-name="ch4" table:cell-range-address="Hoja1.A710:Hoja1.A714 Hoja1.E710:Hoja1.E714" chart:data-source-has-labels="column" svg:x="0.223cm" svg:y="0.729cm" svg:width="5.527cm" svg:height="5.528cm">
          <chartooo:coordinate-region svg:x="0.223cm" svg:y="0.73cm" svg:width="5.527cm" svg:height="5.527cm"/>
          <chart:axis chart:dimension="x" chart:name="primary-x" chart:style-name="ch5">
            <chart:categories table:cell-range-address="Hoja1.A710:Hoja1.A7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710:Hoja1.E7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2</text:p>
                <draw:g>
                  <svg:desc>Hoja1.A710:Hoja1.A714</svg:desc>
                </draw:g>
              </table:table-cell>
              <table:table-cell office:value-type="float" office:value="17">
                <text:p>17</text:p>
                <draw:g>
                  <svg:desc>Hoja1.E710:Hoja1.E714</svg:desc>
                </draw:g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1164932251pt" style:font-size-asian="12.9981164932251pt" style:font-size-complex="12.9981164932251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6.479cm" xlink:href=".." xlink:type="simple" chart:class="chart:scatter" chart:style-name="ch1">
        <chart:title svg:x="2.77cm" svg:y="0.132cm" chart:style-name="ch2">
          <text:p>dispersió X-I</text:p>
        </chart:title>
        <chart:plot-area chart:style-name="ch3" table:cell-range-address="Hoja1.B1099:Hoja1.C1104 Hoja1.C1098:Hoja1.C1098" chart:data-source-has-labels="row" svg:x="0.16cm" svg:y="0.724cm" svg:width="7.68cm" svg:height="5.621cm">
          <chartooo:coordinate-region svg:x="0.88cm" svg:y="0.873cm" svg:width="6.799cm" svg:height="4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099:Hoja1.C1104" chart:label-cell-address="Hoja1.C1098:Hoja1.C1098" chart:class="chart:scatter">
            <chart:domain table:cell-range-address="Hoja1.B1099:Hoja1.B110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I</text:p>
                <draw:g>
                  <svg:desc>Hoja1.C1098:Hoja1.C10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Hoja1.B1099:Hoja1.B1104</svg:desc>
                </draw:g>
              </table:table-cell>
              <table:table-cell office:value-type="float" office:value="146">
                <text:p>146</text:p>
                <draw:g>
                  <svg:desc>Hoja1.C1099:Hoja1.C1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2.9981164932251pt" style:font-size-asian="12.9981164932251pt" style:font-size-complex="12.9981164932251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6.479cm" xlink:href=".." xlink:type="simple" chart:class="chart:scatter" chart:style-name="ch1">
        <chart:title svg:x="2.799cm" svg:y="0.132cm" chart:style-name="ch2">
          <text:p>dispersió I-Z</text:p>
        </chart:title>
        <chart:plot-area chart:style-name="ch3" table:cell-range-address="Hoja1.C1099:Hoja1.D1104 Hoja1.D1098:Hoja1.D1098" chart:data-source-has-labels="row" svg:x="0.16cm" svg:y="0.724cm" svg:width="7.68cm" svg:height="5.622cm">
          <chartooo:coordinate-region svg:x="0.732cm" svg:y="0.873cm" svg:width="6.872cm" svg:height="4.9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099:Hoja1.D1104" chart:label-cell-address="Hoja1.D1098:Hoja1.D1098" chart:class="chart:scatter">
            <chart:domain table:cell-range-address="Hoja1.C1099:Hoja1.C110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Z</text:p>
                <draw:g>
                  <svg:desc>Hoja1.D1098:Hoja1.D10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Hoja1.C1099:Hoja1.C1104</svg:desc>
                </draw:g>
              </table:table-cell>
              <table:table-cell office:value-type="float" office:value="6">
                <text:p>6</text:p>
                <draw:g>
                  <svg:desc>Hoja1.D1099:Hoja1.D1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1164932251pt" style:font-size-asian="12.9981164932251pt" style:font-size-complex="12.9981164932251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6.479cm" xlink:href=".." xlink:type="simple" chart:class="chart:scatter" chart:style-name="ch1">
        <chart:title svg:x="2.72cm" svg:y="0.132cm" chart:style-name="ch2">
          <text:p>dispersió Z-V</text:p>
        </chart:title>
        <chart:plot-area chart:style-name="ch3" table:cell-range-address="Hoja1.D1099:Hoja1.E1104 Hoja1.E1098:Hoja1.E1098" chart:data-source-has-labels="row" svg:x="0.16cm" svg:y="0.724cm" svg:width="7.68cm" svg:height="5.622cm">
          <chartooo:coordinate-region svg:x="0.56cm" svg:y="0.873cm" svg:width="7.008cm" svg:height="4.9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1099:Hoja1.E1104" chart:label-cell-address="Hoja1.E1098:Hoja1.E1098" chart:class="chart:scatter">
            <chart:domain table:cell-range-address="Hoja1.D1099:Hoja1.D110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V</text:p>
                <draw:g>
                  <svg:desc>Hoja1.E1098:Hoja1.E10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Hoja1.D1099:Hoja1.D1104</svg:desc>
                </draw:g>
              </table:table-cell>
              <table:table-cell office:value-type="float" office:value="8">
                <text:p>8</text:p>
                <draw:g>
                  <svg:desc>Hoja1.E1099:Hoja1.E1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6.511cm" xlink:href=".." xlink:type="simple" chart:class="chart:scatter" chart:style-name="ch1">
        <chart:title svg:x="2.69cm" svg:y="0.132cm" chart:style-name="ch2">
          <text:p>dispersió X-Y</text:p>
        </chart:title>
        <chart:plot-area chart:style-name="ch3" table:cell-range-address="Hoja1.B1145:Hoja1.C1150 Hoja1.C1144:Hoja1.C1144" chart:data-source-has-labels="row" svg:x="0.16cm" svg:y="0.726cm" svg:width="7.68cm" svg:height="5.653cm">
          <chartooo:coordinate-region svg:x="0.559cm" svg:y="0.875cm" svg:width="7.205cm" svg:height="4.9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145:Hoja1.C1150" chart:label-cell-address="Hoja1.C1144:Hoja1.C1144" chart:class="chart:scatter">
            <chart:domain table:cell-range-address="Hoja1.B1145:Hoja1.B1150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</text:p>
                <draw:g>
                  <svg:desc>Hoja1.C1144:Hoja1.C1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B1145:Hoja1.B1150</svg:desc>
                </draw:g>
              </table:table-cell>
              <table:table-cell office:value-type="float" office:value="3">
                <text:p>3</text:p>
                <draw:g>
                  <svg:desc>Hoja1.C1145:Hoja1.C1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.00102710723877pt" style:font-size-asian="9.00102710723877pt" style:font-size-complex="9.00102710723877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56cm" svg:height="8.762cm" chart:class="chart:bar" chart:style-name="ch1">
        <chart:plot-area chart:style-name="ch2" table:cell-range-address="Hoja1.D99:Hoja1.E109" chart:data-source-has-labels="both" svg:x="0.258cm" svg:y="0.175cm" svg:width="11.071cm" svg:height="8.411cm">
          <chart:axis chart:dimension="x" chart:name="primary-x" chart:style-name="ch3">
            <chart:categories table:cell-range-address="Hoja1.D100:Hoja1.D109"/>
          </chart:axis>
          <chart:axis chart:dimension="y" chart:name="primary-y" chart:style-name="ch4">
            <chart:title svg:x="0.237cm" svg:y="4.976cm" chart:style-name="ch5">
              <text:p>freq abs</text:p>
            </chart:title>
            <chart:grid chart:style-name="ch6" chart:class="major"/>
          </chart:axis>
          <chart:series chart:style-name="ch7" chart:values-cell-range-address="Hoja1.E100:Hoja1.E109" chart:label-cell-address="Hoja1.E99:Hoja1.E9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99:Hoja1.E99">freq abs</text:p>
              </table:table-cell>
            </table:table-row>
          </table:table-header-rows>
          <table:table-rows>
            <table:table-row>
              <table:table-cell office:value-type="string">
                <text:p text:id="Hoja1.D100:Hoja1.D109">1</text:p>
              </table:table-cell>
              <table:table-cell office:value-type="float" office:value="1">
                <text:p text:id="Hoja1.E100:Hoja1.E10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026cm" svg:height="7.251cm" chart:class="chart:bar" chart:style-name="ch1">
        <chart:plot-area chart:style-name="ch2" table:cell-range-address="Hoja1.D156:Hoja1.E168" chart:data-source-has-labels="both" svg:x="0.238cm" svg:y="0.145cm" svg:width="10.567cm" svg:height="6.961cm">
          <chart:axis chart:dimension="x" chart:name="primary-x" chart:style-name="ch3">
            <chart:categories table:cell-range-address="Hoja1.D157:Hoja1.D168"/>
          </chart:axis>
          <chart:axis chart:dimension="y" chart:name="primary-y" chart:style-name="ch4">
            <chart:title svg:x="0.227cm" svg:y="4.578cm" chart:style-name="ch5">
              <text:p>freq absoluta</text:p>
            </chart:title>
            <chart:grid chart:style-name="ch6" chart:class="major"/>
          </chart:axis>
          <chart:series chart:style-name="ch7" chart:values-cell-range-address="Hoja1.E157:Hoja1.E168" chart:label-cell-address="Hoja1.E156:Hoja1.E156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156:Hoja1.E156">freq abs</text:p>
              </table:table-cell>
            </table:table-row>
          </table:table-header-rows>
          <table:table-rows>
            <table:table-row>
              <table:table-cell office:value-type="string">
                <text:p text:id="Hoja1.D157:Hoja1.D168">162</text:p>
              </table:table-cell>
              <table:table-cell office:value-type="float" office:value="1">
                <text:p text:id="Hoja1.E157:Hoja1.E168"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cm" svg:height="6.67cm" xlink:href=".." xlink:type="simple" chart:class="chart:bar" chart:style-name="ch1">
        <chart:plot-area chart:style-name="ch2" table:cell-range-address="Hoja1.J204:Hoja1.J206 Hoja1.M204:Hoja1.M206" chart:data-source-has-labels="column" svg:x="1.261cm" svg:y="0.134cm" svg:width="9.028cm" svg:height="6.392cm">
          <chartooo:coordinate-region svg:x="1.907cm" svg:y="0.284cm" svg:width="8.382cm" svg:height="5.696cm"/>
          <chart:axis chart:dimension="x" chart:name="primary-x" chart:style-name="ch3">
            <chart:categories table:cell-range-address="Hoja1.J204:Hoja1.J206"/>
          </chart:axis>
          <chart:axis chart:dimension="y" chart:name="primary-y" chart:style-name="ch4">
            <chart:title svg:x="0.221cm" svg:y="4.242cm" chart:style-name="ch5">
              <text:p>Histograma 
freq absoluta</text:p>
            </chart:title>
            <chart:grid chart:style-name="ch6" chart:class="major"/>
          </chart:axis>
          <chart:series chart:style-name="ch7" chart:values-cell-range-address="Hoja1.M204:Hoja1.M206" chart:class="chart:bar"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[162, 172)</text:p>
                <draw:g>
                  <svg:desc>Hoja1.J204:Hoja1.J206</svg:desc>
                </draw:g>
              </table:table-cell>
              <table:table-cell office:value-type="float" office:value="1.2">
                <text:p>1.2</text:p>
                <draw:g>
                  <svg:desc>Hoja1.M204:Hoja1.M206</svg:desc>
                </draw:g>
              </table:table-cell>
            </table:table-row>
            <table:table-row>
              <table:table-cell office:value-type="string">
                <text:p>[172, 182)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[182, 192)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2811298370361pt" style:font-size-asian="8.92811298370361pt" style:font-size-complex="8.92811298370361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1cm" svg:height="7.375cm" xlink:href=".." xlink:type="simple" chart:class="chart:bar" chart:style-name="ch1">
        <chart:plot-area chart:style-name="ch2" table:cell-range-address="Hoja1.J254:Hoja1.K260" chart:data-source-has-labels="both" svg:x="1.163cm" svg:y="0.151cm" svg:width="13.84cm" svg:height="7.052cm">
          <chartooo:coordinate-region svg:x="1.957cm" svg:y="0.3cm" svg:width="13.046cm" svg:height="6.357cm"/>
          <chart:axis chart:dimension="x" chart:name="primary-x" chart:style-name="ch3">
            <chart:categories table:cell-range-address="Hoja1.J255:Hoja1.J260"/>
          </chart:axis>
          <chart:axis chart:dimension="y" chart:name="primary-y" chart:style-name="ch4">
            <chart:title svg:x="0.315cm" svg:y="4.604cm" chart:style-name="ch5">
              <text:p>Histograma 
freq absoluta</text:p>
            </chart:title>
            <chart:grid chart:style-name="ch6" chart:class="major"/>
          </chart:axis>
          <chart:series chart:style-name="ch7" chart:values-cell-range-address="Hoja1.K255:Hoja1.K260" chart:label-cell-address="Hoja1.K254:Hoja1.K25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ura histograma</text:p>
                <draw:g>
                  <svg:desc>Hoja1.K254:Hoja1.K2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3100, 3235)</text:p>
                <draw:g>
                  <svg:desc>Hoja1.J255:Hoja1.J260</svg:desc>
                </draw:g>
              </table:table-cell>
              <table:table-cell office:value-type="float" office:value="0.0296296296296296">
                <text:p>0.0296296296296296</text:p>
                <draw:g>
                  <svg:desc>Hoja1.K255:Hoja1.K260</svg:desc>
                </draw:g>
              </table:table-cell>
            </table:table-row>
            <table:table-row>
              <table:table-cell office:value-type="string">
                <text:p>[3235, 3370)</text:p>
              </table:table-cell>
              <table:table-cell office:value-type="float" office:value="0.103703703703704">
                <text:p>0.103703703703704</text:p>
              </table:table-cell>
            </table:table-row>
            <table:table-row>
              <table:table-cell office:value-type="string">
                <text:p>[3370, 3505)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[3505, 3640)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[3640, 3775)</text:p>
              </table:table-cell>
              <table:table-cell office:value-type="float" office:value="0.0592592592592593">
                <text:p>0.0592592592592593</text:p>
              </table:table-cell>
            </table:table-row>
            <table:table-row>
              <table:table-cell office:value-type="string">
                <text:p>[3775, 3910]</text:p>
              </table:table-cell>
              <table:table-cell office:value-type="float" office:value="0.0222222222222222">
                <text:p>0.0222222222222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0310192108154pt" style:font-size-asian="8.90310192108154pt" style:font-size-complex="8.90310192108154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78cm" svg:height="7.288cm" xlink:href=".." xlink:type="simple" chart:class="chart:bar" chart:style-name="ch1">
        <chart:plot-area chart:style-name="ch2" table:cell-range-address="Hoja1.J323:Hoja1.J329 Hoja1.M323:Hoja1.M329" chart:data-source-has-labels="column" svg:x="1.191cm" svg:y="0.145cm" svg:width="10.692cm" svg:height="6.99cm">
          <chartooo:coordinate-region svg:x="1.763cm" svg:y="0.294cm" svg:width="10.12cm" svg:height="6.295cm"/>
          <chart:axis chart:dimension="x" chart:name="primary-x" chart:style-name="ch3">
            <chart:categories table:cell-range-address="Hoja1.J323:Hoja1.J329"/>
          </chart:axis>
          <chart:axis chart:dimension="y" chart:name="primary-y" chart:style-name="ch4">
            <chart:title svg:x="0.245cm" svg:y="4.533cm" chart:style-name="ch5">
              <text:p>Histograma freq absoluta</text:p>
            </chart:title>
            <chart:grid chart:style-name="ch6" chart:class="major"/>
          </chart:axis>
          <chart:series chart:style-name="ch7" chart:values-cell-range-address="Hoja1.M323:Hoja1.M32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[0, 5)</text:p>
                <draw:g>
                  <svg:desc>Hoja1.J323:Hoja1.J329</svg:desc>
                </draw:g>
              </table:table-cell>
              <table:table-cell office:value-type="float" office:value="2.4">
                <text:p>2.4</text:p>
                <draw:g>
                  <svg:desc>Hoja1.M323:Hoja1.M329</svg:desc>
                </draw:g>
              </table:table-cell>
            </table:table-row>
            <table:table-row>
              <table:table-cell office:value-type="string">
                <text:p>[5, 13)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[13, 20)</text:p>
              </table:table-cell>
              <table:table-cell office:value-type="float" office:value="30.2857142857143">
                <text:p>30.2857142857143</text:p>
              </table:table-cell>
            </table:table-row>
            <table:table-row>
              <table:table-cell office:value-type="string">
                <text:p>[20, 30)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[30, 50)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[50, 100)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[100, 250)</text:p>
              </table:table-cell>
              <table:table-cell office:value-type="float" office:value="0.0133333333333333">
                <text:p>0.0133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0132856369019pt" style:font-size-asian="13.0132856369019pt" style:font-size-complex="13.0132856369019pt"/>
    </style:style>
    <style:style style:name="ch3" style:family="chart">
      <style:graphic-properties draw:stroke="none" svg:stroke-color="#b3b3b3" draw:fill="none" draw:fill-color="#e6e6e6"/>
      <style:text-properties fo:font-size="8.00817584991455pt" style:font-size-asian="8.00817584991455pt" style:font-size-complex="8.00817584991455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8.063cm" svg:height="7.82cm" xlink:href=".." xlink:type="simple" chart:class="chart:circle" chart:style-name="ch1">
        <chart:title svg:x="2.756cm" svg:y="0.157cm" chart:style-name="ch2">
          <text:p>Preus</text:p>
        </chart:title>
        <chart:legend chart:legend-position="end" svg:x="6.34cm" svg:y="1.896cm" chart:style-name="ch3"/>
        <chart:plot-area chart:style-name="ch4" table:cell-range-address="Hoja1.G418:Hoja1.G425 Hoja1.M418:Hoja1.M425" chart:data-source-has-labels="column" svg:x="0.161cm" svg:y="1.179cm" svg:width="6.018cm" svg:height="6.019cm">
          <chartooo:coordinate-region svg:x="0.161cm" svg:y="1.18cm" svg:width="6.018cm" svg:height="6.018cm"/>
          <chart:axis chart:dimension="x" chart:name="primary-x" chart:style-name="ch5">
            <chart:categories table:cell-range-address="Hoja1.G418:Hoja1.G4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418:Hoja1.M4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24-34</text:p>
                <draw:g>
                  <svg:desc>Hoja1.G418:Hoja1.G425</svg:desc>
                </draw:g>
              </table:table-cell>
              <table:table-cell office:value-type="float" office:value="20">
                <text:p>20</text:p>
                <draw:g>
                  <svg:desc>Hoja1.M418:Hoja1.M425</svg:desc>
                </draw:g>
              </table:table-cell>
            </table:table-row>
            <table:table-row>
              <table:table-cell office:value-type="string">
                <text:p>34-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-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-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-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-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-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-104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889360427856pt" style:font-size-asian="12.8889360427856pt" style:font-size-complex="12.8889360427856pt"/>
    </style:style>
    <style:style style:name="ch3" style:family="chart">
      <style:graphic-properties draw:stroke="none" svg:stroke-color="#b3b3b3" draw:fill="none" draw:fill-color="#e6e6e6"/>
      <style:text-properties fo:font-size="7.93165302276611pt" style:font-size-asian="7.93165302276611pt" style:font-size-complex="7.93165302276611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cm" svg:height="6.541cm" xlink:href=".." xlink:type="simple" chart:class="chart:circle" chart:style-name="ch1">
        <chart:title svg:x="2.92cm" svg:y="0.134cm" chart:style-name="ch2">
          <text:p>Pesos (Kg)</text:p>
        </chart:title>
        <chart:legend chart:legend-position="end" svg:x="5.974cm" svg:y="1.784cm" chart:style-name="ch3"/>
        <chart:plot-area chart:style-name="ch4" table:cell-range-address="Hoja1.A685:Hoja1.A691 Hoja1.E685:Hoja1.E691" chart:data-source-has-labels="column" svg:x="0.214cm" svg:y="0.731cm" svg:width="5.545cm" svg:height="5.546cm">
          <chartooo:coordinate-region svg:x="0.214cm" svg:y="0.732cm" svg:width="5.545cm" svg:height="5.545cm"/>
          <chart:axis chart:dimension="x" chart:name="primary-x" chart:style-name="ch5">
            <chart:categories table:cell-range-address="Hoja1.A685:Hoja1.A6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685:Hoja1.E69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0</text:p>
                <draw:g>
                  <svg:desc>Hoja1.A685:Hoja1.A691</svg:desc>
                </draw:g>
              </table:table-cell>
              <table:table-cell office:value-type="float" office:value="13">
                <text:p>13</text:p>
                <draw:g>
                  <svg:desc>Hoja1.E685:Hoja1.E691</svg:desc>
                </draw:g>
              </table:table-cell>
            </table:table-row>
            <table:table-row>
              <table:table-cell office:value-type="string">
                <text:p>0,50-0,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,55-0,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,60-0,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,65-0,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70-0,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75-0,8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51425933838pt" style:font-size-asian="12.8551425933838pt" style:font-size-complex="12.8551425933838pt"/>
    </style:style>
    <style:style style:name="ch3" style:family="chart">
      <style:graphic-properties draw:stroke="none" svg:stroke-color="#b3b3b3" draw:fill="none" draw:fill-color="#e6e6e6"/>
      <style:text-properties fo:font-size="7.91085720062256pt" style:font-size-asian="7.91085720062256pt" style:font-size-complex="7.91085720062256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6.472cm" xlink:href=".." xlink:type="simple" chart:class="chart:circle" chart:style-name="ch1">
        <chart:title svg:x="2.919cm" svg:y="0.132cm" chart:style-name="ch2">
          <text:p>Pesos (Kg)</text:p>
        </chart:title>
        <chart:legend chart:legend-position="end" svg:x="5.63cm" svg:y="0.977cm" chart:style-name="ch3"/>
        <chart:plot-area chart:style-name="ch4" table:cell-range-address="Hoja1.A864:Hoja1.A874 Hoja1.E864:Hoja1.E874" chart:data-source-has-labels="column" svg:x="0.16cm" svg:y="0.812cm" svg:width="5.31cm" svg:height="5.311cm">
          <chartooo:coordinate-region svg:x="0.16cm" svg:y="0.813cm" svg:width="5.31cm" svg:height="5.31cm"/>
          <chart:axis chart:dimension="x" chart:name="primary-x" chart:style-name="ch5">
            <chart:categories table:cell-range-address="Hoja1.A864:Hoja1.A8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864:Hoja1.E87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2</text:p>
                <draw:g>
                  <svg:desc>Hoja1.A864:Hoja1.A874</svg:desc>
                </draw:g>
              </table:table-cell>
              <table:table-cell office:value-type="float" office:value="2">
                <text:p>2</text:p>
                <draw:g>
                  <svg:desc>Hoja1.E864:Hoja1.E874</svg:desc>
                </draw:g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80-0,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87-0,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,94-1,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,01-1,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,08-1,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s de 1,1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